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2.54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6cm"/>
    </style:style>
    <style:style style:name="co18" style:family="table-column">
      <style:table-column-properties fo:break-before="auto" style:column-width="1.334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76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60"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8" style:family="table-cell" style:parent-style-name="Default" style:data-style-name="N2">
      <style:text-properties style:font-name="Ari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3" style:family="table-cell" style:parent-style-name="Default" style:data-style-name="N4">
      <style:text-properties style:font-name="Arial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58" style:family="table-cell" style:parent-style-name="Default" style:data-style-name="N60">
      <style:table-cell-properties fo:wrap-option="wrap"/>
      <style:text-properties style:font-name="Arial" fo:font-size="10pt" style:font-size-asian="10pt" style:font-size-complex="10pt"/>
    </style:style>
    <style:style style:name="ce59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69" style:family="table-cell" style:parent-style-name="Default" style:data-style-name="N150">
      <style:text-properties style:font-name="Arial"/>
    </style:style>
    <style:style style:name="ce37" style:family="table-cell" style:parent-style-name="Default" style:data-style-name="N60">
      <style:text-properties style:font-name="Arial" fo:font-size="10pt" style:font-size-asian="10pt" style:font-size-complex="10pt"/>
    </style:style>
    <style:style style:name="ce38" style:family="table-cell" style:parent-style-name="Default" style:data-style-name="N151">
      <style:text-properties style:font-name="Arial" fo:font-size="10pt" fo:font-weight="bold" style:font-size-asian="10pt" style:font-size-complex="10pt"/>
    </style:style>
    <style:style style:name="ce39" style:family="table-cell" style:parent-style-name="Default" style:data-style-name="N150">
      <style:text-properties style:font-name="Arial" fo:font-size="10pt" fo:font-weight="bold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Default">
      <style:text-properties style:font-name="Arial" fo:font-size="10pt" fo:font-weight="bold" style:font-size-asian="10pt" style:font-size-complex="10pt"/>
    </style:style>
    <style:style style:name="ce43" style:family="table-cell" style:parent-style-name="Default" style:data-style-name="N36">
      <style:text-properties style:font-name="Arial" fo:font-size="10pt" style:font-size-asian="10pt" style:font-size-complex="10pt"/>
    </style:style>
    <style:style style:name="ce44" style:family="table-cell" style:parent-style-name="Default" style:data-style-name="N60">
      <style:text-properties style:font-name="Arial" fo:font-size="10pt" fo:font-weight="bold" style:font-size-asian="10pt" style:font-size-complex="10pt"/>
    </style:style>
    <style:style style:name="ce45" style:family="table-cell" style:parent-style-name="Default" style:data-style-name="N150">
      <style:text-properties style:font-name="Arial" fo:font-size="10pt" style:font-size-asian="10pt" style:font-size-complex="10pt" style:language-complex="zxx" style:country-complex="none"/>
    </style:style>
    <style:style style:name="ce46" style:family="table-cell" style:parent-style-name="Default" style:data-style-name="N150"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fo:font-weight="bold" style:font-size-asian="10pt" style:font-size-complex="10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4" style:family="table-cell" style:parent-style-name="Default" style:data-style-name="N151"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 style:data-style-name="N61">
      <style:text-properties style:font-name="Arial" fo:font-size="10pt" style:font-size-asian="10pt" style:font-size-complex="10pt"/>
    </style:style>
    <style:style style:name="ce76" style:family="table-cell" style:parent-style-name="Default" style:data-style-name="N60">
      <style:table-cell-properties fo:wrap-option="no-wrap"/>
      <style:text-properties style:font-name="Arial" fo:font-size="10pt" style:font-size-asian="10pt" style:font-size-complex="10pt"/>
    </style:style>
    <style:style style:name="ce62" style:family="table-cell" style:parent-style-name="Default" style:data-style-name="N151">
      <style:text-properties style:font-name="Arial" fo:font-weight="bold"/>
    </style:style>
    <style:style style:name="ce63" style:family="table-cell" style:parent-style-name="Default" style:data-style-name="N150">
      <style:text-properties style:font-name="Arial" fo:font-weight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65" style:family="table-cell" style:parent-style-name="Default">
      <style:text-properties style:font-name="Arial" fo:font-weight="bold"/>
    </style:style>
    <style:style style:name="ce66" style:family="table-cell" style:parent-style-name="Default" style:data-style-name="N36">
      <style:text-properties style:font-name="Arial"/>
    </style:style>
    <style:style style:name="ce67" style:family="table-cell" style:parent-style-name="Default" style:data-style-name="N60">
      <style:text-properties style:font-name="Arial" fo:font-weight="bold"/>
    </style:style>
    <style:style style:name="ce68" style:family="table-cell" style:parent-style-name="Default" style:data-style-name="N150">
      <style:text-properties style:font-name="Arial" style:font-size-asian="6.80000019073486pt" style:language-complex="zxx" style:country-complex="non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weight="bold"/>
    </style:style>
    <style:style style:name="ce71" style:family="table-cell" style:parent-style-name="Default" style:data-style-name="N151">
      <style:text-properties style:font-name="Ari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3" style:family="table-cell" style:parent-style-name="Default" style:data-style-name="N60">
      <style:table-cell-properties fo:wrap-option="wrap"/>
      <style:text-properties style:font-name="Arial"/>
    </style:style>
    <style:style style:name="ce75" style:family="table-cell" style:parent-style-name="Default" style:data-style-name="N61">
      <style:text-properties style:font-name="Arial"/>
    </style:style>
    <style:style style:name="ce91" style:family="table-cell" style:parent-style-name="Default" style:data-style-name="N60">
      <style:text-properties style:font-name="Arial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94" style:family="table-cell" style:parent-style-name="Default" style:data-style-name="N2">
      <style:text-properties style:font-name="Arial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96" style:family="table-cell" style:parent-style-name="Default"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0">
      <style:text-properties style:font-name="Arial"/>
    </style:style>
    <style:style style:name="ce98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4">
      <style:text-properties style:font-name="Arial"/>
    </style:style>
    <style:style style:name="ce1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/>
    </style:style>
    <style:style style:name="ce102" style:family="table-cell" style:parent-style-name="Default"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04" style:family="table-cell" style:parent-style-name="Default" style:data-style-name="N60">
      <style:table-cell-properties fo:wrap-option="wrap"/>
      <style:text-properties style:font-name="Arial" fo:font-size="10pt" style:font-size-asian="10pt" style:font-size-complex="10pt"/>
    </style:style>
    <style:style style:name="ce105" style:family="table-cell" style:parent-style-name="Default" style:data-style-name="N150">
      <style:text-properties style:font-name="Arial"/>
    </style:style>
    <style:style style:name="ce10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107" style:family="table-cell" style:parent-style-name="Default" style:data-style-name="N60">
      <style:text-properties style:font-name="Arial" fo:font-size="10pt" style:font-size-asian="10pt" style:font-size-complex="10pt"/>
    </style:style>
    <style:style style:name="ce108" style:family="table-cell" style:parent-style-name="Default" style:data-style-name="N151">
      <style:text-properties style:font-name="Arial" fo:font-size="10pt" fo:font-weight="bold" style:font-size-asian="10pt" style:font-size-complex="10pt"/>
    </style:style>
    <style:style style:name="ce109" style:family="table-cell" style:parent-style-name="Default" style:data-style-name="N150">
      <style:text-properties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 fo:font-weight="bold" style:font-size-asian="10pt" style:font-size-complex="10pt"/>
    </style:style>
    <style:style style:name="ce112" style:family="table-cell" style:parent-style-name="Default" style:data-style-name="N36">
      <style:text-properties style:font-name="Arial" fo:font-size="10pt" style:font-size-asian="10pt" style:font-size-complex="10pt"/>
    </style:style>
    <style:style style:name="ce113" style:family="table-cell" style:parent-style-name="Default" style:data-style-name="N60">
      <style:text-properties style:font-name="Arial" fo:font-size="10pt" fo:font-weight="bold" style:font-size-asian="10pt" style:font-size-complex="10pt"/>
    </style:style>
    <style:style style:name="ce114" style:family="table-cell" style:parent-style-name="Default" style:data-style-name="N150">
      <style:text-properties style:font-name="Arial" fo:font-size="10pt" style:font-size-asian="10pt" style:font-size-complex="10pt" style:language-complex="zxx" style:country-complex="none"/>
    </style:style>
    <style:style style:name="ce115" style:family="table-cell" style:parent-style-name="Default" style:data-style-name="N150"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9" style:family="table-cell" style:parent-style-name="Default" style:data-style-name="N151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2" style:family="table-cell" style:parent-style-name="Default" style:data-style-name="N60">
      <style:table-cell-properties fo:wrap-option="no-wrap"/>
      <style:text-properties style:font-name="Arial" fo:font-size="10pt" style:font-size-asian="10pt" style:font-size-complex="10pt"/>
    </style:style>
    <style:style style:name="ce123" style:family="table-cell" style:parent-style-name="Default" style:data-style-name="N61">
      <style:text-properties style:font-name="Arial" fo:font-size="10pt" style:font-size-asian="10pt" style:font-size-complex="10pt"/>
    </style:style>
    <style:style style:name="ce124" style:family="table-cell" style:parent-style-name="Default" style:data-style-name="N151">
      <style:text-properties style:font-name="Arial" fo:font-weight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26" style:family="table-cell" style:parent-style-name="Default">
      <style:text-properties style:font-name="Arial" fo:font-weight="bold"/>
    </style:style>
    <style:style style:name="ce127" style:family="table-cell" style:parent-style-name="Default" style:data-style-name="N36">
      <style:text-properties style:font-name="Arial"/>
    </style:style>
    <style:style style:name="ce128" style:family="table-cell" style:parent-style-name="Default" style:data-style-name="N60">
      <style:text-properties style:font-name="Arial" fo:font-weight="bold"/>
    </style:style>
    <style:style style:name="ce129" style:family="table-cell" style:parent-style-name="Default" style:data-style-name="N150">
      <style:text-properties style:font-name="Arial" fo:font-weight="bold"/>
    </style:style>
    <style:style style:name="ce130" style:family="table-cell" style:parent-style-name="Default" style:data-style-name="N150">
      <style:text-properties style:font-name="Arial" style:font-size-asian="6.80000019073486pt" style:language-complex="zxx" style:country-complex="none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Arial" fo:font-weight="bold"/>
    </style:style>
    <style:style style:name="ce132" style:family="table-cell" style:parent-style-name="Default" style:data-style-name="N151">
      <style:text-properties style:font-name="Ari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4" style:family="table-cell" style:parent-style-name="Default" style:data-style-name="N60">
      <style:table-cell-properties fo:wrap-option="wrap"/>
      <style:text-properties style:font-name="Arial"/>
    </style:style>
    <style:style style:name="ce135" style:family="table-cell" style:parent-style-name="Default" style:data-style-name="N61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init" table:style-name="ta1" table:print="false">
        <office:forms form:automatic-focus="false" form:apply-design-mode="false"/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2" table:number-columns-repeated="251" table:default-cell-style-name="ce92"/>
        <table:table-column table:style-name="co6" table:number-columns-repeated="768" table:default-cell-style-name="ce92"/>
        <table:table-row table:style-name="ro1">
          <table:table-cell table:style-name="ce91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3"/>
          <table:table-cell table:style-name="ce104" table:number-columns-repeated="4"/>
          <table:table-cell table:style-name="ce106"/>
          <table:table-cell table:style-name="ce104" table:number-columns-repeated="5"/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cances au 01.01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91"/>
          <table:table-cell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91" office:value-type="time" office:time-value="PT05H27M00S" calcext:value-type="time">
            <text:p>05:27</text:p>
          </table:table-cell>
          <table:table-cell office:value-type="string" calcext:value-type="string">
            <text:p>balance au 01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rf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a</text:p>
          </table:table-cell>
          <table:table-cell office:value-type="string" calcext:value-type="string">
            <text:p>prénom</text:p>
          </table:table-cell>
          <table:table-cell table:style-name="ce99" table:number-columns-repeated="2"/>
          <table:table-cell table:number-columns-repeated="3"/>
          <table:table-cell table:style-name="ce102"/>
          <table:table-cell table:number-columns-repeated="1016"/>
        </table:table-row>
        <table:table-row table:style-name="ro1">
          <table:table-cell table:number-columns-repeated="2"/>
          <table:table-cell table:style-name="ce99" table:number-columns-repeated="2"/>
          <table:table-cell table:number-columns-repeated="11"/>
          <table:table-cell table:style-name="ce103"/>
          <table:table-cell table:style-name="ce105" table:number-columns-repeated="10"/>
          <table:table-cell table:number-columns-repeated="998"/>
        </table:table-row>
        <table:table-row table:style-name="ro1">
          <table:table-cell table:style-name="ce93" table:number-columns-repeated="2"/>
          <table:table-cell table:style-name="ce100" table:number-columns-repeated="2"/>
          <table:table-cell table:number-columns-repeated="1020"/>
        </table:table-row>
        <table:table-row table:style-name="ro1" table:number-rows-repeated="4">
          <table:table-cell table:style-name="ce94" table:number-columns-repeated="2"/>
          <table:table-cell table:style-name="ce99" table:number-columns-repeated="2"/>
          <table:table-cell table:number-columns-repeated="1020"/>
        </table:table-row>
        <table:table-row table:style-name="ro1">
          <table:table-cell table:style-name="ce95"/>
          <table:table-cell table:style-name="ce94"/>
          <table:table-cell table:style-name="ce9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99" table:number-columns-repeated="2"/>
          <table:table-cell table:number-columns-repeated="1020"/>
        </table:table-row>
        <table:table-row table:style-name="ro1">
          <table:table-cell table:style-name="ce9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3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1023"/>
        </table:table-row>
        <table:table-row table:style-name="ro1">
          <table:table-cell table:style-name="ce9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9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3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5497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vier" table:style-name="ta1" table:print-ranges="janvier.A1:janvier.O39">
        <table:table-column table:style-name="co7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5" table:default-cell-style-name="ce102"/>
        <table:table-column table:style-name="co8" table:number-columns-repeated="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7"/>
        <table:table-column table:style-name="co12" table:number-columns-repeated="10" table:default-cell-style-name="ce107"/>
        <table:table-column table:style-name="co12" table:default-cell-style-name="ce102"/>
        <table:table-column table:style-name="co2" table:number-columns-repeated="229" table:default-cell-style-name="ce102"/>
        <table:table-column table:style-name="co6" table:number-columns-repeated="768" table:default-cell-style-name="ce102"/>
        <table:table-row table:style-name="ro1">
          <table:table-cell table:style-name="ce107" table:formula="of:=[ini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107"/>
          <table:table-cell/>
          <table:table-cell table:style-name="ce116" table:number-columns-repeated="9"/>
          <table:table-cell table:number-columns-repeated="2"/>
          <table:table-cell table:style-name="ce122" table:number-columns-repeated="12"/>
          <table:table-cell table:number-columns-repeated="997"/>
        </table:table-row>
        <table:table-row table:style-name="ro1">
          <table:table-cell table:style-name="ce108" table:formula="of:=[ini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107"/>
          <table:table-cell/>
          <table:table-cell table:style-name="ce116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office:value-type="string" calcext:value-type="string">
            <text:p>nb heures payées</text:p>
          </table:table-cell>
          <table:table-cell table:style-name="ce107"/>
          <table:table-cell/>
          <table:table-cell table:style-name="ce116" table:number-columns-repeated="9"/>
          <table:table-cell table:number-columns-repeated="1011"/>
        </table:table-row>
        <table:table-row table:style-name="ro1">
          <table:table-cell table:style-name="ce109" table:formula="of:=[init.A4]-[.A3]+[.D8]" office:value-type="time" office:time-value="PT25H22M00S" calcext:value-type="time">
            <text:p>25:22</text:p>
          </table:table-cell>
          <table:table-cell office:value-type="string" calcext:value-type="string">
            <text:p>solde balance</text:p>
          </table:table-cell>
          <table:table-cell table:style-name="ce107"/>
          <table:table-cell/>
          <table:table-cell table:style-name="ce116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7"/>
          <table:table-cell/>
          <table:table-cell table:style-name="ce116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07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16" office:value-type="string" calcext:value-type="string">
            <text:p>Solde</text:p>
          </table:table-cell>
          <table:table-cell table:style-name="ce116" office:value-type="string" calcext:value-type="string">
            <text:p>Entrée</text:p>
          </table:table-cell>
          <table:table-cell table:style-name="ce116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16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16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16" office:value-type="string" calcext:value-type="string">
            <text:p>Sortie</text:p>
          </table:table-cell>
          <table:table-cell table:style-name="ce118" office:value-type="string" calcext:value-type="string">
            <text:p>Vacances</text:p>
          </table:table-cell>
          <table:table-cell table:style-name="ce120" office:value-type="string" calcext:value-type="string">
            <text:p>Remarque</text:p>
          </table:table-cell>
          <table:table-cell table:number-columns-repeated="2"/>
          <table:table-cell table:style-name="ce109"/>
          <table:table-cell table:number-columns-repeated="1006"/>
        </table:table-row>
        <table:table-row table:style-name="ro1">
          <table:table-cell table:style-name="ce103" office:value-type="string" calcext:value-type="string">
            <text:p>total</text:p>
          </table:table-cell>
          <table:table-cell table:style-name="ce111"/>
          <table:table-cell table:style-name="ce113"/>
          <table:table-cell table:style-name="ce109" table:formula="of:=SUM([.D9:.D39])" office:value-type="time" office:time-value="PT19H55M00S" calcext:value-type="time">
            <text:p>19:55</text:p>
          </table:table-cell>
          <table:table-cell table:style-name="ce117" table:number-columns-repeated="9"/>
          <table:table-cell table:style-name="ce108" table:formula="of:=SUM([.N9:.N39])" office:value-type="float" office:value="0" calcext:value-type="float">
            <text:p>0.0</text:p>
          </table:table-cell>
          <table:table-cell table:style-name="ce111"/>
          <table:table-cell/>
          <table:table-cell table:style-name="ce109" table:number-columns-repeated="10"/>
          <table:table-cell table:style-name="ce111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mercredi" calcext:value-type="string">
            <text:p>mercredi</text:p>
          </table:table-cell>
          <table:table-cell table:style-name="ce112" office:value-type="date" office:date-value="2025-01-01" calcext:value-type="date">
            <text:p>01.01.2025</text:p>
          </table:table-cell>
          <table:table-cell table:style-name="ce107" office:value-type="time" office:time-value="PT00H00M00S" calcext:value-type="time">
            <text:p>00:00</text:p>
          </table:table-cell>
          <table:table-cell table:style-name="ce114" table:formula="of:=IF(NOW()&lt;[.B9];0;[.E9]-[.C9])" office:value-type="time" office:time-value="PT00H00M00S" calcext:value-type="time">
            <text:p>00:00</text:p>
          </table:table-cell>
          <table:table-cell table:style-name="ce107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style-name="ce121" office:value-type="string" calcext:value-type="string">
            <text:p>férié</text:p>
          </table:table-cell>
          <table:table-cell table:number-columns-repeated="1009"/>
        </table:table-row>
        <table:table-row table:style-name="ro1">
          <table:table-cell table:style-name="ce110" table:formula="of:=TEXT([.B10];&quot;jjjj&quot;)" office:value-type="string" office:string-value="jeudi" calcext:value-type="string">
            <text:p>jeudi</text:p>
          </table:table-cell>
          <table:table-cell table:style-name="ce112" table:formula="of:=[.B9]+1" office:value-type="date" office:date-value="2025-01-02" calcext:value-type="date">
            <text:p>02.01.2025</text:p>
          </table:table-cell>
          <table:table-cell table:style-name="ce107" office:value-type="time" office:time-value="PT00H00M00S" calcext:value-type="time">
            <text:p>00:00</text:p>
          </table:table-cell>
          <table:table-cell table:style-name="ce114" table:formula="of:=IF(NOW()&lt;[.B10];0;[.E10]-[.C10])" office:value-type="time" office:time-value="PT00H00M00S" calcext:value-type="time">
            <text:p>00:00</text:p>
          </table:table-cell>
          <table:table-cell table:style-name="ce107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style-name="ce121" office:value-type="string" calcext:value-type="string">
            <text:p>férié</text:p>
          </table:table-cell>
          <table:table-cell table:number-columns-repeated="1009"/>
        </table:table-row>
        <table:table-row table:style-name="ro1">
          <table:table-cell table:style-name="ce110" table:formula="of:=TEXT([.B11];&quot;jjjj&quot;)" office:value-type="string" office:string-value="vendredi" calcext:value-type="string">
            <text:p>vendredi</text:p>
          </table:table-cell>
          <table:table-cell table:style-name="ce112" table:formula="of:=[.B10]+1" office:value-type="date" office:date-value="2025-01-03" calcext:value-type="date">
            <text:p>03.01.2025</text:p>
          </table:table-cell>
          <table:table-cell table:style-name="ce107" office:value-type="time" office:time-value="PT00H00M00S" calcext:value-type="time">
            <text:p>00:00</text:p>
          </table:table-cell>
          <table:table-cell table:style-name="ce114" table:formula="of:=IF(NOW()&lt;[.B11];0;[.E11]-[.C11])" office:value-type="time" office:time-value="PT00H00M00S" calcext:value-type="time">
            <text:p>00:00</text:p>
          </table:table-cell>
          <table:table-cell table:style-name="ce107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style-name="ce121" office:value-type="string" calcext:value-type="string">
            <text:p>férié</text:p>
          </table:table-cell>
          <table:table-cell table:number-columns-repeated="1009"/>
        </table:table-row>
        <table:table-row table:style-name="ro1">
          <table:table-cell table:style-name="ce110" table:formula="of:=TEXT([.B12];&quot;jjjj&quot;)" office:value-type="string" office:string-value="samedi" calcext:value-type="string">
            <text:p>samedi</text:p>
          </table:table-cell>
          <table:table-cell table:style-name="ce112" table:formula="of:=[.B11]+1" office:value-type="date" office:date-value="2025-01-04" calcext:value-type="date">
            <text:p>04.01.2025</text:p>
          </table:table-cell>
          <table:table-cell table:style-name="ce107" table:formula="of:=IF(OR(WEEKDAY([.B12])=1;WEEKDAY([.B12])=7);0;[.$A$1])" office:value-type="time" office:time-value="PT00H00M00S" calcext:value-type="time">
            <text:p>00:00</text:p>
          </table:table-cell>
          <table:table-cell table:style-name="ce114" table:formula="of:=IF(NOW()&lt;[.B12];0;[.E12]-[.C12])" office:value-type="time" office:time-value="PT00H00M00S" calcext:value-type="time">
            <text:p>00:00</text:p>
          </table:table-cell>
          <table:table-cell table:style-name="ce107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dimanche" calcext:value-type="string">
            <text:p>dimanche</text:p>
          </table:table-cell>
          <table:table-cell table:style-name="ce112" table:formula="of:=[.B12]+1" office:value-type="date" office:date-value="2025-01-05" calcext:value-type="date">
            <text:p>05.01.2025</text:p>
          </table:table-cell>
          <table:table-cell table:style-name="ce107" table:formula="of:=IF(OR(WEEKDAY([.B13])=1;WEEKDAY([.B13])=7);0;[.$A$1])" office:value-type="time" office:time-value="PT00H00M00S" calcext:value-type="time">
            <text:p>00:00</text:p>
          </table:table-cell>
          <table:table-cell table:style-name="ce114" table:formula="of:=IF(NOW()&lt;[.B13];0;[.E13]-[.C13])" office:value-type="time" office:time-value="PT04H20M00S" calcext:value-type="time">
            <text:p>04:20</text:p>
          </table:table-cell>
          <table:table-cell table:style-name="ce107" table:formula="of:=[.G13]-[.F13]+[.I13]-[.H13]+[.K13]-[.J13]+[.M13]-[.L13]+[.N13]*[.$A$1]" office:value-type="time" office:time-value="PT04H20M00S" calcext:value-type="time">
            <text:p>04:20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07" office:value-type="time" office:time-value="PT21H20M00S" calcext:value-type="time">
            <text:p>21:20</text:p>
          </table:table-cell>
          <table:table-cell table:style-name="ce107" table:number-columns-repeated="6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lundi" calcext:value-type="string">
            <text:p>lundi</text:p>
          </table:table-cell>
          <table:table-cell table:style-name="ce112" table:formula="of:=[.B13]+1" office:value-type="date" office:date-value="2025-01-06" calcext:value-type="date">
            <text:p>06.01.2025</text:p>
          </table:table-cell>
          <table:table-cell table:style-name="ce107" table:formula="of:=IF(OR(WEEKDAY([.B14])=1;WEEKDAY([.B14])=7);0;[.$A$1])" office:value-type="time" office:time-value="PT08H17M00S" calcext:value-type="time">
            <text:p>08:17</text:p>
          </table:table-cell>
          <table:table-cell table:style-name="ce114" table:formula="of:=IF(NOW()&lt;[.B14];0;[.E14]-[.C14])" office:value-type="time" office:time-value="PT01H03M00S" calcext:value-type="time">
            <text:p>01:03</text:p>
          </table:table-cell>
          <table:table-cell table:style-name="ce107" table:formula="of:=[.G14]-[.F14]+[.I14]-[.H14]+[.K14]-[.J14]+[.M14]-[.L14]+[.N14]*[.$A$1]" office:value-type="time" office:time-value="PT09H20M00S" calcext:value-type="time">
            <text:p>09:2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30M00S" calcext:value-type="time">
            <text:p>12:3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0H30M00S" calcext:value-type="time">
            <text:p>20:3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2"/>
          <table:table-cell table:style-name="ce123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mardi" calcext:value-type="string">
            <text:p>mardi</text:p>
          </table:table-cell>
          <table:table-cell table:style-name="ce112" table:formula="of:=[.B14]+1" office:value-type="date" office:date-value="2025-01-07" calcext:value-type="date">
            <text:p>07.01.2025</text:p>
          </table:table-cell>
          <table:table-cell table:style-name="ce107" table:formula="of:=IF(OR(WEEKDAY([.B15])=1;WEEKDAY([.B15])=7);0;[.$A$1])" office:value-type="time" office:time-value="PT08H17M00S" calcext:value-type="time">
            <text:p>08:17</text:p>
          </table:table-cell>
          <table:table-cell table:style-name="ce114" table:formula="of:=IF(NOW()&lt;[.B15];0;[.E15]-[.C15])" office:value-type="time" office:time-value="PT02H08M00S" calcext:value-type="time">
            <text:p>02:08</text:p>
          </table:table-cell>
          <table:table-cell table:style-name="ce107" table:formula="of:=[.G15]-[.F15]+[.I15]-[.H15]+[.K15]-[.J15]+[.M15]-[.L15]+[.N15]*[.$A$1]" office:value-type="time" office:time-value="PT10H25M00S" calcext:value-type="time">
            <text:p>10:25</text:p>
          </table:table-cell>
          <table:table-cell table:style-name="ce107" office:value-type="time" office:time-value="PT09H15M00S" calcext:value-type="time">
            <text:p>09:15</text:p>
          </table:table-cell>
          <table:table-cell table:style-name="ce107" office:value-type="time" office:time-value="PT12H25M00S" calcext:value-type="time">
            <text:p>12:25</text:p>
          </table:table-cell>
          <table:table-cell table:style-name="ce107" office:value-type="time" office:time-value="PT14H15M00S" calcext:value-type="time">
            <text:p>14:15</text:p>
          </table:table-cell>
          <table:table-cell table:style-name="ce107" office:value-type="time" office:time-value="PT21H30M00S" calcext:value-type="time">
            <text:p>21:3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mercredi" calcext:value-type="string">
            <text:p>mercredi</text:p>
          </table:table-cell>
          <table:table-cell table:style-name="ce112" table:formula="of:=[.B15]+1" office:value-type="date" office:date-value="2025-01-08" calcext:value-type="date">
            <text:p>08.01.2025</text:p>
          </table:table-cell>
          <table:table-cell table:style-name="ce107" table:formula="of:=IF(OR(WEEKDAY([.B16])=1;WEEKDAY([.B16])=7);0;[.$A$1])" office:value-type="time" office:time-value="PT08H17M00S" calcext:value-type="time">
            <text:p>08:17</text:p>
          </table:table-cell>
          <table:table-cell table:style-name="ce114" table:formula="of:=IF(NOW()&lt;[.B16];0;[.E16]-[.C16])" office:value-type="time" office:time-value="PT01H43M00S" calcext:value-type="time">
            <text:p>01:43</text:p>
          </table:table-cell>
          <table:table-cell table:style-name="ce107" table:formula="of:=[.G16]-[.F16]+[.I16]-[.H16]+[.K16]-[.J16]+[.M16]-[.L16]+[.N16]*[.$A$1]" office:value-type="time" office:time-value="PT10H00M00S" calcext:value-type="time">
            <text:p>10:00</text:p>
          </table:table-cell>
          <table:table-cell table:style-name="ce107" office:value-type="time" office:time-value="PT09H55M00S" calcext:value-type="time">
            <text:p>09:55</text:p>
          </table:table-cell>
          <table:table-cell table:style-name="ce107" office:value-type="time" office:time-value="PT12H45M00S" calcext:value-type="time">
            <text:p>12:45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20M00S" calcext:value-type="time">
            <text:p>21:2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jeudi" calcext:value-type="string">
            <text:p>jeudi</text:p>
          </table:table-cell>
          <table:table-cell table:style-name="ce112" table:formula="of:=[.B16]+1" office:value-type="date" office:date-value="2025-01-09" calcext:value-type="date">
            <text:p>09.01.2025</text:p>
          </table:table-cell>
          <table:table-cell table:style-name="ce107" table:formula="of:=IF(OR(WEEKDAY([.B17])=1;WEEKDAY([.B17])=7);0;[.$A$1])" office:value-type="time" office:time-value="PT08H17M00S" calcext:value-type="time">
            <text:p>08:17</text:p>
          </table:table-cell>
          <table:table-cell table:style-name="ce114" table:formula="of:=IF(NOW()&lt;[.B17];0;[.E17]-[.C17])" office:value-type="time" office:time-value="-PT01H37M00S" calcext:value-type="time">
            <text:p>-01:37</text:p>
          </table:table-cell>
          <table:table-cell table:style-name="ce107" table:formula="of:=[.G17]-[.F17]+[.I17]-[.H17]+[.K17]-[.J17]+[.M17]-[.L17]+[.N17]*[.$A$1]" office:value-type="time" office:time-value="PT06H40M00S" calcext:value-type="time">
            <text:p>06:4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vendredi" calcext:value-type="string">
            <text:p>vendredi</text:p>
          </table:table-cell>
          <table:table-cell table:style-name="ce112" table:formula="of:=[.B17]+1" office:value-type="date" office:date-value="2025-01-10" calcext:value-type="date">
            <text:p>10.01.2025</text:p>
          </table:table-cell>
          <table:table-cell table:style-name="ce107" table:formula="of:=IF(OR(WEEKDAY([.B18])=1;WEEKDAY([.B18])=7);0;[.$A$1])" office:value-type="time" office:time-value="PT08H17M00S" calcext:value-type="time">
            <text:p>08:17</text:p>
          </table:table-cell>
          <table:table-cell table:style-name="ce114" table:formula="of:=IF(NOW()&lt;[.B18];0;[.E18]-[.C18])" office:value-type="time" office:time-value="PT01H33M00S" calcext:value-type="time">
            <text:p>01:33</text:p>
          </table:table-cell>
          <table:table-cell table:style-name="ce107" table:formula="of:=[.G18]-[.F18]+[.I18]-[.H18]+[.K18]-[.J18]+[.M18]-[.L18]+[.N18]*[.$A$1]" office:value-type="time" office:time-value="PT09H50M00S" calcext:value-type="time">
            <text:p>09:5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30M00S" calcext:value-type="time">
            <text:p>12:3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00M00S" calcext:value-type="time">
            <text:p>21:0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samedi" calcext:value-type="string">
            <text:p>samedi</text:p>
          </table:table-cell>
          <table:table-cell table:style-name="ce112" table:formula="of:=[.B18]+1" office:value-type="date" office:date-value="2025-01-11" calcext:value-type="date">
            <text:p>11.01.2025</text:p>
          </table:table-cell>
          <table:table-cell table:style-name="ce107" table:formula="of:=IF(OR(WEEKDAY([.B19])=1;WEEKDAY([.B19])=7);0;[.$A$1])" office:value-type="time" office:time-value="PT00H00M00S" calcext:value-type="time">
            <text:p>00:00</text:p>
          </table:table-cell>
          <table:table-cell table:style-name="ce114" table:formula="of:=IF(NOW()&lt;[.B19];0;[.E19]-[.C19])" office:value-type="time" office:time-value="PT00H00M00S" calcext:value-type="time">
            <text:p>00:00</text:p>
          </table:table-cell>
          <table:table-cell table:style-name="ce107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dimanche" calcext:value-type="string">
            <text:p>dimanche</text:p>
          </table:table-cell>
          <table:table-cell table:style-name="ce112" table:formula="of:=[.B19]+1" office:value-type="date" office:date-value="2025-01-12" calcext:value-type="date">
            <text:p>12.01.2025</text:p>
          </table:table-cell>
          <table:table-cell table:style-name="ce107" table:formula="of:=IF(OR(WEEKDAY([.B20])=1;WEEKDAY([.B20])=7);0;[.$A$1])" office:value-type="time" office:time-value="PT00H00M00S" calcext:value-type="time">
            <text:p>00:00</text:p>
          </table:table-cell>
          <table:table-cell table:style-name="ce114" table:formula="of:=IF(NOW()&lt;[.B20];0;[.E20]-[.C20])" office:value-type="time" office:time-value="PT00H00M00S" calcext:value-type="time">
            <text:p>00:00</text:p>
          </table:table-cell>
          <table:table-cell table:style-name="ce107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lundi" calcext:value-type="string">
            <text:p>lundi</text:p>
          </table:table-cell>
          <table:table-cell table:style-name="ce112" table:formula="of:=[.B20]+1" office:value-type="date" office:date-value="2025-01-13" calcext:value-type="date">
            <text:p>13.01.2025</text:p>
          </table:table-cell>
          <table:table-cell table:style-name="ce107" table:formula="of:=IF(OR(WEEKDAY([.B21])=1;WEEKDAY([.B21])=7);0;[.$A$1])" office:value-type="time" office:time-value="PT08H17M00S" calcext:value-type="time">
            <text:p>08:17</text:p>
          </table:table-cell>
          <table:table-cell table:style-name="ce114" table:formula="of:=IF(NOW()&lt;[.B21];0;[.E21]-[.C21])" office:value-type="time" office:time-value="PT02H23M00S" calcext:value-type="time">
            <text:p>02:23</text:p>
          </table:table-cell>
          <table:table-cell table:style-name="ce107" table:formula="of:=[.G21]-[.F21]+[.I21]-[.H21]+[.K21]-[.J21]+[.M21]-[.L21]+[.N21]*[.$A$1]" office:value-type="time" office:time-value="PT10H40M00S" calcext:value-type="time">
            <text:p>10:4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35M00S" calcext:value-type="time">
            <text:p>12:35</text:p>
          </table:table-cell>
          <table:table-cell table:style-name="ce107" office:value-type="time" office:time-value="PT14H15M00S" calcext:value-type="time">
            <text:p>14:15</text:p>
          </table:table-cell>
          <table:table-cell table:style-name="ce107" office:value-type="time" office:time-value="PT21H50M00S" calcext:value-type="time">
            <text:p>21:5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mardi" calcext:value-type="string">
            <text:p>mardi</text:p>
          </table:table-cell>
          <table:table-cell table:style-name="ce112" table:formula="of:=[.B21]+1" office:value-type="date" office:date-value="2025-01-14" calcext:value-type="date">
            <text:p>14.01.2025</text:p>
          </table:table-cell>
          <table:table-cell table:style-name="ce107" table:formula="of:=IF(OR(WEEKDAY([.B22])=1;WEEKDAY([.B22])=7);0;[.$A$1])" office:value-type="time" office:time-value="PT08H17M00S" calcext:value-type="time">
            <text:p>08:17</text:p>
          </table:table-cell>
          <table:table-cell table:style-name="ce114" table:formula="of:=IF(NOW()&lt;[.B22];0;[.E22]-[.C22])" office:value-type="time" office:time-value="PT02H28M00S" calcext:value-type="time">
            <text:p>02:28</text:p>
          </table:table-cell>
          <table:table-cell table:style-name="ce107" table:formula="of:=[.G22]-[.F22]+[.I22]-[.H22]+[.K22]-[.J22]+[.M22]-[.L22]+[.N22]*[.$A$1]" office:value-type="time" office:time-value="PT10H45M00S" calcext:value-type="time">
            <text:p>10:45</text:p>
          </table:table-cell>
          <table:table-cell table:style-name="ce107" office:value-type="time" office:time-value="PT09H15M00S" calcext:value-type="time">
            <text:p>09:15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50M00S" calcext:value-type="time">
            <text:p>21:5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mercredi" calcext:value-type="string">
            <text:p>mercredi</text:p>
          </table:table-cell>
          <table:table-cell table:style-name="ce112" table:formula="of:=[.B22]+1" office:value-type="date" office:date-value="2025-01-15" calcext:value-type="date">
            <text:p>15.01.2025</text:p>
          </table:table-cell>
          <table:table-cell table:style-name="ce107" table:formula="of:=IF(OR(WEEKDAY([.B23])=1;WEEKDAY([.B23])=7);0;[.$A$1])" office:value-type="time" office:time-value="PT08H17M00S" calcext:value-type="time">
            <text:p>08:17</text:p>
          </table:table-cell>
          <table:table-cell table:style-name="ce114" table:formula="of:=IF(NOW()&lt;[.B23];0;[.E23]-[.C23])" office:value-type="time" office:time-value="PT00H23M00S" calcext:value-type="time">
            <text:p>00:23</text:p>
          </table:table-cell>
          <table:table-cell table:style-name="ce107" table:formula="of:=[.G23]-[.F23]+[.I23]-[.H23]+[.K23]-[.J23]+[.M23]-[.L23]+[.N23]*[.$A$1]" office:value-type="time" office:time-value="PT08H40M00S" calcext:value-type="time">
            <text:p>08:4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30M00S" calcext:value-type="time">
            <text:p>12:3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19H50M00S" calcext:value-type="time">
            <text:p>19:5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jeudi" calcext:value-type="string">
            <text:p>jeudi</text:p>
          </table:table-cell>
          <table:table-cell table:style-name="ce112" table:formula="of:=[.B23]+1" office:value-type="date" office:date-value="2025-01-16" calcext:value-type="date">
            <text:p>16.01.2025</text:p>
          </table:table-cell>
          <table:table-cell table:style-name="ce107" table:formula="of:=IF(OR(WEEKDAY([.B24])=1;WEEKDAY([.B24])=7);0;[.$A$1])" office:value-type="time" office:time-value="PT08H17M00S" calcext:value-type="time">
            <text:p>08:17</text:p>
          </table:table-cell>
          <table:table-cell table:style-name="ce114" table:formula="of:=IF(NOW()&lt;[.B24];0;[.E24]-[.C24])" office:value-type="time" office:time-value="-PT01H47M00S" calcext:value-type="time">
            <text:p>-01:47</text:p>
          </table:table-cell>
          <table:table-cell table:style-name="ce107" table:formula="of:=[.G24]-[.F24]+[.I24]-[.H24]+[.K24]-[.J24]+[.M24]-[.L24]+[.N24]*[.$A$1]" office:value-type="time" office:time-value="PT06H30M00S" calcext:value-type="time">
            <text:p>06:30</text:p>
          </table:table-cell>
          <table:table-cell table:style-name="ce107" office:value-type="time" office:time-value="PT09H45M00S" calcext:value-type="time">
            <text:p>09:45</text:p>
          </table:table-cell>
          <table:table-cell table:style-name="ce107" office:value-type="time" office:time-value="PT12H25M00S" calcext:value-type="time">
            <text:p>12:25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vendredi" calcext:value-type="string">
            <text:p>vendredi</text:p>
          </table:table-cell>
          <table:table-cell table:style-name="ce112" table:formula="of:=[.B24]+1" office:value-type="date" office:date-value="2025-01-17" calcext:value-type="date">
            <text:p>17.01.2025</text:p>
          </table:table-cell>
          <table:table-cell table:style-name="ce107" table:formula="of:=IF(OR(WEEKDAY([.B25])=1;WEEKDAY([.B25])=7);0;[.$A$1])" office:value-type="time" office:time-value="PT08H17M00S" calcext:value-type="time">
            <text:p>08:17</text:p>
          </table:table-cell>
          <table:table-cell table:style-name="ce114" table:formula="of:=IF(NOW()&lt;[.B25];0;[.E25]-[.C25])" office:value-type="time" office:time-value="PT01H33M00S" calcext:value-type="time">
            <text:p>01:33</text:p>
          </table:table-cell>
          <table:table-cell table:style-name="ce107" table:formula="of:=[.G25]-[.F25]+[.I25]-[.H25]+[.K25]-[.J25]+[.M25]-[.L25]+[.N25]*[.$A$1]" office:value-type="time" office:time-value="PT09H50M00S" calcext:value-type="time">
            <text:p>09:50</text:p>
          </table:table-cell>
          <table:table-cell table:style-name="ce107" office:value-type="time" office:time-value="PT09H30M00S" calcext:value-type="time">
            <text:p>09:30</text:p>
          </table:table-cell>
          <table:table-cell table:style-name="ce107" office:value-type="time" office:time-value="PT12H30M00S" calcext:value-type="time">
            <text:p>12:3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00M00S" calcext:value-type="time">
            <text:p>21:0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samedi" calcext:value-type="string">
            <text:p>samedi</text:p>
          </table:table-cell>
          <table:table-cell table:style-name="ce112" table:formula="of:=[.B25]+1" office:value-type="date" office:date-value="2025-01-18" calcext:value-type="date">
            <text:p>18.01.2025</text:p>
          </table:table-cell>
          <table:table-cell table:style-name="ce107" table:formula="of:=IF(OR(WEEKDAY([.B26])=1;WEEKDAY([.B26])=7);0;[.$A$1])" office:value-type="time" office:time-value="PT00H00M00S" calcext:value-type="time">
            <text:p>00:00</text:p>
          </table:table-cell>
          <table:table-cell table:style-name="ce114" table:formula="of:=IF(NOW()&lt;[.B26];0;[.E26]-[.C26])" office:value-type="time" office:time-value="PT00H00M00S" calcext:value-type="time">
            <text:p>00:00</text:p>
          </table:table-cell>
          <table:table-cell table:style-name="ce107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dimanche" calcext:value-type="string">
            <text:p>dimanche</text:p>
          </table:table-cell>
          <table:table-cell table:style-name="ce112" table:formula="of:=[.B26]+1" office:value-type="date" office:date-value="2025-01-19" calcext:value-type="date">
            <text:p>19.01.2025</text:p>
          </table:table-cell>
          <table:table-cell table:style-name="ce107" table:formula="of:=IF(OR(WEEKDAY([.B27])=1;WEEKDAY([.B27])=7);0;[.$A$1])" office:value-type="time" office:time-value="PT00H00M00S" calcext:value-type="time">
            <text:p>00:00</text:p>
          </table:table-cell>
          <table:table-cell table:style-name="ce114" table:formula="of:=IF(NOW()&lt;[.B27];0;[.E27]-[.C27])" office:value-type="time" office:time-value="PT00H00M00S" calcext:value-type="time">
            <text:p>00:00</text:p>
          </table:table-cell>
          <table:table-cell table:style-name="ce107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lundi" calcext:value-type="string">
            <text:p>lundi</text:p>
          </table:table-cell>
          <table:table-cell table:style-name="ce112" table:formula="of:=[.B27]+1" office:value-type="date" office:date-value="2025-01-20" calcext:value-type="date">
            <text:p>20.01.2025</text:p>
          </table:table-cell>
          <table:table-cell table:style-name="ce107" table:formula="of:=IF(OR(WEEKDAY([.B28])=1;WEEKDAY([.B28])=7);0;[.$A$1])" office:value-type="time" office:time-value="PT08H17M00S" calcext:value-type="time">
            <text:p>08:17</text:p>
          </table:table-cell>
          <table:table-cell table:style-name="ce114" table:formula="of:=IF(NOW()&lt;[.B28];0;[.E28]-[.C28])" office:value-type="time" office:time-value="PT02H13M00S" calcext:value-type="time">
            <text:p>02:13</text:p>
          </table:table-cell>
          <table:table-cell table:style-name="ce107" table:formula="of:=[.G28]-[.F28]+[.I28]-[.H28]+[.K28]-[.J28]+[.M28]-[.L28]+[.N28]*[.$A$1]" office:value-type="time" office:time-value="PT10H30M00S" calcext:value-type="time">
            <text:p>10:30</text:p>
          </table:table-cell>
          <table:table-cell table:style-name="ce107" office:value-type="time" office:time-value="PT09H20M00S" calcext:value-type="time">
            <text:p>09:20</text:p>
          </table:table-cell>
          <table:table-cell table:style-name="ce107" office:value-type="time" office:time-value="PT12H10M00S" calcext:value-type="time">
            <text:p>12:10</text:p>
          </table:table-cell>
          <table:table-cell table:style-name="ce107" office:value-type="time" office:time-value="PT14H05M00S" calcext:value-type="time">
            <text:p>14:05</text:p>
          </table:table-cell>
          <table:table-cell table:style-name="ce107" office:value-type="time" office:time-value="PT21H45M00S" calcext:value-type="time">
            <text:p>21:45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mardi" calcext:value-type="string">
            <text:p>mardi</text:p>
          </table:table-cell>
          <table:table-cell table:style-name="ce112" table:formula="of:=[.B28]+1" office:value-type="date" office:date-value="2025-01-21" calcext:value-type="date">
            <text:p>21.01.2025</text:p>
          </table:table-cell>
          <table:table-cell table:style-name="ce107" table:formula="of:=IF(OR(WEEKDAY([.B29])=1;WEEKDAY([.B29])=7);0;[.$A$1])" office:value-type="time" office:time-value="PT08H17M00S" calcext:value-type="time">
            <text:p>08:17</text:p>
          </table:table-cell>
          <table:table-cell table:style-name="ce114" table:formula="of:=IF(NOW()&lt;[.B29];0;[.E29]-[.C29])" office:value-type="time" office:time-value="PT02H28M00S" calcext:value-type="time">
            <text:p>02:28</text:p>
          </table:table-cell>
          <table:table-cell table:style-name="ce107" table:formula="of:=[.G29]-[.F29]+[.I29]-[.H29]+[.K29]-[.J29]+[.M29]-[.L29]+[.N29]*[.$A$1]" office:value-type="time" office:time-value="PT10H45M00S" calcext:value-type="time">
            <text:p>10:45</text:p>
          </table:table-cell>
          <table:table-cell table:style-name="ce107" office:value-type="time" office:time-value="PT09H15M00S" calcext:value-type="time">
            <text:p>09:15</text:p>
          </table:table-cell>
          <table:table-cell table:style-name="ce107" office:value-type="time" office:time-value="PT12H25M00S" calcext:value-type="time">
            <text:p>12:25</text:p>
          </table:table-cell>
          <table:table-cell table:style-name="ce107" office:value-type="time" office:time-value="PT14H15M00S" calcext:value-type="time">
            <text:p>14:15</text:p>
          </table:table-cell>
          <table:table-cell table:style-name="ce107" office:value-type="time" office:time-value="PT21H50M00S" calcext:value-type="time">
            <text:p>21:5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mercredi" calcext:value-type="string">
            <text:p>mercredi</text:p>
          </table:table-cell>
          <table:table-cell table:style-name="ce112" table:formula="of:=[.B29]+1" office:value-type="date" office:date-value="2025-01-22" calcext:value-type="date">
            <text:p>22.01.2025</text:p>
          </table:table-cell>
          <table:table-cell table:style-name="ce107" table:formula="of:=IF(OR(WEEKDAY([.B30])=1;WEEKDAY([.B30])=7);0;[.$A$1])" office:value-type="time" office:time-value="PT08H17M00S" calcext:value-type="time">
            <text:p>08:17</text:p>
          </table:table-cell>
          <table:table-cell table:style-name="ce114" table:formula="of:=IF(NOW()&lt;[.B30];0;[.E30]-[.C30])" office:value-type="time" office:time-value="PT00H28M00S" calcext:value-type="time">
            <text:p>00:28</text:p>
          </table:table-cell>
          <table:table-cell table:style-name="ce107" table:formula="of:=[.G30]-[.F30]+[.I30]-[.H30]+[.K30]-[.J30]+[.M30]-[.L30]+[.N30]*[.$A$1]" office:value-type="time" office:time-value="PT08H45M00S" calcext:value-type="time">
            <text:p>08:45</text:p>
          </table:table-cell>
          <table:table-cell table:style-name="ce107" office:value-type="time" office:time-value="PT09H15M00S" calcext:value-type="time">
            <text:p>09:15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05M00S" calcext:value-type="time">
            <text:p>14:05</text:p>
          </table:table-cell>
          <table:table-cell table:style-name="ce107" office:value-type="time" office:time-value="PT19H45M00S" calcext:value-type="time">
            <text:p>19:45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jeudi" calcext:value-type="string">
            <text:p>jeudi</text:p>
          </table:table-cell>
          <table:table-cell table:style-name="ce112" table:formula="of:=[.B30]+1" office:value-type="date" office:date-value="2025-01-23" calcext:value-type="date">
            <text:p>23.01.2025</text:p>
          </table:table-cell>
          <table:table-cell table:style-name="ce107" table:formula="of:=IF(OR(WEEKDAY([.B31])=1;WEEKDAY([.B31])=7);0;[.$A$1])" office:value-type="time" office:time-value="PT08H17M00S" calcext:value-type="time">
            <text:p>08:17</text:p>
          </table:table-cell>
          <table:table-cell table:style-name="ce114" table:formula="of:=IF(NOW()&lt;[.B31];0;[.E31]-[.C31])" office:value-type="time" office:time-value="-PT00H52M00S" calcext:value-type="time">
            <text:p>-00:52</text:p>
          </table:table-cell>
          <table:table-cell table:style-name="ce107" table:formula="of:=[.G31]-[.F31]+[.I31]-[.H31]+[.K31]-[.J31]+[.M31]-[.L31]+[.N31]*[.$A$1]" office:value-type="time" office:time-value="PT07H25M00S" calcext:value-type="time">
            <text:p>07:25</text:p>
          </table:table-cell>
          <table:table-cell table:style-name="ce107" office:value-type="time" office:time-value="PT09H05M00S" calcext:value-type="time">
            <text:p>09:05</text:p>
          </table:table-cell>
          <table:table-cell table:style-name="ce107" office:value-type="time" office:time-value="PT12H35M00S" calcext:value-type="time">
            <text:p>12:35</text:p>
          </table:table-cell>
          <table:table-cell table:style-name="ce107" office:value-type="time" office:time-value="PT14H05M00S" calcext:value-type="time">
            <text:p>14:05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vendredi" calcext:value-type="string">
            <text:p>vendredi</text:p>
          </table:table-cell>
          <table:table-cell table:style-name="ce112" table:formula="of:=[.B31]+1" office:value-type="date" office:date-value="2025-01-24" calcext:value-type="date">
            <text:p>24.01.2025</text:p>
          </table:table-cell>
          <table:table-cell table:style-name="ce107" table:formula="of:=IF(OR(WEEKDAY([.B32])=1;WEEKDAY([.B32])=7);0;[.$A$1])" office:value-type="time" office:time-value="PT08H17M00S" calcext:value-type="time">
            <text:p>08:17</text:p>
          </table:table-cell>
          <table:table-cell table:style-name="ce114" table:formula="of:=IF(NOW()&lt;[.B32];0;[.E32]-[.C32])" office:value-type="time" office:time-value="PT00H33M00S" calcext:value-type="time">
            <text:p>00:33</text:p>
          </table:table-cell>
          <table:table-cell table:style-name="ce107" table:formula="of:=[.G32]-[.F32]+[.I32]-[.H32]+[.K32]-[.J32]+[.M32]-[.L32]+[.N32]*[.$A$1]" office:value-type="time" office:time-value="PT08H50M00S" calcext:value-type="time">
            <text:p>08:50</text:p>
          </table:table-cell>
          <table:table-cell table:style-name="ce107" office:value-type="time" office:time-value="PT09H00M00S" calcext:value-type="time">
            <text:p>09:00</text:p>
          </table:table-cell>
          <table:table-cell table:style-name="ce107" office:value-type="time" office:time-value="PT12H35M00S" calcext:value-type="time">
            <text:p>12:35</text:p>
          </table:table-cell>
          <table:table-cell table:style-name="ce107" office:value-type="time" office:time-value="PT14H15M00S" calcext:value-type="time">
            <text:p>14:15</text:p>
          </table:table-cell>
          <table:table-cell table:style-name="ce107" office:value-type="time" office:time-value="PT19H30M00S" calcext:value-type="time">
            <text:p>19:3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samedi" calcext:value-type="string">
            <text:p>samedi</text:p>
          </table:table-cell>
          <table:table-cell table:style-name="ce112" table:formula="of:=[.B32]+1" office:value-type="date" office:date-value="2025-01-25" calcext:value-type="date">
            <text:p>25.01.2025</text:p>
          </table:table-cell>
          <table:table-cell table:style-name="ce107" table:formula="of:=IF(OR(WEEKDAY([.B33])=1;WEEKDAY([.B33])=7);0;[.$A$1])" office:value-type="time" office:time-value="PT00H00M00S" calcext:value-type="time">
            <text:p>00:00</text:p>
          </table:table-cell>
          <table:table-cell table:style-name="ce114" table:formula="of:=IF(NOW()&lt;[.B33];0;[.E33]-[.C33])" office:value-type="time" office:time-value="PT00H00M00S" calcext:value-type="time">
            <text:p>00:00</text:p>
          </table:table-cell>
          <table:table-cell table:style-name="ce107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dimanche" calcext:value-type="string">
            <text:p>dimanche</text:p>
          </table:table-cell>
          <table:table-cell table:style-name="ce112" table:formula="of:=[.B33]+1" office:value-type="date" office:date-value="2025-01-26" calcext:value-type="date">
            <text:p>26.01.2025</text:p>
          </table:table-cell>
          <table:table-cell table:style-name="ce107" table:formula="of:=IF(OR(WEEKDAY([.B34])=1;WEEKDAY([.B34])=7);0;[.$A$1])" office:value-type="time" office:time-value="PT00H00M00S" calcext:value-type="time">
            <text:p>00:00</text:p>
          </table:table-cell>
          <table:table-cell table:style-name="ce114" table:formula="of:=IF(NOW()&lt;[.B34];0;[.E34]-[.C34])" office:value-type="time" office:time-value="PT00H00M00S" calcext:value-type="time">
            <text:p>00:00</text:p>
          </table:table-cell>
          <table:table-cell table:style-name="ce107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107" table:number-columns-repeated="8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lundi" calcext:value-type="string">
            <text:p>lundi</text:p>
          </table:table-cell>
          <table:table-cell table:style-name="ce112" table:formula="of:=[.B34]+1" office:value-type="date" office:date-value="2025-01-27" calcext:value-type="date">
            <text:p>27.01.2025</text:p>
          </table:table-cell>
          <table:table-cell table:style-name="ce107" table:formula="of:=IF(OR(WEEKDAY([.B35])=1;WEEKDAY([.B35])=7);0;[.$A$1])" office:value-type="time" office:time-value="PT08H17M00S" calcext:value-type="time">
            <text:p>08:17</text:p>
          </table:table-cell>
          <table:table-cell table:style-name="ce114" table:formula="of:=IF(NOW()&lt;[.B35];0;[.E35]-[.C35])" office:value-type="time" office:time-value="-PT02H07M00S" calcext:value-type="time">
            <text:p>-02:07</text:p>
          </table:table-cell>
          <table:table-cell table:style-name="ce107" table:formula="of:=[.G35]-[.F35]+[.I35]-[.H35]+[.K35]-[.J35]+[.M35]-[.L35]+[.N35]*[.$A$1]" office:value-type="time" office:time-value="PT06H10M00S" calcext:value-type="time">
            <text:p>06:10</text:p>
          </table:table-cell>
          <table:table-cell table:style-name="ce107" office:value-type="time" office:time-value="PT09H40M00S" calcext:value-type="time">
            <text:p>09:40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17H40M00S" calcext:value-type="time">
            <text:p>17:4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mardi" calcext:value-type="string">
            <text:p>mardi</text:p>
          </table:table-cell>
          <table:table-cell table:style-name="ce112" table:formula="of:=[.B35]+1" office:value-type="date" office:date-value="2025-01-28" calcext:value-type="date">
            <text:p>28.01.2025</text:p>
          </table:table-cell>
          <table:table-cell table:style-name="ce107" table:formula="of:=IF(OR(WEEKDAY([.B36])=1;WEEKDAY([.B36])=7);0;[.$A$1])" office:value-type="time" office:time-value="PT08H17M00S" calcext:value-type="time">
            <text:p>08:17</text:p>
          </table:table-cell>
          <table:table-cell table:style-name="ce114" table:formula="of:=IF(NOW()&lt;[.B36];0;[.E36]-[.C36])" office:value-type="time" office:time-value="PT01H53M00S" calcext:value-type="time">
            <text:p>01:53</text:p>
          </table:table-cell>
          <table:table-cell table:style-name="ce107" table:formula="of:=[.G36]-[.F36]+[.I36]-[.H36]+[.K36]-[.J36]+[.M36]-[.L36]+[.N36]*[.$A$1]" office:value-type="time" office:time-value="PT10H10M00S" calcext:value-type="time">
            <text:p>10:10</text:p>
          </table:table-cell>
          <table:table-cell table:style-name="ce107" office:value-type="time" office:time-value="PT09H35M00S" calcext:value-type="time">
            <text:p>09:35</text:p>
          </table:table-cell>
          <table:table-cell table:style-name="ce107" office:value-type="time" office:time-value="PT12H25M00S" calcext:value-type="time">
            <text:p>12:25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30M00S" calcext:value-type="time">
            <text:p>21:3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mercredi" calcext:value-type="string">
            <text:p>mercredi</text:p>
          </table:table-cell>
          <table:table-cell table:style-name="ce112" table:formula="of:=[.B36]+1" office:value-type="date" office:date-value="2025-01-29" calcext:value-type="date">
            <text:p>29.01.2025</text:p>
          </table:table-cell>
          <table:table-cell table:style-name="ce107" table:formula="of:=IF(OR(WEEKDAY([.B37])=1;WEEKDAY([.B37])=7);0;[.$A$1])" office:value-type="time" office:time-value="PT08H17M00S" calcext:value-type="time">
            <text:p>08:17</text:p>
          </table:table-cell>
          <table:table-cell table:style-name="ce114" table:formula="of:=IF(NOW()&lt;[.B37];0;[.E37]-[.C37])" office:value-type="time" office:time-value="PT00H28M00S" calcext:value-type="time">
            <text:p>00:28</text:p>
          </table:table-cell>
          <table:table-cell table:style-name="ce107" table:formula="of:=[.G37]-[.F37]+[.I37]-[.H37]+[.K37]-[.J37]+[.M37]-[.L37]+[.N37]*[.$A$1]" office:value-type="time" office:time-value="PT08H45M00S" calcext:value-type="time">
            <text:p>08:45</text:p>
          </table:table-cell>
          <table:table-cell table:style-name="ce107" office:value-type="time" office:time-value="PT09H20M00S" calcext:value-type="time">
            <text:p>09:20</text:p>
          </table:table-cell>
          <table:table-cell table:style-name="ce107" office:value-type="time" office:time-value="PT12H30M00S" calcext:value-type="time">
            <text:p>12:3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19H45M00S" calcext:value-type="time">
            <text:p>19:45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jeudi" calcext:value-type="string">
            <text:p>jeudi</text:p>
          </table:table-cell>
          <table:table-cell table:style-name="ce112" table:formula="of:=[.B37]+1" office:value-type="date" office:date-value="2025-01-30" calcext:value-type="date">
            <text:p>30.01.2025</text:p>
          </table:table-cell>
          <table:table-cell table:style-name="ce107" table:formula="of:=IF(OR(WEEKDAY([.B38])=1;WEEKDAY([.B38])=7);0;[.$A$1])" office:value-type="time" office:time-value="PT08H17M00S" calcext:value-type="time">
            <text:p>08:17</text:p>
          </table:table-cell>
          <table:table-cell table:style-name="ce114" table:formula="of:=IF(NOW()&lt;[.B38];0;[.E38]-[.C38])" office:value-type="time" office:time-value="-PT01H32M00S" calcext:value-type="time">
            <text:p>-01:32</text:p>
          </table:table-cell>
          <table:table-cell table:style-name="ce107" table:formula="of:=[.G38]-[.F38]+[.I38]-[.H38]+[.K38]-[.J38]+[.M38]-[.L38]+[.N38]*[.$A$1]" office:value-type="time" office:time-value="PT06H45M00S" calcext:value-type="time">
            <text:p>06:45</text:p>
          </table:table-cell>
          <table:table-cell table:style-name="ce107" office:value-type="time" office:time-value="PT09H20M00S" calcext:value-type="time">
            <text:p>09:20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05M00S" calcext:value-type="time">
            <text:p>14:05</text:p>
          </table:table-cell>
          <table:table-cell table:style-name="ce107" office:value-type="time" office:time-value="PT17H50M00S" calcext:value-type="time">
            <text:p>17:5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vendredi" calcext:value-type="string">
            <text:p>vendredi</text:p>
          </table:table-cell>
          <table:table-cell table:style-name="ce112" table:formula="of:=[.B38]+1" office:value-type="date" office:date-value="2025-01-31" calcext:value-type="date">
            <text:p>31.01.2025</text:p>
          </table:table-cell>
          <table:table-cell table:style-name="ce107" table:formula="of:=IF(OR(WEEKDAY([.B39])=1;WEEKDAY([.B39])=7);0;[.$A$1])" office:value-type="time" office:time-value="PT08H17M00S" calcext:value-type="time">
            <text:p>08:17</text:p>
          </table:table-cell>
          <table:table-cell table:style-name="ce114" table:formula="of:=IF(NOW()&lt;[.B39];0;[.E39]-[.C39])" office:value-type="time" office:time-value="PT02H13M00S" calcext:value-type="time">
            <text:p>02:13</text:p>
          </table:table-cell>
          <table:table-cell table:style-name="ce107" table:formula="of:=[.G39]-[.F39]+[.I39]-[.H39]+[.K39]-[.J39]+[.M39]-[.L39]+[.N39]*[.$A$1]" office:value-type="time" office:time-value="PT10H30M00S" calcext:value-type="time">
            <text:p>10:30</text:p>
          </table:table-cell>
          <table:table-cell table:style-name="ce107" office:value-type="time" office:time-value="PT09H20M00S" calcext:value-type="time">
            <text:p>09:20</text:p>
          </table:table-cell>
          <table:table-cell table:style-name="ce107" office:value-type="time" office:time-value="PT12H20M00S" calcext:value-type="time">
            <text:p>12:20</text:p>
          </table:table-cell>
          <table:table-cell table:style-name="ce107" office:value-type="time" office:time-value="PT14H10M00S" calcext:value-type="time">
            <text:p>14:10</text:p>
          </table:table-cell>
          <table:table-cell table:style-name="ce107" office:value-type="time" office:time-value="PT21H40M00S" calcext:value-type="time">
            <text:p>21:40</text:p>
          </table:table-cell>
          <table:table-cell table:style-name="ce107" table:number-columns-repeated="4"/>
          <table:table-cell table:style-name="ce119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07"/>
          <table:table-cell table:style-name="ce11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0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107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évrier" table:style-name="ta1" table:print-ranges="février.A1:février.O39"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1" table:number-columns-repeated="9" table:default-cell-style-name="ce92"/>
        <table:table-column table:style-name="co13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janvier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janvier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janvier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-PT00H15M00S" calcext:value-type="time">
            <text:p>-00:15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samedi" calcext:value-type="string">
            <text:p>samedi</text:p>
          </table:table-cell>
          <table:table-cell table:style-name="ce127" table:formula="of:=EDATE([janvier.B9];1)" office:value-type="date" office:date-value="2025-02-01" calcext:value-type="date">
            <text:p>01.02.2025</text:p>
          </table:table-cell>
          <table:table-cell table:style-name="ce91" table:formula="of:=IF(OR(WEEKDAY([.B9])=1;WEEKDAY([.B9])=7);0;[.$A$1])" office:value-type="time" office:time-value="PT00H00M00S" calcext:value-type="time">
            <text:p>00:00</text:p>
          </table:table-cell>
          <table:table-cell table:style-name="ce130" table:formula="of:=IF(NOW()&lt;[.B9];0;[.E9]-[.C9])" office:value-type="time" office:time-value="PT04H50M00S" calcext:value-type="time">
            <text:p>04:50</text:p>
          </table:table-cell>
          <table:table-cell table:style-name="ce91" table:formula="of:=[.G9]-[.F9]+[.I9]-[.H9]+[.K9]-[.J9]+[.M9]-[.L9]+[.N9]*[.$A$1]" office:value-type="time" office:time-value="PT04H50M00S" calcext:value-type="time">
            <text:p>04:50</text:p>
          </table:table-cell>
          <table:table-cell table:style-name="ce91" office:value-type="time" office:time-value="PT16H00M00S" calcext:value-type="time">
            <text:p>16:00</text:p>
          </table:table-cell>
          <table:table-cell table:style-name="ce91" office:value-type="time" office:time-value="PT20H50M00S" calcext:value-type="time">
            <text:p>20:50</text:p>
          </table:table-cell>
          <table:table-cell table:style-name="ce91" table:number-columns-repeated="6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dimanche" calcext:value-type="string">
            <text:p>dimanche</text:p>
          </table:table-cell>
          <table:table-cell table:style-name="ce127" table:formula="of:=[.B9]+1" office:value-type="date" office:date-value="2025-02-02" calcext:value-type="date">
            <text:p>02.02.2025</text:p>
          </table:table-cell>
          <table:table-cell table:style-name="ce91" table:formula="of:=IF(OR(WEEKDAY([.B10])=1;WEEKDAY([.B10])=7);0;[.$A$1])" office:value-type="time" office:time-value="PT00H00M00S" calcext:value-type="time">
            <text:p>00:00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lundi" calcext:value-type="string">
            <text:p>lundi</text:p>
          </table:table-cell>
          <table:table-cell table:style-name="ce127" table:formula="of:=[.B10]+1" office:value-type="date" office:date-value="2025-02-03" calcext:value-type="date">
            <text:p>03.02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2H18M00S" calcext:value-type="time">
            <text:p>02:18</text:p>
          </table:table-cell>
          <table:table-cell table:style-name="ce91" table:formula="of:=[.G11]-[.F11]+[.I11]-[.H11]+[.K11]-[.J11]+[.M11]-[.L11]+[.N11]*[.$A$1]" office:value-type="time" office:time-value="PT10H35M00S" calcext:value-type="time">
            <text:p>10:35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2H30M00S" calcext:value-type="time">
            <text:p>12:30</text:p>
          </table:table-cell>
          <table:table-cell table:style-name="ce91" office:value-type="time" office:time-value="PT14H10M00S" calcext:value-type="time">
            <text:p>14:10</text:p>
          </table:table-cell>
          <table:table-cell table:style-name="ce91" office:value-type="time" office:time-value="PT21H45M00S" calcext:value-type="time">
            <text:p>21:45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mardi" calcext:value-type="string">
            <text:p>mardi</text:p>
          </table:table-cell>
          <table:table-cell table:style-name="ce127" table:formula="of:=[.B11]+1" office:value-type="date" office:date-value="2025-02-04" calcext:value-type="date">
            <text:p>04.02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28M00S" calcext:value-type="time">
            <text:p>00:28</text:p>
          </table:table-cell>
          <table:table-cell table:style-name="ce91" table:formula="of:=[.G12]-[.F12]+[.I12]-[.H12]+[.K12]-[.J12]+[.M12]-[.L12]+[.N12]*[.$A$1]" office:value-type="time" office:time-value="PT08H45M00S" calcext:value-type="time">
            <text:p>08:45</text:p>
          </table:table-cell>
          <table:table-cell table:style-name="ce91" office:value-type="time" office:time-value="PT09H25M00S" calcext:value-type="time">
            <text:p>09:25</text:p>
          </table:table-cell>
          <table:table-cell table:style-name="ce91" office:value-type="time" office:time-value="PT12H20M00S" calcext:value-type="time">
            <text:p>12:20</text:p>
          </table:table-cell>
          <table:table-cell table:style-name="ce91" office:value-type="time" office:time-value="PT14H00M00S" calcext:value-type="time">
            <text:p>14:00</text:p>
          </table:table-cell>
          <table:table-cell table:style-name="ce91" office:value-type="time" office:time-value="PT19H50M00S" calcext:value-type="time">
            <text:p>19:5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mercredi" calcext:value-type="string">
            <text:p>mercredi</text:p>
          </table:table-cell>
          <table:table-cell table:style-name="ce127" table:formula="of:=[.B12]+1" office:value-type="date" office:date-value="2025-02-05" calcext:value-type="date">
            <text:p>05.02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-PT00H02M00S" calcext:value-type="time">
            <text:p>-00:02</text:p>
          </table:table-cell>
          <table:table-cell table:style-name="ce91" table:formula="of:=[.G13]-[.F13]+[.I13]-[.H13]+[.K13]-[.J13]+[.M13]-[.L13]+[.N13]*[.$A$1]" office:value-type="time" office:time-value="PT08H15M00S" calcext:value-type="time">
            <text:p>08:15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2H30M00S" calcext:value-type="time">
            <text:p>12:30</text:p>
          </table:table-cell>
          <table:table-cell table:style-name="ce91" office:value-type="time" office:time-value="PT14H45M00S" calcext:value-type="time">
            <text:p>14:45</text:p>
          </table:table-cell>
          <table:table-cell table:style-name="ce91" office:value-type="time" office:time-value="PT20H00M00S" calcext:value-type="time">
            <text:p>20:0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jeudi" calcext:value-type="string">
            <text:p>jeudi</text:p>
          </table:table-cell>
          <table:table-cell table:style-name="ce127" table:formula="of:=[.B13]+1" office:value-type="date" office:date-value="2025-02-06" calcext:value-type="date">
            <text:p>06.02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-PT01H22M00S" calcext:value-type="time">
            <text:p>-01:22</text:p>
          </table:table-cell>
          <table:table-cell table:style-name="ce91" table:formula="of:=[.G14]-[.F14]+[.I14]-[.H14]+[.K14]-[.J14]+[.M14]-[.L14]+[.N14]*[.$A$1]" office:value-type="time" office:time-value="PT06H55M00S" calcext:value-type="time">
            <text:p>06:55</text:p>
          </table:table-cell>
          <table:table-cell table:style-name="ce91" office:value-type="time" office:time-value="PT09H25M00S" calcext:value-type="time">
            <text:p>09:25</text:p>
          </table:table-cell>
          <table:table-cell table:style-name="ce91" office:value-type="time" office:time-value="PT12H25M00S" calcext:value-type="time">
            <text:p>12:25</text:p>
          </table:table-cell>
          <table:table-cell table:style-name="ce91" office:value-type="time" office:time-value="PT14H05M00S" calcext:value-type="time">
            <text:p>14:05</text:p>
          </table:table-cell>
          <table:table-cell table:style-name="ce91" office:value-type="time" office:time-value="PT18H00M00S" calcext:value-type="time">
            <text:p>18:0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vendredi" calcext:value-type="string">
            <text:p>vendredi</text:p>
          </table:table-cell>
          <table:table-cell table:style-name="ce127" table:formula="of:=[.B14]+1" office:value-type="date" office:date-value="2025-02-07" calcext:value-type="date">
            <text:p>07.02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2H13M00S" calcext:value-type="time">
            <text:p>02:13</text:p>
          </table:table-cell>
          <table:table-cell table:style-name="ce91" table:formula="of:=[.G15]-[.F15]+[.I15]-[.H15]+[.K15]-[.J15]+[.M15]-[.L15]+[.N15]*[.$A$1]" office:value-type="time" office:time-value="PT10H30M00S" calcext:value-type="time">
            <text:p>10:30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2H45M00S" calcext:value-type="time">
            <text:p>12:45</text:p>
          </table:table-cell>
          <table:table-cell table:style-name="ce91" office:value-type="time" office:time-value="PT14H15M00S" calcext:value-type="time">
            <text:p>14:15</text:p>
          </table:table-cell>
          <table:table-cell table:style-name="ce91" office:value-type="time" office:time-value="PT21H30M00S" calcext:value-type="time">
            <text:p>21:3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samedi" calcext:value-type="string">
            <text:p>samedi</text:p>
          </table:table-cell>
          <table:table-cell table:style-name="ce127" table:formula="of:=[.B15]+1" office:value-type="date" office:date-value="2025-02-08" calcext:value-type="date">
            <text:p>08.02.2025</text:p>
          </table:table-cell>
          <table:table-cell table:style-name="ce91" table:formula="of:=IF(OR(WEEKDAY([.B16])=1;WEEKDAY([.B16])=7);0;[.$A$1])" office:value-type="time" office:time-value="PT00H00M00S" calcext:value-type="time">
            <text:p>00:00</text:p>
          </table:table-cell>
          <table:table-cell table:style-name="ce130" table:formula="of:=IF(NOW()&lt;[.B16];0;[.E16]-[.C16])" office:value-type="time" office:time-value="PT05H30M00S" calcext:value-type="time">
            <text:p>05:30</text:p>
          </table:table-cell>
          <table:table-cell table:style-name="ce91" table:formula="of:=[.G16]-[.F16]+[.I16]-[.H16]+[.K16]-[.J16]+[.M16]-[.L16]+[.N16]*[.$A$1]" office:value-type="time" office:time-value="PT05H30M00S" calcext:value-type="time">
            <text:p>05:30</text:p>
          </table:table-cell>
          <table:table-cell table:style-name="ce91" office:value-type="time" office:time-value="PT17H30M00S" calcext:value-type="time">
            <text:p>17:30</text:p>
          </table:table-cell>
          <table:table-cell table:style-name="ce91" office:value-type="time" office:time-value="PT23H00M00S" calcext:value-type="time">
            <text:p>23:00</text:p>
          </table:table-cell>
          <table:table-cell table:style-name="ce91" table:number-columns-repeated="6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dimanche" calcext:value-type="string">
            <text:p>dimanche</text:p>
          </table:table-cell>
          <table:table-cell table:style-name="ce127" table:formula="of:=[.B16]+1" office:value-type="date" office:date-value="2025-02-09" calcext:value-type="date">
            <text:p>09.02.2025</text:p>
          </table:table-cell>
          <table:table-cell table:style-name="ce91" table:formula="of:=IF(OR(WEEKDAY([.B17])=1;WEEKDAY([.B17])=7);0;[.$A$1])" office:value-type="time" office:time-value="PT00H00M00S" calcext:value-type="time">
            <text:p>00:00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lundi" calcext:value-type="string">
            <text:p>lundi</text:p>
          </table:table-cell>
          <table:table-cell table:style-name="ce127" table:formula="of:=[.B17]+1" office:value-type="date" office:date-value="2025-02-10" calcext:value-type="date">
            <text:p>10.02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1H03M00S" calcext:value-type="time">
            <text:p>01:03</text:p>
          </table:table-cell>
          <table:table-cell table:style-name="ce91" table:formula="of:=[.G18]-[.F18]+[.I18]-[.H18]+[.K18]-[.J18]+[.M18]-[.L18]+[.N18]*[.$A$1]" office:value-type="time" office:time-value="PT09H20M00S" calcext:value-type="time">
            <text:p>09:20</text:p>
          </table:table-cell>
          <table:table-cell table:style-name="ce91" office:value-type="time" office:time-value="PT09H35M00S" calcext:value-type="time">
            <text:p>09:35</text:p>
          </table:table-cell>
          <table:table-cell table:style-name="ce91" office:value-type="time" office:time-value="PT12H25M00S" calcext:value-type="time">
            <text:p>12:25</text:p>
          </table:table-cell>
          <table:table-cell table:style-name="ce91" office:value-type="time" office:time-value="PT14H10M00S" calcext:value-type="time">
            <text:p>14:10</text:p>
          </table:table-cell>
          <table:table-cell table:style-name="ce91" office:value-type="time" office:time-value="PT20H40M00S" calcext:value-type="time">
            <text:p>20:4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mardi" calcext:value-type="string">
            <text:p>mardi</text:p>
          </table:table-cell>
          <table:table-cell table:style-name="ce127" table:formula="of:=[.B18]+1" office:value-type="date" office:date-value="2025-02-11" calcext:value-type="date">
            <text:p>11.02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1H43M00S" calcext:value-type="time">
            <text:p>01:43</text:p>
          </table:table-cell>
          <table:table-cell table:style-name="ce91" table:formula="of:=[.G19]-[.F19]+[.I19]-[.H19]+[.K19]-[.J19]+[.M19]-[.L19]+[.N19]*[.$A$1]" office:value-type="time" office:time-value="PT10H00M00S" calcext:value-type="time">
            <text:p>10:00</text:p>
          </table:table-cell>
          <table:table-cell table:style-name="ce91" office:value-type="time" office:time-value="PT09H35M00S" calcext:value-type="time">
            <text:p>09:35</text:p>
          </table:table-cell>
          <table:table-cell table:style-name="ce91" office:value-type="time" office:time-value="PT12H25M00S" calcext:value-type="time">
            <text:p>12:25</text:p>
          </table:table-cell>
          <table:table-cell table:style-name="ce91" office:value-type="time" office:time-value="PT14H05M00S" calcext:value-type="time">
            <text:p>14:05</text:p>
          </table:table-cell>
          <table:table-cell table:style-name="ce91" office:value-type="time" office:time-value="PT21H15M00S" calcext:value-type="time">
            <text:p>21:15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mercredi" calcext:value-type="string">
            <text:p>mercredi</text:p>
          </table:table-cell>
          <table:table-cell table:style-name="ce127" table:formula="of:=[.B19]+1" office:value-type="date" office:date-value="2025-02-12" calcext:value-type="date">
            <text:p>12.02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13M00S" calcext:value-type="time">
            <text:p>00:13</text:p>
          </table:table-cell>
          <table:table-cell table:style-name="ce91" table:formula="of:=[.G20]-[.F20]+[.I20]-[.H20]+[.K20]-[.J20]+[.M20]-[.L20]+[.N20]*[.$A$1]" office:value-type="time" office:time-value="PT08H30M00S" calcext:value-type="time">
            <text:p>08:30</text:p>
          </table:table-cell>
          <table:table-cell table:style-name="ce91" office:value-type="time" office:time-value="PT09H35M00S" calcext:value-type="time">
            <text:p>09:35</text:p>
          </table:table-cell>
          <table:table-cell table:style-name="ce91" office:value-type="time" office:time-value="PT12H25M00S" calcext:value-type="time">
            <text:p>12:25</text:p>
          </table:table-cell>
          <table:table-cell table:style-name="ce91" office:value-type="time" office:time-value="PT14H10M00S" calcext:value-type="time">
            <text:p>14:10</text:p>
          </table:table-cell>
          <table:table-cell table:style-name="ce91" office:value-type="time" office:time-value="PT19H50M00S" calcext:value-type="time">
            <text:p>19:5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jeudi" calcext:value-type="string">
            <text:p>jeudi</text:p>
          </table:table-cell>
          <table:table-cell table:style-name="ce127" table:formula="of:=[.B20]+1" office:value-type="date" office:date-value="2025-02-13" calcext:value-type="date">
            <text:p>13.02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-PT01H22M00S" calcext:value-type="time">
            <text:p>-01:22</text:p>
          </table:table-cell>
          <table:table-cell table:style-name="ce91" table:formula="of:=[.G21]-[.F21]+[.I21]-[.H21]+[.K21]-[.J21]+[.M21]-[.L21]+[.N21]*[.$A$1]" office:value-type="time" office:time-value="PT06H55M00S" calcext:value-type="time">
            <text:p>06:55</text:p>
          </table:table-cell>
          <table:table-cell table:style-name="ce91" office:value-type="time" office:time-value="PT09H20M00S" calcext:value-type="time">
            <text:p>09:20</text:p>
          </table:table-cell>
          <table:table-cell table:style-name="ce91" office:value-type="time" office:time-value="PT12H20M00S" calcext:value-type="time">
            <text:p>12:20</text:p>
          </table:table-cell>
          <table:table-cell table:style-name="ce91" office:value-type="time" office:time-value="PT13H55M00S" calcext:value-type="time">
            <text:p>13:55</text:p>
          </table:table-cell>
          <table:table-cell table:style-name="ce91" office:value-type="time" office:time-value="PT17H50M00S" calcext:value-type="time">
            <text:p>17:50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vendredi" calcext:value-type="string">
            <text:p>vendredi</text:p>
          </table:table-cell>
          <table:table-cell table:style-name="ce127" table:formula="of:=[.B21]+1" office:value-type="date" office:date-value="2025-02-14" calcext:value-type="date">
            <text:p>14.02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2H08M00S" calcext:value-type="time">
            <text:p>02:08</text:p>
          </table:table-cell>
          <table:table-cell table:style-name="ce91" table:formula="of:=[.G22]-[.F22]+[.I22]-[.H22]+[.K22]-[.J22]+[.M22]-[.L22]+[.N22]*[.$A$1]" office:value-type="time" office:time-value="PT10H25M00S" calcext:value-type="time">
            <text:p>10:25</text:p>
          </table:table-cell>
          <table:table-cell table:style-name="ce91" office:value-type="time" office:time-value="PT09H35M00S" calcext:value-type="time">
            <text:p>09:35</text:p>
          </table:table-cell>
          <table:table-cell table:style-name="ce91" office:value-type="time" office:time-value="PT12H30M00S" calcext:value-type="time">
            <text:p>12:30</text:p>
          </table:table-cell>
          <table:table-cell table:style-name="ce91" office:value-type="time" office:time-value="PT14H15M00S" calcext:value-type="time">
            <text:p>14:15</text:p>
          </table:table-cell>
          <table:table-cell table:style-name="ce91" office:value-type="time" office:time-value="PT21H45M00S" calcext:value-type="time">
            <text:p>21:45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samedi" calcext:value-type="string">
            <text:p>samedi</text:p>
          </table:table-cell>
          <table:table-cell table:style-name="ce127" table:formula="of:=[.B22]+1" office:value-type="date" office:date-value="2025-02-15" calcext:value-type="date">
            <text:p>15.02.2025</text:p>
          </table:table-cell>
          <table:table-cell table:style-name="ce91" table:formula="of:=IF(OR(WEEKDAY([.B23])=1;WEEKDAY([.B23])=7);0;[.$A$1])" office:value-type="time" office:time-value="PT00H00M00S" calcext:value-type="time">
            <text:p>00:00</text:p>
          </table:table-cell>
          <table:table-cell table:style-name="ce130" table:formula="of:=IF(NOW()&lt;[.B23];0;[.E23]-[.C23])" office:value-type="time" office:time-value="PT02H00M00S" calcext:value-type="time">
            <text:p>02:00</text:p>
          </table:table-cell>
          <table:table-cell table:style-name="ce91" table:formula="of:=[.G23]-[.F23]+[.I23]-[.H23]+[.K23]-[.J23]+[.M23]-[.L23]+[.N23]*[.$A$1]" office:value-type="time" office:time-value="PT02H00M00S" calcext:value-type="time">
            <text:p>02:00</text:p>
          </table:table-cell>
          <table:table-cell table:style-name="ce91" office:value-type="time" office:time-value="PT17H30M00S" calcext:value-type="time">
            <text:p>17:30</text:p>
          </table:table-cell>
          <table:table-cell table:style-name="ce91" office:value-type="time" office:time-value="PT19H30M00S" calcext:value-type="time">
            <text:p>19:30</text:p>
          </table:table-cell>
          <table:table-cell table:style-name="ce91" table:number-columns-repeated="6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dimanche" calcext:value-type="string">
            <text:p>dimanche</text:p>
          </table:table-cell>
          <table:table-cell table:style-name="ce127" table:formula="of:=[.B23]+1" office:value-type="date" office:date-value="2025-02-16" calcext:value-type="date">
            <text:p>16.02.2025</text:p>
          </table:table-cell>
          <table:table-cell table:style-name="ce91" table:formula="of:=IF(OR(WEEKDAY([.B24])=1;WEEKDAY([.B24])=7);0;[.$A$1])" office:value-type="time" office:time-value="PT00H00M00S" calcext:value-type="time">
            <text:p>00:00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lundi" calcext:value-type="string">
            <text:p>lundi</text:p>
          </table:table-cell>
          <table:table-cell table:style-name="ce127" table:formula="of:=[.B24]+1" office:value-type="date" office:date-value="2025-02-17" calcext:value-type="date">
            <text:p>17.02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3H03M00S" calcext:value-type="time">
            <text:p>03:03</text:p>
          </table:table-cell>
          <table:table-cell table:style-name="ce91" table:formula="of:=[.G25]-[.F25]+[.I25]-[.H25]+[.K25]-[.J25]+[.M25]-[.L25]+[.N25]*[.$A$1]" office:value-type="time" office:time-value="PT11H20M00S" calcext:value-type="time">
            <text:p>11:20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2H45M00S" calcext:value-type="time">
            <text:p>12:45</text:p>
          </table:table-cell>
          <table:table-cell table:style-name="ce91" office:value-type="time" office:time-value="PT14H10M00S" calcext:value-type="time">
            <text:p>14:10</text:p>
          </table:table-cell>
          <table:table-cell table:style-name="ce91" office:value-type="time" office:time-value="PT22H15M00S" calcext:value-type="time">
            <text:p>22:15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mardi" calcext:value-type="string">
            <text:p>mardi</text:p>
          </table:table-cell>
          <table:table-cell table:style-name="ce127" table:formula="of:=[.B25]+1" office:value-type="date" office:date-value="2025-02-18" calcext:value-type="date">
            <text:p>18.02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1H53M00S" calcext:value-type="time">
            <text:p>01:53</text:p>
          </table:table-cell>
          <table:table-cell table:style-name="ce91" table:formula="of:=[.G26]-[.F26]+[.I26]-[.H26]+[.K26]-[.J26]+[.M26]-[.L26]+[.N26]*[.$A$1]" office:value-type="time" office:time-value="PT10H10M00S" calcext:value-type="time">
            <text:p>10:10</text:p>
          </table:table-cell>
          <table:table-cell table:style-name="ce91" office:value-type="time" office:time-value="PT09H30M00S" calcext:value-type="time">
            <text:p>09:30</text:p>
          </table:table-cell>
          <table:table-cell table:style-name="ce91" office:value-type="time" office:time-value="PT12H25M00S" calcext:value-type="time">
            <text:p>12:25</text:p>
          </table:table-cell>
          <table:table-cell table:style-name="ce91" office:value-type="time" office:time-value="PT14H10M00S" calcext:value-type="time">
            <text:p>14:10</text:p>
          </table:table-cell>
          <table:table-cell table:style-name="ce91" office:value-type="time" office:time-value="PT21H25M00S" calcext:value-type="time">
            <text:p>21:25</text:p>
          </table:table-cell>
          <table:table-cell table:style-name="ce91" table:number-columns-repeated="4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mercredi" calcext:value-type="string">
            <text:p>mercredi</text:p>
          </table:table-cell>
          <table:table-cell table:style-name="ce127" table:formula="of:=[.B26]+1" office:value-type="date" office:date-value="2025-02-19" calcext:value-type="date">
            <text:p>19.02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-PT08H17M00S" calcext:value-type="time">
            <text:p>-08:17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jeudi" calcext:value-type="string">
            <text:p>jeudi</text:p>
          </table:table-cell>
          <table:table-cell table:style-name="ce127" table:formula="of:=[.B27]+1" office:value-type="date" office:date-value="2025-02-20" calcext:value-type="date">
            <text:p>20.02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-PT08H17M00S" calcext:value-type="time">
            <text:p>-08:17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vendredi" calcext:value-type="string">
            <text:p>vendredi</text:p>
          </table:table-cell>
          <table:table-cell table:style-name="ce127" table:formula="of:=[.B28]+1" office:value-type="date" office:date-value="2025-02-21" calcext:value-type="date">
            <text:p>21.02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-PT08H17M00S" calcext:value-type="time">
            <text:p>-08:17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samedi" calcext:value-type="string">
            <text:p>samedi</text:p>
          </table:table-cell>
          <table:table-cell table:style-name="ce127" table:formula="of:=[.B29]+1" office:value-type="date" office:date-value="2025-02-22" calcext:value-type="date">
            <text:p>22.02.2025</text:p>
          </table:table-cell>
          <table:table-cell table:style-name="ce91" table:formula="of:=IF(OR(WEEKDAY([.B30])=1;WEEKDAY([.B30])=7);0;[.$A$1])" office:value-type="time" office:time-value="PT00H00M00S" calcext:value-type="time">
            <text:p>00:00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dimanche" calcext:value-type="string">
            <text:p>dimanche</text:p>
          </table:table-cell>
          <table:table-cell table:style-name="ce127" table:formula="of:=[.B30]+1" office:value-type="date" office:date-value="2025-02-23" calcext:value-type="date">
            <text:p>23.02.2025</text:p>
          </table:table-cell>
          <table:table-cell table:style-name="ce91" table:formula="of:=IF(OR(WEEKDAY([.B31])=1;WEEKDAY([.B31])=7);0;[.$A$1])" office:value-type="time" office:time-value="PT00H00M00S" calcext:value-type="time">
            <text:p>00:00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lundi" calcext:value-type="string">
            <text:p>lundi</text:p>
          </table:table-cell>
          <table:table-cell table:style-name="ce127" table:formula="of:=[.B31]+1" office:value-type="date" office:date-value="2025-02-24" calcext:value-type="date">
            <text:p>24.02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mardi" calcext:value-type="string">
            <text:p>mardi</text:p>
          </table:table-cell>
          <table:table-cell table:style-name="ce127" table:formula="of:=[.B32]+1" office:value-type="date" office:date-value="2025-02-25" calcext:value-type="date">
            <text:p>25.02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mercredi" calcext:value-type="string">
            <text:p>mercredi</text:p>
          </table:table-cell>
          <table:table-cell table:style-name="ce127" table:formula="of:=[.B33]+1" office:value-type="date" office:date-value="2025-02-26" calcext:value-type="date">
            <text:p>26.02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jeudi" calcext:value-type="string">
            <text:p>jeudi</text:p>
          </table:table-cell>
          <table:table-cell table:style-name="ce127" table:formula="of:=[.B34]+1" office:value-type="date" office:date-value="2025-02-27" calcext:value-type="date">
            <text:p>27.02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vendredi" calcext:value-type="string">
            <text:p>vendredi</text:p>
          </table:table-cell>
          <table:table-cell table:style-name="ce127" table:formula="of:=[.B35]+1" office:value-type="date" office:date-value="2025-02-28" calcext:value-type="date">
            <text:p>28.02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/>
          <table:table-cell table:style-name="ce127"/>
          <table:table-cell table:style-name="ce91"/>
          <table:table-cell table:style-name="ce130"/>
          <table:table-cell table:style-name="ce91" table:number-columns-repeated="9"/>
          <table:table-cell table:style-name="ce13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s" table:style-name="ta1" table:print-ranges="mars.A1:mars.O39"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4" table:number-columns-repeated="9" table:default-cell-style-name="ce92"/>
        <table:table-column table:style-name="co15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février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février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février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samedi" calcext:value-type="string">
            <text:p>samedi</text:p>
          </table:table-cell>
          <table:table-cell table:style-name="ce127" table:formula="of:=EDATE([février.B9];1)" office:value-type="date" office:date-value="2025-03-01" calcext:value-type="date">
            <text:p>01.03.2025</text:p>
          </table:table-cell>
          <table:table-cell table:style-name="ce91" table:formula="of:=IF(OR(WEEKDAY([.B9])=1;WEEKDAY([.B9])=7);0;[.$A$1])" office:value-type="time" office:time-value="PT00H00M00S" calcext:value-type="time">
            <text:p>00:00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dimanche" calcext:value-type="string">
            <text:p>dimanche</text:p>
          </table:table-cell>
          <table:table-cell table:style-name="ce127" table:formula="of:=[.B9]+1" office:value-type="date" office:date-value="2025-03-02" calcext:value-type="date">
            <text:p>02.03.2025</text:p>
          </table:table-cell>
          <table:table-cell table:style-name="ce91" table:formula="of:=IF(OR(WEEKDAY([.B10])=1;WEEKDAY([.B10])=7);0;[.$A$1])" office:value-type="time" office:time-value="PT00H00M00S" calcext:value-type="time">
            <text:p>00:00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lundi" calcext:value-type="string">
            <text:p>lundi</text:p>
          </table:table-cell>
          <table:table-cell table:style-name="ce127" table:formula="of:=[.B10]+1" office:value-type="date" office:date-value="2025-03-03" calcext:value-type="date">
            <text:p>03.03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mardi" calcext:value-type="string">
            <text:p>mardi</text:p>
          </table:table-cell>
          <table:table-cell table:style-name="ce127" table:formula="of:=[.B11]+1" office:value-type="date" office:date-value="2025-03-04" calcext:value-type="date">
            <text:p>04.03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4"/>
          <table:table-cell table:number-columns-repeated="2"/>
          <table:table-cell table:style-name="ce91" table:number-columns-repeated="2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mercredi" calcext:value-type="string">
            <text:p>mercredi</text:p>
          </table:table-cell>
          <table:table-cell table:style-name="ce127" table:formula="of:=[.B12]+1" office:value-type="date" office:date-value="2025-03-05" calcext:value-type="date">
            <text:p>05.03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jeudi" calcext:value-type="string">
            <text:p>jeudi</text:p>
          </table:table-cell>
          <table:table-cell table:style-name="ce127" table:formula="of:=[.B13]+1" office:value-type="date" office:date-value="2025-03-06" calcext:value-type="date">
            <text:p>06.03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vendredi" calcext:value-type="string">
            <text:p>vendredi</text:p>
          </table:table-cell>
          <table:table-cell table:style-name="ce127" table:formula="of:=[.B14]+1" office:value-type="date" office:date-value="2025-03-07" calcext:value-type="date">
            <text:p>07.03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samedi" calcext:value-type="string">
            <text:p>samedi</text:p>
          </table:table-cell>
          <table:table-cell table:style-name="ce127" table:formula="of:=[.B15]+1" office:value-type="date" office:date-value="2025-03-08" calcext:value-type="date">
            <text:p>08.03.2025</text:p>
          </table:table-cell>
          <table:table-cell table:style-name="ce91" table:formula="of:=IF(OR(WEEKDAY([.B16])=1;WEEKDAY([.B16])=7);0;[.$A$1])" office:value-type="time" office:time-value="PT00H00M00S" calcext:value-type="time">
            <text:p>00:00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dimanche" calcext:value-type="string">
            <text:p>dimanche</text:p>
          </table:table-cell>
          <table:table-cell table:style-name="ce127" table:formula="of:=[.B16]+1" office:value-type="date" office:date-value="2025-03-09" calcext:value-type="date">
            <text:p>09.03.2025</text:p>
          </table:table-cell>
          <table:table-cell table:style-name="ce91" table:formula="of:=IF(OR(WEEKDAY([.B17])=1;WEEKDAY([.B17])=7);0;[.$A$1])" office:value-type="time" office:time-value="PT00H00M00S" calcext:value-type="time">
            <text:p>00:00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lundi" calcext:value-type="string">
            <text:p>lundi</text:p>
          </table:table-cell>
          <table:table-cell table:style-name="ce127" table:formula="of:=[.B17]+1" office:value-type="date" office:date-value="2025-03-10" calcext:value-type="date">
            <text:p>10.03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mardi" calcext:value-type="string">
            <text:p>mardi</text:p>
          </table:table-cell>
          <table:table-cell table:style-name="ce127" table:formula="of:=[.B18]+1" office:value-type="date" office:date-value="2025-03-11" calcext:value-type="date">
            <text:p>11.03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mercredi" calcext:value-type="string">
            <text:p>mercredi</text:p>
          </table:table-cell>
          <table:table-cell table:style-name="ce127" table:formula="of:=[.B19]+1" office:value-type="date" office:date-value="2025-03-12" calcext:value-type="date">
            <text:p>12.03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jeudi" calcext:value-type="string">
            <text:p>jeudi</text:p>
          </table:table-cell>
          <table:table-cell table:style-name="ce127" table:formula="of:=[.B20]+1" office:value-type="date" office:date-value="2025-03-13" calcext:value-type="date">
            <text:p>13.03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vendredi" calcext:value-type="string">
            <text:p>vendredi</text:p>
          </table:table-cell>
          <table:table-cell table:style-name="ce127" table:formula="of:=[.B21]+1" office:value-type="date" office:date-value="2025-03-14" calcext:value-type="date">
            <text:p>14.03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samedi" calcext:value-type="string">
            <text:p>samedi</text:p>
          </table:table-cell>
          <table:table-cell table:style-name="ce127" table:formula="of:=[.B22]+1" office:value-type="date" office:date-value="2025-03-15" calcext:value-type="date">
            <text:p>15.03.2025</text:p>
          </table:table-cell>
          <table:table-cell table:style-name="ce91" table:formula="of:=IF(OR(WEEKDAY([.B23])=1;WEEKDAY([.B23])=7);0;[.$A$1])" office:value-type="time" office:time-value="PT00H00M00S" calcext:value-type="time">
            <text:p>00:00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dimanche" calcext:value-type="string">
            <text:p>dimanche</text:p>
          </table:table-cell>
          <table:table-cell table:style-name="ce127" table:formula="of:=[.B23]+1" office:value-type="date" office:date-value="2025-03-16" calcext:value-type="date">
            <text:p>16.03.2025</text:p>
          </table:table-cell>
          <table:table-cell table:style-name="ce91" table:formula="of:=IF(OR(WEEKDAY([.B24])=1;WEEKDAY([.B24])=7);0;[.$A$1])" office:value-type="time" office:time-value="PT00H00M00S" calcext:value-type="time">
            <text:p>00:00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lundi" calcext:value-type="string">
            <text:p>lundi</text:p>
          </table:table-cell>
          <table:table-cell table:style-name="ce127" table:formula="of:=[.B24]+1" office:value-type="date" office:date-value="2025-03-17" calcext:value-type="date">
            <text:p>17.03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mardi" calcext:value-type="string">
            <text:p>mardi</text:p>
          </table:table-cell>
          <table:table-cell table:style-name="ce127" table:formula="of:=[.B25]+1" office:value-type="date" office:date-value="2025-03-18" calcext:value-type="date">
            <text:p>18.03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mercredi" calcext:value-type="string">
            <text:p>mercredi</text:p>
          </table:table-cell>
          <table:table-cell table:style-name="ce127" table:formula="of:=[.B26]+1" office:value-type="date" office:date-value="2025-03-19" calcext:value-type="date">
            <text:p>19.03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jeudi" calcext:value-type="string">
            <text:p>jeudi</text:p>
          </table:table-cell>
          <table:table-cell table:style-name="ce127" table:formula="of:=[.B27]+1" office:value-type="date" office:date-value="2025-03-20" calcext:value-type="date">
            <text:p>20.03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vendredi" calcext:value-type="string">
            <text:p>vendredi</text:p>
          </table:table-cell>
          <table:table-cell table:style-name="ce127" table:formula="of:=[.B28]+1" office:value-type="date" office:date-value="2025-03-21" calcext:value-type="date">
            <text:p>21.03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samedi" calcext:value-type="string">
            <text:p>samedi</text:p>
          </table:table-cell>
          <table:table-cell table:style-name="ce127" table:formula="of:=[.B29]+1" office:value-type="date" office:date-value="2025-03-22" calcext:value-type="date">
            <text:p>22.03.2025</text:p>
          </table:table-cell>
          <table:table-cell table:style-name="ce91" table:formula="of:=IF(OR(WEEKDAY([.B30])=1;WEEKDAY([.B30])=7);0;[.$A$1])" office:value-type="time" office:time-value="PT00H00M00S" calcext:value-type="time">
            <text:p>00:00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dimanche" calcext:value-type="string">
            <text:p>dimanche</text:p>
          </table:table-cell>
          <table:table-cell table:style-name="ce127" table:formula="of:=[.B30]+1" office:value-type="date" office:date-value="2025-03-23" calcext:value-type="date">
            <text:p>23.03.2025</text:p>
          </table:table-cell>
          <table:table-cell table:style-name="ce91" table:formula="of:=IF(OR(WEEKDAY([.B31])=1;WEEKDAY([.B31])=7);0;[.$A$1])" office:value-type="time" office:time-value="PT00H00M00S" calcext:value-type="time">
            <text:p>00:00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lundi" calcext:value-type="string">
            <text:p>lundi</text:p>
          </table:table-cell>
          <table:table-cell table:style-name="ce127" table:formula="of:=[.B31]+1" office:value-type="date" office:date-value="2025-03-24" calcext:value-type="date">
            <text:p>24.03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mardi" calcext:value-type="string">
            <text:p>mardi</text:p>
          </table:table-cell>
          <table:table-cell table:style-name="ce127" table:formula="of:=[.B32]+1" office:value-type="date" office:date-value="2025-03-25" calcext:value-type="date">
            <text:p>25.03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mercredi" calcext:value-type="string">
            <text:p>mercredi</text:p>
          </table:table-cell>
          <table:table-cell table:style-name="ce127" table:formula="of:=[.B33]+1" office:value-type="date" office:date-value="2025-03-26" calcext:value-type="date">
            <text:p>26.03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jeudi" calcext:value-type="string">
            <text:p>jeudi</text:p>
          </table:table-cell>
          <table:table-cell table:style-name="ce127" table:formula="of:=[.B34]+1" office:value-type="date" office:date-value="2025-03-27" calcext:value-type="date">
            <text:p>27.03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vendredi" calcext:value-type="string">
            <text:p>vendredi</text:p>
          </table:table-cell>
          <table:table-cell table:style-name="ce127" table:formula="of:=[.B35]+1" office:value-type="date" office:date-value="2025-03-28" calcext:value-type="date">
            <text:p>28.03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samedi" calcext:value-type="string">
            <text:p>samedi</text:p>
          </table:table-cell>
          <table:table-cell table:style-name="ce127" table:formula="of:=[.B36]+1" office:value-type="date" office:date-value="2025-03-29" calcext:value-type="date">
            <text:p>29.03.2025</text:p>
          </table:table-cell>
          <table:table-cell table:style-name="ce91" table:formula="of:=IF(OR(WEEKDAY([.B37])=1;WEEKDAY([.B37])=7);0;[.$A$1])" office:value-type="time" office:time-value="PT00H00M00S" calcext:value-type="time">
            <text:p>00:00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dimanche" calcext:value-type="string">
            <text:p>dimanche</text:p>
          </table:table-cell>
          <table:table-cell table:style-name="ce127" table:formula="of:=[.B37]+1" office:value-type="date" office:date-value="2025-03-30" calcext:value-type="date">
            <text:p>30.03.2025</text:p>
          </table:table-cell>
          <table:table-cell table:style-name="ce91" table:formula="of:=IF(OR(WEEKDAY([.B38])=1;WEEKDAY([.B38])=7);0;[.$A$1])" office:value-type="time" office:time-value="PT00H00M00S" calcext:value-type="time">
            <text:p>00:00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lundi" calcext:value-type="string">
            <text:p>lundi</text:p>
          </table:table-cell>
          <table:table-cell table:style-name="ce127" table:formula="of:=[.B38]+1" office:value-type="date" office:date-value="2025-03-31" calcext:value-type="date">
            <text:p>31.03.2025</text:p>
          </table:table-cell>
          <table:table-cell table:style-name="ce91" table:formula="of:=IF(OR(WEEKDAY([.B39])=1;WEEKDAY([.B39])=7);0;[.$A$1])" office:value-type="time" office:time-value="PT08H17M00S" calcext:value-type="time">
            <text:p>08:17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ril" table:style-name="ta1" table:print-ranges="avril.A1:avril.O39"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6" table:number-columns-repeated="9" table:default-cell-style-name="ce92"/>
        <table:table-column table:style-name="co17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mars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mars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mars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mardi" calcext:value-type="string">
            <text:p>mardi</text:p>
          </table:table-cell>
          <table:table-cell table:style-name="ce127" table:formula="of:=EDATE([mars.B9];1)" office:value-type="date" office:date-value="2025-04-01" calcext:value-type="date">
            <text:p>01.04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mercredi" calcext:value-type="string">
            <text:p>mercredi</text:p>
          </table:table-cell>
          <table:table-cell table:style-name="ce127" table:formula="of:=[.B9]+1" office:value-type="date" office:date-value="2025-04-02" calcext:value-type="date">
            <text:p>02.04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jeudi" calcext:value-type="string">
            <text:p>jeudi</text:p>
          </table:table-cell>
          <table:table-cell table:style-name="ce127" table:formula="of:=[.B10]+1" office:value-type="date" office:date-value="2025-04-03" calcext:value-type="date">
            <text:p>03.04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vendredi" calcext:value-type="string">
            <text:p>vendredi</text:p>
          </table:table-cell>
          <table:table-cell table:style-name="ce127" table:formula="of:=[.B11]+1" office:value-type="date" office:date-value="2025-04-04" calcext:value-type="date">
            <text:p>04.04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samedi" calcext:value-type="string">
            <text:p>samedi</text:p>
          </table:table-cell>
          <table:table-cell table:style-name="ce127" table:formula="of:=[.B12]+1" office:value-type="date" office:date-value="2025-04-05" calcext:value-type="date">
            <text:p>05.04.2025</text:p>
          </table:table-cell>
          <table:table-cell table:style-name="ce91" table:formula="of:=IF(OR(WEEKDAY([.B13])=1;WEEKDAY([.B13])=7);0;[.$A$1])" office:value-type="time" office:time-value="PT00H00M00S" calcext:value-type="time">
            <text:p>00:00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dimanche" calcext:value-type="string">
            <text:p>dimanche</text:p>
          </table:table-cell>
          <table:table-cell table:style-name="ce127" table:formula="of:=[.B13]+1" office:value-type="date" office:date-value="2025-04-06" calcext:value-type="date">
            <text:p>06.04.2025</text:p>
          </table:table-cell>
          <table:table-cell table:style-name="ce91" table:formula="of:=IF(OR(WEEKDAY([.B14])=1;WEEKDAY([.B14])=7);0;[.$A$1])" office:value-type="time" office:time-value="PT00H00M00S" calcext:value-type="time">
            <text:p>00:00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lundi" calcext:value-type="string">
            <text:p>lundi</text:p>
          </table:table-cell>
          <table:table-cell table:style-name="ce127" table:formula="of:=[.B14]+1" office:value-type="date" office:date-value="2025-04-07" calcext:value-type="date">
            <text:p>07.04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mardi" calcext:value-type="string">
            <text:p>mardi</text:p>
          </table:table-cell>
          <table:table-cell table:style-name="ce127" table:formula="of:=[.B15]+1" office:value-type="date" office:date-value="2025-04-08" calcext:value-type="date">
            <text:p>08.04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mercredi" calcext:value-type="string">
            <text:p>mercredi</text:p>
          </table:table-cell>
          <table:table-cell table:style-name="ce127" table:formula="of:=[.B16]+1" office:value-type="date" office:date-value="2025-04-09" calcext:value-type="date">
            <text:p>09.04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jeudi" calcext:value-type="string">
            <text:p>jeudi</text:p>
          </table:table-cell>
          <table:table-cell table:style-name="ce127" table:formula="of:=[.B17]+1" office:value-type="date" office:date-value="2025-04-10" calcext:value-type="date">
            <text:p>10.04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vendredi" calcext:value-type="string">
            <text:p>vendredi</text:p>
          </table:table-cell>
          <table:table-cell table:style-name="ce127" table:formula="of:=[.B18]+1" office:value-type="date" office:date-value="2025-04-11" calcext:value-type="date">
            <text:p>11.04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samedi" calcext:value-type="string">
            <text:p>samedi</text:p>
          </table:table-cell>
          <table:table-cell table:style-name="ce127" table:formula="of:=[.B19]+1" office:value-type="date" office:date-value="2025-04-12" calcext:value-type="date">
            <text:p>12.04.2025</text:p>
          </table:table-cell>
          <table:table-cell table:style-name="ce91" table:formula="of:=IF(OR(WEEKDAY([.B20])=1;WEEKDAY([.B20])=7);0;[.$A$1])" office:value-type="time" office:time-value="PT00H00M00S" calcext:value-type="time">
            <text:p>00:00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dimanche" calcext:value-type="string">
            <text:p>dimanche</text:p>
          </table:table-cell>
          <table:table-cell table:style-name="ce127" table:formula="of:=[.B20]+1" office:value-type="date" office:date-value="2025-04-13" calcext:value-type="date">
            <text:p>13.04.2025</text:p>
          </table:table-cell>
          <table:table-cell table:style-name="ce91" table:formula="of:=IF(OR(WEEKDAY([.B21])=1;WEEKDAY([.B21])=7);0;[.$A$1])" office:value-type="time" office:time-value="PT00H00M00S" calcext:value-type="time">
            <text:p>00:00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lundi" calcext:value-type="string">
            <text:p>lundi</text:p>
          </table:table-cell>
          <table:table-cell table:style-name="ce127" table:formula="of:=[.B21]+1" office:value-type="date" office:date-value="2025-04-14" calcext:value-type="date">
            <text:p>14.04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mardi" calcext:value-type="string">
            <text:p>mardi</text:p>
          </table:table-cell>
          <table:table-cell table:style-name="ce127" table:formula="of:=[.B22]+1" office:value-type="date" office:date-value="2025-04-15" calcext:value-type="date">
            <text:p>15.04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mercredi" calcext:value-type="string">
            <text:p>mercredi</text:p>
          </table:table-cell>
          <table:table-cell table:style-name="ce127" table:formula="of:=[.B23]+1" office:value-type="date" office:date-value="2025-04-16" calcext:value-type="date">
            <text:p>16.04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jeudi" calcext:value-type="string">
            <text:p>jeudi</text:p>
          </table:table-cell>
          <table:table-cell table:style-name="ce127" table:formula="of:=[.B24]+1" office:value-type="date" office:date-value="2025-04-17" calcext:value-type="date">
            <text:p>17.04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vendredi" calcext:value-type="string">
            <text:p>vendredi</text:p>
          </table:table-cell>
          <table:table-cell table:style-name="ce127" table:formula="of:=[.B25]+1" office:value-type="date" office:date-value="2025-04-18" calcext:value-type="date">
            <text:p>18.04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samedi" calcext:value-type="string">
            <text:p>samedi</text:p>
          </table:table-cell>
          <table:table-cell table:style-name="ce127" table:formula="of:=[.B26]+1" office:value-type="date" office:date-value="2025-04-19" calcext:value-type="date">
            <text:p>19.04.2025</text:p>
          </table:table-cell>
          <table:table-cell table:style-name="ce91" table:formula="of:=IF(OR(WEEKDAY([.B27])=1;WEEKDAY([.B27])=7);0;[.$A$1])" office:value-type="time" office:time-value="PT00H00M00S" calcext:value-type="time">
            <text:p>00:00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dimanche" calcext:value-type="string">
            <text:p>dimanche</text:p>
          </table:table-cell>
          <table:table-cell table:style-name="ce127" table:formula="of:=[.B27]+1" office:value-type="date" office:date-value="2025-04-20" calcext:value-type="date">
            <text:p>20.04.2025</text:p>
          </table:table-cell>
          <table:table-cell table:style-name="ce91" table:formula="of:=IF(OR(WEEKDAY([.B28])=1;WEEKDAY([.B28])=7);0;[.$A$1])" office:value-type="time" office:time-value="PT00H00M00S" calcext:value-type="time">
            <text:p>00:00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lundi" calcext:value-type="string">
            <text:p>lundi</text:p>
          </table:table-cell>
          <table:table-cell table:style-name="ce127" table:formula="of:=[.B28]+1" office:value-type="date" office:date-value="2025-04-21" calcext:value-type="date">
            <text:p>21.04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mardi" calcext:value-type="string">
            <text:p>mardi</text:p>
          </table:table-cell>
          <table:table-cell table:style-name="ce127" table:formula="of:=[.B29]+1" office:value-type="date" office:date-value="2025-04-22" calcext:value-type="date">
            <text:p>22.04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mercredi" calcext:value-type="string">
            <text:p>mercredi</text:p>
          </table:table-cell>
          <table:table-cell table:style-name="ce127" table:formula="of:=[.B30]+1" office:value-type="date" office:date-value="2025-04-23" calcext:value-type="date">
            <text:p>23.04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jeudi" calcext:value-type="string">
            <text:p>jeudi</text:p>
          </table:table-cell>
          <table:table-cell table:style-name="ce127" table:formula="of:=[.B31]+1" office:value-type="date" office:date-value="2025-04-24" calcext:value-type="date">
            <text:p>24.04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vendredi" calcext:value-type="string">
            <text:p>vendredi</text:p>
          </table:table-cell>
          <table:table-cell table:style-name="ce127" table:formula="of:=[.B32]+1" office:value-type="date" office:date-value="2025-04-25" calcext:value-type="date">
            <text:p>25.04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samedi" calcext:value-type="string">
            <text:p>samedi</text:p>
          </table:table-cell>
          <table:table-cell table:style-name="ce127" table:formula="of:=[.B33]+1" office:value-type="date" office:date-value="2025-04-26" calcext:value-type="date">
            <text:p>26.04.2025</text:p>
          </table:table-cell>
          <table:table-cell table:style-name="ce91" table:formula="of:=IF(OR(WEEKDAY([.B34])=1;WEEKDAY([.B34])=7);0;[.$A$1])" office:value-type="time" office:time-value="PT00H00M00S" calcext:value-type="time">
            <text:p>00:00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dimanche" calcext:value-type="string">
            <text:p>dimanche</text:p>
          </table:table-cell>
          <table:table-cell table:style-name="ce127" table:formula="of:=[.B34]+1" office:value-type="date" office:date-value="2025-04-27" calcext:value-type="date">
            <text:p>27.04.2025</text:p>
          </table:table-cell>
          <table:table-cell table:style-name="ce91" table:formula="of:=IF(OR(WEEKDAY([.B35])=1;WEEKDAY([.B35])=7);0;[.$A$1])" office:value-type="time" office:time-value="PT00H00M00S" calcext:value-type="time">
            <text:p>00:00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lundi" calcext:value-type="string">
            <text:p>lundi</text:p>
          </table:table-cell>
          <table:table-cell table:style-name="ce127" table:formula="of:=[.B35]+1" office:value-type="date" office:date-value="2025-04-28" calcext:value-type="date">
            <text:p>28.04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mardi" calcext:value-type="string">
            <text:p>mardi</text:p>
          </table:table-cell>
          <table:table-cell table:style-name="ce127" table:formula="of:=[.B36]+1" office:value-type="date" office:date-value="2025-04-29" calcext:value-type="date">
            <text:p>29.04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mercredi" calcext:value-type="string">
            <text:p>mercredi</text:p>
          </table:table-cell>
          <table:table-cell table:style-name="ce127" table:formula="of:=[.B37]+1" office:value-type="date" office:date-value="2025-04-30" calcext:value-type="date">
            <text:p>30.04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" table:style-name="ta1" table:print-ranges="mai.A1:mai.O39"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8" table:number-columns-repeated="9" table:default-cell-style-name="ce92"/>
        <table:table-column table:style-name="co13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avril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avril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avril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jeudi" calcext:value-type="string">
            <text:p>jeudi</text:p>
          </table:table-cell>
          <table:table-cell table:style-name="ce127" table:formula="of:=EDATE([avril.B9];1)" office:value-type="date" office:date-value="2025-05-01" calcext:value-type="date">
            <text:p>01.05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vendredi" calcext:value-type="string">
            <text:p>vendredi</text:p>
          </table:table-cell>
          <table:table-cell table:style-name="ce127" table:formula="of:=[.B9]+1" office:value-type="date" office:date-value="2025-05-02" calcext:value-type="date">
            <text:p>02.05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samedi" calcext:value-type="string">
            <text:p>samedi</text:p>
          </table:table-cell>
          <table:table-cell table:style-name="ce127" table:formula="of:=[.B10]+1" office:value-type="date" office:date-value="2025-05-03" calcext:value-type="date">
            <text:p>03.05.2025</text:p>
          </table:table-cell>
          <table:table-cell table:style-name="ce91" table:formula="of:=IF(OR(WEEKDAY([.B11])=1;WEEKDAY([.B11])=7);0;[.$A$1])" office:value-type="time" office:time-value="PT00H00M00S" calcext:value-type="time">
            <text:p>00:00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dimanche" calcext:value-type="string">
            <text:p>dimanche</text:p>
          </table:table-cell>
          <table:table-cell table:style-name="ce127" table:formula="of:=[.B11]+1" office:value-type="date" office:date-value="2025-05-04" calcext:value-type="date">
            <text:p>04.05.2025</text:p>
          </table:table-cell>
          <table:table-cell table:style-name="ce91" table:formula="of:=IF(OR(WEEKDAY([.B12])=1;WEEKDAY([.B12])=7);0;[.$A$1])" office:value-type="time" office:time-value="PT00H00M00S" calcext:value-type="time">
            <text:p>00:00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lundi" calcext:value-type="string">
            <text:p>lundi</text:p>
          </table:table-cell>
          <table:table-cell table:style-name="ce127" table:formula="of:=[.B12]+1" office:value-type="date" office:date-value="2025-05-05" calcext:value-type="date">
            <text:p>05.05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mardi" calcext:value-type="string">
            <text:p>mardi</text:p>
          </table:table-cell>
          <table:table-cell table:style-name="ce127" table:formula="of:=[.B13]+1" office:value-type="date" office:date-value="2025-05-06" calcext:value-type="date">
            <text:p>06.05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mercredi" calcext:value-type="string">
            <text:p>mercredi</text:p>
          </table:table-cell>
          <table:table-cell table:style-name="ce127" table:formula="of:=[.B14]+1" office:value-type="date" office:date-value="2025-05-07" calcext:value-type="date">
            <text:p>07.05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jeudi" calcext:value-type="string">
            <text:p>jeudi</text:p>
          </table:table-cell>
          <table:table-cell table:style-name="ce127" table:formula="of:=[.B15]+1" office:value-type="date" office:date-value="2025-05-08" calcext:value-type="date">
            <text:p>08.05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vendredi" calcext:value-type="string">
            <text:p>vendredi</text:p>
          </table:table-cell>
          <table:table-cell table:style-name="ce127" table:formula="of:=[.B16]+1" office:value-type="date" office:date-value="2025-05-09" calcext:value-type="date">
            <text:p>09.05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samedi" calcext:value-type="string">
            <text:p>samedi</text:p>
          </table:table-cell>
          <table:table-cell table:style-name="ce127" table:formula="of:=[.B17]+1" office:value-type="date" office:date-value="2025-05-10" calcext:value-type="date">
            <text:p>10.05.2025</text:p>
          </table:table-cell>
          <table:table-cell table:style-name="ce91" table:formula="of:=IF(OR(WEEKDAY([.B18])=1;WEEKDAY([.B18])=7);0;[.$A$1])" office:value-type="time" office:time-value="PT00H00M00S" calcext:value-type="time">
            <text:p>00:00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dimanche" calcext:value-type="string">
            <text:p>dimanche</text:p>
          </table:table-cell>
          <table:table-cell table:style-name="ce127" table:formula="of:=[.B18]+1" office:value-type="date" office:date-value="2025-05-11" calcext:value-type="date">
            <text:p>11.05.2025</text:p>
          </table:table-cell>
          <table:table-cell table:style-name="ce91" table:formula="of:=IF(OR(WEEKDAY([.B19])=1;WEEKDAY([.B19])=7);0;[.$A$1])" office:value-type="time" office:time-value="PT00H00M00S" calcext:value-type="time">
            <text:p>00:00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lundi" calcext:value-type="string">
            <text:p>lundi</text:p>
          </table:table-cell>
          <table:table-cell table:style-name="ce127" table:formula="of:=[.B19]+1" office:value-type="date" office:date-value="2025-05-12" calcext:value-type="date">
            <text:p>12.05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mardi" calcext:value-type="string">
            <text:p>mardi</text:p>
          </table:table-cell>
          <table:table-cell table:style-name="ce127" table:formula="of:=[.B20]+1" office:value-type="date" office:date-value="2025-05-13" calcext:value-type="date">
            <text:p>13.05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mercredi" calcext:value-type="string">
            <text:p>mercredi</text:p>
          </table:table-cell>
          <table:table-cell table:style-name="ce127" table:formula="of:=[.B21]+1" office:value-type="date" office:date-value="2025-05-14" calcext:value-type="date">
            <text:p>14.05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jeudi" calcext:value-type="string">
            <text:p>jeudi</text:p>
          </table:table-cell>
          <table:table-cell table:style-name="ce127" table:formula="of:=[.B22]+1" office:value-type="date" office:date-value="2025-05-15" calcext:value-type="date">
            <text:p>15.05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vendredi" calcext:value-type="string">
            <text:p>vendredi</text:p>
          </table:table-cell>
          <table:table-cell table:style-name="ce127" table:formula="of:=[.B23]+1" office:value-type="date" office:date-value="2025-05-16" calcext:value-type="date">
            <text:p>16.05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samedi" calcext:value-type="string">
            <text:p>samedi</text:p>
          </table:table-cell>
          <table:table-cell table:style-name="ce127" table:formula="of:=[.B24]+1" office:value-type="date" office:date-value="2025-05-17" calcext:value-type="date">
            <text:p>17.05.2025</text:p>
          </table:table-cell>
          <table:table-cell table:style-name="ce91" table:formula="of:=IF(OR(WEEKDAY([.B25])=1;WEEKDAY([.B25])=7);0;[.$A$1])" office:value-type="time" office:time-value="PT00H00M00S" calcext:value-type="time">
            <text:p>00:00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dimanche" calcext:value-type="string">
            <text:p>dimanche</text:p>
          </table:table-cell>
          <table:table-cell table:style-name="ce127" table:formula="of:=[.B25]+1" office:value-type="date" office:date-value="2025-05-18" calcext:value-type="date">
            <text:p>18.05.2025</text:p>
          </table:table-cell>
          <table:table-cell table:style-name="ce91" table:formula="of:=IF(OR(WEEKDAY([.B26])=1;WEEKDAY([.B26])=7);0;[.$A$1])" office:value-type="time" office:time-value="PT00H00M00S" calcext:value-type="time">
            <text:p>00:00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lundi" calcext:value-type="string">
            <text:p>lundi</text:p>
          </table:table-cell>
          <table:table-cell table:style-name="ce127" table:formula="of:=[.B26]+1" office:value-type="date" office:date-value="2025-05-19" calcext:value-type="date">
            <text:p>19.05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mardi" calcext:value-type="string">
            <text:p>mardi</text:p>
          </table:table-cell>
          <table:table-cell table:style-name="ce127" table:formula="of:=[.B27]+1" office:value-type="date" office:date-value="2025-05-20" calcext:value-type="date">
            <text:p>20.05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mercredi" calcext:value-type="string">
            <text:p>mercredi</text:p>
          </table:table-cell>
          <table:table-cell table:style-name="ce127" table:formula="of:=[.B28]+1" office:value-type="date" office:date-value="2025-05-21" calcext:value-type="date">
            <text:p>21.05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jeudi" calcext:value-type="string">
            <text:p>jeudi</text:p>
          </table:table-cell>
          <table:table-cell table:style-name="ce127" table:formula="of:=[.B29]+1" office:value-type="date" office:date-value="2025-05-22" calcext:value-type="date">
            <text:p>22.05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vendredi" calcext:value-type="string">
            <text:p>vendredi</text:p>
          </table:table-cell>
          <table:table-cell table:style-name="ce127" table:formula="of:=[.B30]+1" office:value-type="date" office:date-value="2025-05-23" calcext:value-type="date">
            <text:p>23.05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samedi" calcext:value-type="string">
            <text:p>samedi</text:p>
          </table:table-cell>
          <table:table-cell table:style-name="ce127" table:formula="of:=[.B31]+1" office:value-type="date" office:date-value="2025-05-24" calcext:value-type="date">
            <text:p>24.05.2025</text:p>
          </table:table-cell>
          <table:table-cell table:style-name="ce91" table:formula="of:=IF(OR(WEEKDAY([.B32])=1;WEEKDAY([.B32])=7);0;[.$A$1])" office:value-type="time" office:time-value="PT00H00M00S" calcext:value-type="time">
            <text:p>00:00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dimanche" calcext:value-type="string">
            <text:p>dimanche</text:p>
          </table:table-cell>
          <table:table-cell table:style-name="ce127" table:formula="of:=[.B32]+1" office:value-type="date" office:date-value="2025-05-25" calcext:value-type="date">
            <text:p>25.05.2025</text:p>
          </table:table-cell>
          <table:table-cell table:style-name="ce91" table:formula="of:=IF(OR(WEEKDAY([.B33])=1;WEEKDAY([.B33])=7);0;[.$A$1])" office:value-type="time" office:time-value="PT00H00M00S" calcext:value-type="time">
            <text:p>00:00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lundi" calcext:value-type="string">
            <text:p>lundi</text:p>
          </table:table-cell>
          <table:table-cell table:style-name="ce127" table:formula="of:=[.B33]+1" office:value-type="date" office:date-value="2025-05-26" calcext:value-type="date">
            <text:p>26.05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mardi" calcext:value-type="string">
            <text:p>mardi</text:p>
          </table:table-cell>
          <table:table-cell table:style-name="ce127" table:formula="of:=[.B34]+1" office:value-type="date" office:date-value="2025-05-27" calcext:value-type="date">
            <text:p>27.05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mercredi" calcext:value-type="string">
            <text:p>mercredi</text:p>
          </table:table-cell>
          <table:table-cell table:style-name="ce127" table:formula="of:=[.B35]+1" office:value-type="date" office:date-value="2025-05-28" calcext:value-type="date">
            <text:p>28.05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jeudi" calcext:value-type="string">
            <text:p>jeudi</text:p>
          </table:table-cell>
          <table:table-cell table:style-name="ce127" table:formula="of:=[.B36]+1" office:value-type="date" office:date-value="2025-05-29" calcext:value-type="date">
            <text:p>29.05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vendredi" calcext:value-type="string">
            <text:p>vendredi</text:p>
          </table:table-cell>
          <table:table-cell table:style-name="ce127" table:formula="of:=[.B37]+1" office:value-type="date" office:date-value="2025-05-30" calcext:value-type="date">
            <text:p>30.05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samedi" calcext:value-type="string">
            <text:p>samedi</text:p>
          </table:table-cell>
          <table:table-cell table:style-name="ce127" table:formula="of:=[.B38]+1" office:value-type="date" office:date-value="2025-05-31" calcext:value-type="date">
            <text:p>31.05.2025</text:p>
          </table:table-cell>
          <table:table-cell table:style-name="ce91" table:formula="of:=IF(OR(WEEKDAY([.B39])=1;WEEKDAY([.B39])=7);0;[.$A$1])" office:value-type="time" office:time-value="PT00H00M00S" calcext:value-type="time">
            <text:p>00:00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in" table:style-name="ta1" table:print-ranges="juin.A1:juin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9" table:number-columns-repeated="8" table:default-cell-style-name="ce92"/>
        <table:table-column table:style-name="co20" table:default-cell-style-name="ce92"/>
        <table:table-column table:style-name="co9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mai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mai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mai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dimanche" calcext:value-type="string">
            <text:p>dimanche</text:p>
          </table:table-cell>
          <table:table-cell table:style-name="ce127" table:formula="of:=EDATE([mai.B9];1)" office:value-type="date" office:date-value="2025-06-01" calcext:value-type="date">
            <text:p>01.06.2025</text:p>
          </table:table-cell>
          <table:table-cell table:style-name="ce91" table:formula="of:=IF(OR(WEEKDAY([.B9])=1;WEEKDAY([.B9])=7);0;[.$A$1])" office:value-type="time" office:time-value="PT00H00M00S" calcext:value-type="time">
            <text:p>00:00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lundi" calcext:value-type="string">
            <text:p>lundi</text:p>
          </table:table-cell>
          <table:table-cell table:style-name="ce127" table:formula="of:=[.B9]+1" office:value-type="date" office:date-value="2025-06-02" calcext:value-type="date">
            <text:p>02.06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mardi" calcext:value-type="string">
            <text:p>mardi</text:p>
          </table:table-cell>
          <table:table-cell table:style-name="ce127" table:formula="of:=[.B10]+1" office:value-type="date" office:date-value="2025-06-03" calcext:value-type="date">
            <text:p>03.06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mercredi" calcext:value-type="string">
            <text:p>mercredi</text:p>
          </table:table-cell>
          <table:table-cell table:style-name="ce127" table:formula="of:=[.B11]+1" office:value-type="date" office:date-value="2025-06-04" calcext:value-type="date">
            <text:p>04.06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jeudi" calcext:value-type="string">
            <text:p>jeudi</text:p>
          </table:table-cell>
          <table:table-cell table:style-name="ce127" table:formula="of:=[.B12]+1" office:value-type="date" office:date-value="2025-06-05" calcext:value-type="date">
            <text:p>05.06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vendredi" calcext:value-type="string">
            <text:p>vendredi</text:p>
          </table:table-cell>
          <table:table-cell table:style-name="ce127" table:formula="of:=[.B13]+1" office:value-type="date" office:date-value="2025-06-06" calcext:value-type="date">
            <text:p>06.06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samedi" calcext:value-type="string">
            <text:p>samedi</text:p>
          </table:table-cell>
          <table:table-cell table:style-name="ce127" table:formula="of:=[.B14]+1" office:value-type="date" office:date-value="2025-06-07" calcext:value-type="date">
            <text:p>07.06.2025</text:p>
          </table:table-cell>
          <table:table-cell table:style-name="ce91" table:formula="of:=IF(OR(WEEKDAY([.B15])=1;WEEKDAY([.B15])=7);0;[.$A$1])" office:value-type="time" office:time-value="PT00H00M00S" calcext:value-type="time">
            <text:p>00:00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dimanche" calcext:value-type="string">
            <text:p>dimanche</text:p>
          </table:table-cell>
          <table:table-cell table:style-name="ce127" table:formula="of:=[.B15]+1" office:value-type="date" office:date-value="2025-06-08" calcext:value-type="date">
            <text:p>08.06.2025</text:p>
          </table:table-cell>
          <table:table-cell table:style-name="ce91" table:formula="of:=IF(OR(WEEKDAY([.B16])=1;WEEKDAY([.B16])=7);0;[.$A$1])" office:value-type="time" office:time-value="PT00H00M00S" calcext:value-type="time">
            <text:p>00:00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lundi" calcext:value-type="string">
            <text:p>lundi</text:p>
          </table:table-cell>
          <table:table-cell table:style-name="ce127" table:formula="of:=[.B16]+1" office:value-type="date" office:date-value="2025-06-09" calcext:value-type="date">
            <text:p>09.06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mardi" calcext:value-type="string">
            <text:p>mardi</text:p>
          </table:table-cell>
          <table:table-cell table:style-name="ce127" table:formula="of:=[.B17]+1" office:value-type="date" office:date-value="2025-06-10" calcext:value-type="date">
            <text:p>10.06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mercredi" calcext:value-type="string">
            <text:p>mercredi</text:p>
          </table:table-cell>
          <table:table-cell table:style-name="ce127" table:formula="of:=[.B18]+1" office:value-type="date" office:date-value="2025-06-11" calcext:value-type="date">
            <text:p>11.06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jeudi" calcext:value-type="string">
            <text:p>jeudi</text:p>
          </table:table-cell>
          <table:table-cell table:style-name="ce127" table:formula="of:=[.B19]+1" office:value-type="date" office:date-value="2025-06-12" calcext:value-type="date">
            <text:p>12.06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vendredi" calcext:value-type="string">
            <text:p>vendredi</text:p>
          </table:table-cell>
          <table:table-cell table:style-name="ce127" table:formula="of:=[.B20]+1" office:value-type="date" office:date-value="2025-06-13" calcext:value-type="date">
            <text:p>13.06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samedi" calcext:value-type="string">
            <text:p>samedi</text:p>
          </table:table-cell>
          <table:table-cell table:style-name="ce127" table:formula="of:=[.B21]+1" office:value-type="date" office:date-value="2025-06-14" calcext:value-type="date">
            <text:p>14.06.2025</text:p>
          </table:table-cell>
          <table:table-cell table:style-name="ce91" table:formula="of:=IF(OR(WEEKDAY([.B22])=1;WEEKDAY([.B22])=7);0;[.$A$1])" office:value-type="time" office:time-value="PT00H00M00S" calcext:value-type="time">
            <text:p>00:00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dimanche" calcext:value-type="string">
            <text:p>dimanche</text:p>
          </table:table-cell>
          <table:table-cell table:style-name="ce127" table:formula="of:=[.B22]+1" office:value-type="date" office:date-value="2025-06-15" calcext:value-type="date">
            <text:p>15.06.2025</text:p>
          </table:table-cell>
          <table:table-cell table:style-name="ce91" table:formula="of:=IF(OR(WEEKDAY([.B23])=1;WEEKDAY([.B23])=7);0;[.$A$1])" office:value-type="time" office:time-value="PT00H00M00S" calcext:value-type="time">
            <text:p>00:00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lundi" calcext:value-type="string">
            <text:p>lundi</text:p>
          </table:table-cell>
          <table:table-cell table:style-name="ce127" table:formula="of:=[.B23]+1" office:value-type="date" office:date-value="2025-06-16" calcext:value-type="date">
            <text:p>16.06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mardi" calcext:value-type="string">
            <text:p>mardi</text:p>
          </table:table-cell>
          <table:table-cell table:style-name="ce127" table:formula="of:=[.B24]+1" office:value-type="date" office:date-value="2025-06-17" calcext:value-type="date">
            <text:p>17.06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mercredi" calcext:value-type="string">
            <text:p>mercredi</text:p>
          </table:table-cell>
          <table:table-cell table:style-name="ce127" table:formula="of:=[.B25]+1" office:value-type="date" office:date-value="2025-06-18" calcext:value-type="date">
            <text:p>18.06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jeudi" calcext:value-type="string">
            <text:p>jeudi</text:p>
          </table:table-cell>
          <table:table-cell table:style-name="ce127" table:formula="of:=[.B26]+1" office:value-type="date" office:date-value="2025-06-19" calcext:value-type="date">
            <text:p>19.06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vendredi" calcext:value-type="string">
            <text:p>vendredi</text:p>
          </table:table-cell>
          <table:table-cell table:style-name="ce127" table:formula="of:=[.B27]+1" office:value-type="date" office:date-value="2025-06-20" calcext:value-type="date">
            <text:p>20.06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samedi" calcext:value-type="string">
            <text:p>samedi</text:p>
          </table:table-cell>
          <table:table-cell table:style-name="ce127" table:formula="of:=[.B28]+1" office:value-type="date" office:date-value="2025-06-21" calcext:value-type="date">
            <text:p>21.06.2025</text:p>
          </table:table-cell>
          <table:table-cell table:style-name="ce91" table:formula="of:=IF(OR(WEEKDAY([.B29])=1;WEEKDAY([.B29])=7);0;[.$A$1])" office:value-type="time" office:time-value="PT00H00M00S" calcext:value-type="time">
            <text:p>00:00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dimanche" calcext:value-type="string">
            <text:p>dimanche</text:p>
          </table:table-cell>
          <table:table-cell table:style-name="ce127" table:formula="of:=[.B29]+1" office:value-type="date" office:date-value="2025-06-22" calcext:value-type="date">
            <text:p>22.06.2025</text:p>
          </table:table-cell>
          <table:table-cell table:style-name="ce91" table:formula="of:=IF(OR(WEEKDAY([.B30])=1;WEEKDAY([.B30])=7);0;[.$A$1])" office:value-type="time" office:time-value="PT00H00M00S" calcext:value-type="time">
            <text:p>00:00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lundi" calcext:value-type="string">
            <text:p>lundi</text:p>
          </table:table-cell>
          <table:table-cell table:style-name="ce127" table:formula="of:=[.B30]+1" office:value-type="date" office:date-value="2025-06-23" calcext:value-type="date">
            <text:p>23.06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mardi" calcext:value-type="string">
            <text:p>mardi</text:p>
          </table:table-cell>
          <table:table-cell table:style-name="ce127" table:formula="of:=[.B31]+1" office:value-type="date" office:date-value="2025-06-24" calcext:value-type="date">
            <text:p>24.06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mercredi" calcext:value-type="string">
            <text:p>mercredi</text:p>
          </table:table-cell>
          <table:table-cell table:style-name="ce127" table:formula="of:=[.B32]+1" office:value-type="date" office:date-value="2025-06-25" calcext:value-type="date">
            <text:p>25.06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jeudi" calcext:value-type="string">
            <text:p>jeudi</text:p>
          </table:table-cell>
          <table:table-cell table:style-name="ce127" table:formula="of:=[.B33]+1" office:value-type="date" office:date-value="2025-06-26" calcext:value-type="date">
            <text:p>26.06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vendredi" calcext:value-type="string">
            <text:p>vendredi</text:p>
          </table:table-cell>
          <table:table-cell table:style-name="ce127" table:formula="of:=[.B34]+1" office:value-type="date" office:date-value="2025-06-27" calcext:value-type="date">
            <text:p>27.06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samedi" calcext:value-type="string">
            <text:p>samedi</text:p>
          </table:table-cell>
          <table:table-cell table:style-name="ce127" table:formula="of:=[.B35]+1" office:value-type="date" office:date-value="2025-06-28" calcext:value-type="date">
            <text:p>28.06.2025</text:p>
          </table:table-cell>
          <table:table-cell table:style-name="ce91" table:formula="of:=IF(OR(WEEKDAY([.B36])=1;WEEKDAY([.B36])=7);0;[.$A$1])" office:value-type="time" office:time-value="PT00H00M00S" calcext:value-type="time">
            <text:p>00:00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dimanche" calcext:value-type="string">
            <text:p>dimanche</text:p>
          </table:table-cell>
          <table:table-cell table:style-name="ce127" table:formula="of:=[.B36]+1" office:value-type="date" office:date-value="2025-06-29" calcext:value-type="date">
            <text:p>29.06.2025</text:p>
          </table:table-cell>
          <table:table-cell table:style-name="ce91" table:formula="of:=IF(OR(WEEKDAY([.B37])=1;WEEKDAY([.B37])=7);0;[.$A$1])" office:value-type="time" office:time-value="PT00H00M00S" calcext:value-type="time">
            <text:p>00:00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lundi" calcext:value-type="string">
            <text:p>lundi</text:p>
          </table:table-cell>
          <table:table-cell table:style-name="ce127" table:formula="of:=[.B37]+1" office:value-type="date" office:date-value="2025-06-30" calcext:value-type="date">
            <text:p>30.06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illet" table:style-name="ta1" table:print-ranges="juillet.A1:juillet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21" table:number-columns-repeated="8" table:default-cell-style-name="ce92"/>
        <table:table-column table:style-name="co22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juin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juin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juin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mardi" calcext:value-type="string">
            <text:p>mardi</text:p>
          </table:table-cell>
          <table:table-cell table:style-name="ce127" table:formula="of:=EDATE([juin.B9];1)" office:value-type="date" office:date-value="2025-07-01" calcext:value-type="date">
            <text:p>01.07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mercredi" calcext:value-type="string">
            <text:p>mercredi</text:p>
          </table:table-cell>
          <table:table-cell table:style-name="ce127" table:formula="of:=[.B9]+1" office:value-type="date" office:date-value="2025-07-02" calcext:value-type="date">
            <text:p>02.07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jeudi" calcext:value-type="string">
            <text:p>jeudi</text:p>
          </table:table-cell>
          <table:table-cell table:style-name="ce127" table:formula="of:=[.B10]+1" office:value-type="date" office:date-value="2025-07-03" calcext:value-type="date">
            <text:p>03.07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vendredi" calcext:value-type="string">
            <text:p>vendredi</text:p>
          </table:table-cell>
          <table:table-cell table:style-name="ce127" table:formula="of:=[.B11]+1" office:value-type="date" office:date-value="2025-07-04" calcext:value-type="date">
            <text:p>04.07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samedi" calcext:value-type="string">
            <text:p>samedi</text:p>
          </table:table-cell>
          <table:table-cell table:style-name="ce127" table:formula="of:=[.B12]+1" office:value-type="date" office:date-value="2025-07-05" calcext:value-type="date">
            <text:p>05.07.2025</text:p>
          </table:table-cell>
          <table:table-cell table:style-name="ce91" table:formula="of:=IF(OR(WEEKDAY([.B13])=1;WEEKDAY([.B13])=7);0;[.$A$1])" office:value-type="time" office:time-value="PT00H00M00S" calcext:value-type="time">
            <text:p>00:00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dimanche" calcext:value-type="string">
            <text:p>dimanche</text:p>
          </table:table-cell>
          <table:table-cell table:style-name="ce127" table:formula="of:=[.B13]+1" office:value-type="date" office:date-value="2025-07-06" calcext:value-type="date">
            <text:p>06.07.2025</text:p>
          </table:table-cell>
          <table:table-cell table:style-name="ce91" table:formula="of:=IF(OR(WEEKDAY([.B14])=1;WEEKDAY([.B14])=7);0;[.$A$1])" office:value-type="time" office:time-value="PT00H00M00S" calcext:value-type="time">
            <text:p>00:00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lundi" calcext:value-type="string">
            <text:p>lundi</text:p>
          </table:table-cell>
          <table:table-cell table:style-name="ce127" table:formula="of:=[.B14]+1" office:value-type="date" office:date-value="2025-07-07" calcext:value-type="date">
            <text:p>07.07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mardi" calcext:value-type="string">
            <text:p>mardi</text:p>
          </table:table-cell>
          <table:table-cell table:style-name="ce127" table:formula="of:=[.B15]+1" office:value-type="date" office:date-value="2025-07-08" calcext:value-type="date">
            <text:p>08.07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mercredi" calcext:value-type="string">
            <text:p>mercredi</text:p>
          </table:table-cell>
          <table:table-cell table:style-name="ce127" table:formula="of:=[.B16]+1" office:value-type="date" office:date-value="2025-07-09" calcext:value-type="date">
            <text:p>09.07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jeudi" calcext:value-type="string">
            <text:p>jeudi</text:p>
          </table:table-cell>
          <table:table-cell table:style-name="ce127" table:formula="of:=[.B17]+1" office:value-type="date" office:date-value="2025-07-10" calcext:value-type="date">
            <text:p>10.07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vendredi" calcext:value-type="string">
            <text:p>vendredi</text:p>
          </table:table-cell>
          <table:table-cell table:style-name="ce127" table:formula="of:=[.B18]+1" office:value-type="date" office:date-value="2025-07-11" calcext:value-type="date">
            <text:p>11.07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samedi" calcext:value-type="string">
            <text:p>samedi</text:p>
          </table:table-cell>
          <table:table-cell table:style-name="ce127" table:formula="of:=[.B19]+1" office:value-type="date" office:date-value="2025-07-12" calcext:value-type="date">
            <text:p>12.07.2025</text:p>
          </table:table-cell>
          <table:table-cell table:style-name="ce91" table:formula="of:=IF(OR(WEEKDAY([.B20])=1;WEEKDAY([.B20])=7);0;[.$A$1])" office:value-type="time" office:time-value="PT00H00M00S" calcext:value-type="time">
            <text:p>00:00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dimanche" calcext:value-type="string">
            <text:p>dimanche</text:p>
          </table:table-cell>
          <table:table-cell table:style-name="ce127" table:formula="of:=[.B20]+1" office:value-type="date" office:date-value="2025-07-13" calcext:value-type="date">
            <text:p>13.07.2025</text:p>
          </table:table-cell>
          <table:table-cell table:style-name="ce91" table:formula="of:=IF(OR(WEEKDAY([.B21])=1;WEEKDAY([.B21])=7);0;[.$A$1])" office:value-type="time" office:time-value="PT00H00M00S" calcext:value-type="time">
            <text:p>00:00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lundi" calcext:value-type="string">
            <text:p>lundi</text:p>
          </table:table-cell>
          <table:table-cell table:style-name="ce127" table:formula="of:=[.B21]+1" office:value-type="date" office:date-value="2025-07-14" calcext:value-type="date">
            <text:p>14.07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mardi" calcext:value-type="string">
            <text:p>mardi</text:p>
          </table:table-cell>
          <table:table-cell table:style-name="ce127" table:formula="of:=[.B22]+1" office:value-type="date" office:date-value="2025-07-15" calcext:value-type="date">
            <text:p>15.07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mercredi" calcext:value-type="string">
            <text:p>mercredi</text:p>
          </table:table-cell>
          <table:table-cell table:style-name="ce127" table:formula="of:=[.B23]+1" office:value-type="date" office:date-value="2025-07-16" calcext:value-type="date">
            <text:p>16.07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jeudi" calcext:value-type="string">
            <text:p>jeudi</text:p>
          </table:table-cell>
          <table:table-cell table:style-name="ce127" table:formula="of:=[.B24]+1" office:value-type="date" office:date-value="2025-07-17" calcext:value-type="date">
            <text:p>17.07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vendredi" calcext:value-type="string">
            <text:p>vendredi</text:p>
          </table:table-cell>
          <table:table-cell table:style-name="ce127" table:formula="of:=[.B25]+1" office:value-type="date" office:date-value="2025-07-18" calcext:value-type="date">
            <text:p>18.07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samedi" calcext:value-type="string">
            <text:p>samedi</text:p>
          </table:table-cell>
          <table:table-cell table:style-name="ce127" table:formula="of:=[.B26]+1" office:value-type="date" office:date-value="2025-07-19" calcext:value-type="date">
            <text:p>19.07.2025</text:p>
          </table:table-cell>
          <table:table-cell table:style-name="ce91" table:formula="of:=IF(OR(WEEKDAY([.B27])=1;WEEKDAY([.B27])=7);0;[.$A$1])" office:value-type="time" office:time-value="PT00H00M00S" calcext:value-type="time">
            <text:p>00:00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dimanche" calcext:value-type="string">
            <text:p>dimanche</text:p>
          </table:table-cell>
          <table:table-cell table:style-name="ce127" table:formula="of:=[.B27]+1" office:value-type="date" office:date-value="2025-07-20" calcext:value-type="date">
            <text:p>20.07.2025</text:p>
          </table:table-cell>
          <table:table-cell table:style-name="ce91" table:formula="of:=IF(OR(WEEKDAY([.B28])=1;WEEKDAY([.B28])=7);0;[.$A$1])" office:value-type="time" office:time-value="PT00H00M00S" calcext:value-type="time">
            <text:p>00:00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lundi" calcext:value-type="string">
            <text:p>lundi</text:p>
          </table:table-cell>
          <table:table-cell table:style-name="ce127" table:formula="of:=[.B28]+1" office:value-type="date" office:date-value="2025-07-21" calcext:value-type="date">
            <text:p>21.07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mardi" calcext:value-type="string">
            <text:p>mardi</text:p>
          </table:table-cell>
          <table:table-cell table:style-name="ce127" table:formula="of:=[.B29]+1" office:value-type="date" office:date-value="2025-07-22" calcext:value-type="date">
            <text:p>22.07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mercredi" calcext:value-type="string">
            <text:p>mercredi</text:p>
          </table:table-cell>
          <table:table-cell table:style-name="ce127" table:formula="of:=[.B30]+1" office:value-type="date" office:date-value="2025-07-23" calcext:value-type="date">
            <text:p>23.07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jeudi" calcext:value-type="string">
            <text:p>jeudi</text:p>
          </table:table-cell>
          <table:table-cell table:style-name="ce127" table:formula="of:=[.B31]+1" office:value-type="date" office:date-value="2025-07-24" calcext:value-type="date">
            <text:p>24.07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vendredi" calcext:value-type="string">
            <text:p>vendredi</text:p>
          </table:table-cell>
          <table:table-cell table:style-name="ce127" table:formula="of:=[.B32]+1" office:value-type="date" office:date-value="2025-07-25" calcext:value-type="date">
            <text:p>25.07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samedi" calcext:value-type="string">
            <text:p>samedi</text:p>
          </table:table-cell>
          <table:table-cell table:style-name="ce127" table:formula="of:=[.B33]+1" office:value-type="date" office:date-value="2025-07-26" calcext:value-type="date">
            <text:p>26.07.2025</text:p>
          </table:table-cell>
          <table:table-cell table:style-name="ce91" table:formula="of:=IF(OR(WEEKDAY([.B34])=1;WEEKDAY([.B34])=7);0;[.$A$1])" office:value-type="time" office:time-value="PT00H00M00S" calcext:value-type="time">
            <text:p>00:00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dimanche" calcext:value-type="string">
            <text:p>dimanche</text:p>
          </table:table-cell>
          <table:table-cell table:style-name="ce127" table:formula="of:=[.B34]+1" office:value-type="date" office:date-value="2025-07-27" calcext:value-type="date">
            <text:p>27.07.2025</text:p>
          </table:table-cell>
          <table:table-cell table:style-name="ce91" table:formula="of:=IF(OR(WEEKDAY([.B35])=1;WEEKDAY([.B35])=7);0;[.$A$1])" office:value-type="time" office:time-value="PT00H00M00S" calcext:value-type="time">
            <text:p>00:00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lundi" calcext:value-type="string">
            <text:p>lundi</text:p>
          </table:table-cell>
          <table:table-cell table:style-name="ce127" table:formula="of:=[.B35]+1" office:value-type="date" office:date-value="2025-07-28" calcext:value-type="date">
            <text:p>28.07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mardi" calcext:value-type="string">
            <text:p>mardi</text:p>
          </table:table-cell>
          <table:table-cell table:style-name="ce127" table:formula="of:=[.B36]+1" office:value-type="date" office:date-value="2025-07-29" calcext:value-type="date">
            <text:p>29.07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mercredi" calcext:value-type="string">
            <text:p>mercredi</text:p>
          </table:table-cell>
          <table:table-cell table:style-name="ce127" table:formula="of:=[.B37]+1" office:value-type="date" office:date-value="2025-07-30" calcext:value-type="date">
            <text:p>30.07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jeudi" calcext:value-type="string">
            <text:p>jeudi</text:p>
          </table:table-cell>
          <table:table-cell table:style-name="ce127" table:formula="of:=[.B38]+1" office:value-type="date" office:date-value="2025-07-31" calcext:value-type="date">
            <text:p>31.07.2025</text:p>
          </table:table-cell>
          <table:table-cell table:style-name="ce91" table:formula="of:=IF(OR(WEEKDAY([.B39])=1;WEEKDAY([.B39])=7);0;[.$A$1])" office:value-type="time" office:time-value="PT08H17M00S" calcext:value-type="time">
            <text:p>08:17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ût" table:style-name="ta1" table:print-ranges="août.A1:août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23" table:number-columns-repeated="8" table:default-cell-style-name="ce92"/>
        <table:table-column table:style-name="co20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juille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juille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juillet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vendredi" calcext:value-type="string">
            <text:p>vendredi</text:p>
          </table:table-cell>
          <table:table-cell table:style-name="ce127" table:formula="of:=EDATE([juillet.B9];1)" office:value-type="date" office:date-value="2025-08-01" calcext:value-type="date">
            <text:p>01.08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samedi" calcext:value-type="string">
            <text:p>samedi</text:p>
          </table:table-cell>
          <table:table-cell table:style-name="ce127" table:formula="of:=[.B9]+1" office:value-type="date" office:date-value="2025-08-02" calcext:value-type="date">
            <text:p>02.08.2025</text:p>
          </table:table-cell>
          <table:table-cell table:style-name="ce91" table:formula="of:=IF(OR(WEEKDAY([.B10])=1;WEEKDAY([.B10])=7);0;[.$A$1])" office:value-type="time" office:time-value="PT00H00M00S" calcext:value-type="time">
            <text:p>00:00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dimanche" calcext:value-type="string">
            <text:p>dimanche</text:p>
          </table:table-cell>
          <table:table-cell table:style-name="ce127" table:formula="of:=[.B10]+1" office:value-type="date" office:date-value="2025-08-03" calcext:value-type="date">
            <text:p>03.08.2025</text:p>
          </table:table-cell>
          <table:table-cell table:style-name="ce91" table:formula="of:=IF(OR(WEEKDAY([.B11])=1;WEEKDAY([.B11])=7);0;[.$A$1])" office:value-type="time" office:time-value="PT00H00M00S" calcext:value-type="time">
            <text:p>00:00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lundi" calcext:value-type="string">
            <text:p>lundi</text:p>
          </table:table-cell>
          <table:table-cell table:style-name="ce127" table:formula="of:=[.B11]+1" office:value-type="date" office:date-value="2025-08-04" calcext:value-type="date">
            <text:p>04.08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mardi" calcext:value-type="string">
            <text:p>mardi</text:p>
          </table:table-cell>
          <table:table-cell table:style-name="ce127" table:formula="of:=[.B12]+1" office:value-type="date" office:date-value="2025-08-05" calcext:value-type="date">
            <text:p>05.08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mercredi" calcext:value-type="string">
            <text:p>mercredi</text:p>
          </table:table-cell>
          <table:table-cell table:style-name="ce127" table:formula="of:=[.B13]+1" office:value-type="date" office:date-value="2025-08-06" calcext:value-type="date">
            <text:p>06.08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jeudi" calcext:value-type="string">
            <text:p>jeudi</text:p>
          </table:table-cell>
          <table:table-cell table:style-name="ce127" table:formula="of:=[.B14]+1" office:value-type="date" office:date-value="2025-08-07" calcext:value-type="date">
            <text:p>07.08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vendredi" calcext:value-type="string">
            <text:p>vendredi</text:p>
          </table:table-cell>
          <table:table-cell table:style-name="ce127" table:formula="of:=[.B15]+1" office:value-type="date" office:date-value="2025-08-08" calcext:value-type="date">
            <text:p>08.08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samedi" calcext:value-type="string">
            <text:p>samedi</text:p>
          </table:table-cell>
          <table:table-cell table:style-name="ce127" table:formula="of:=[.B16]+1" office:value-type="date" office:date-value="2025-08-09" calcext:value-type="date">
            <text:p>09.08.2025</text:p>
          </table:table-cell>
          <table:table-cell table:style-name="ce91" table:formula="of:=IF(OR(WEEKDAY([.B17])=1;WEEKDAY([.B17])=7);0;[.$A$1])" office:value-type="time" office:time-value="PT00H00M00S" calcext:value-type="time">
            <text:p>00:00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dimanche" calcext:value-type="string">
            <text:p>dimanche</text:p>
          </table:table-cell>
          <table:table-cell table:style-name="ce127" table:formula="of:=[.B17]+1" office:value-type="date" office:date-value="2025-08-10" calcext:value-type="date">
            <text:p>10.08.2025</text:p>
          </table:table-cell>
          <table:table-cell table:style-name="ce91" table:formula="of:=IF(OR(WEEKDAY([.B18])=1;WEEKDAY([.B18])=7);0;[.$A$1])" office:value-type="time" office:time-value="PT00H00M00S" calcext:value-type="time">
            <text:p>00:00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lundi" calcext:value-type="string">
            <text:p>lundi</text:p>
          </table:table-cell>
          <table:table-cell table:style-name="ce127" table:formula="of:=[.B18]+1" office:value-type="date" office:date-value="2025-08-11" calcext:value-type="date">
            <text:p>11.08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mardi" calcext:value-type="string">
            <text:p>mardi</text:p>
          </table:table-cell>
          <table:table-cell table:style-name="ce127" table:formula="of:=[.B19]+1" office:value-type="date" office:date-value="2025-08-12" calcext:value-type="date">
            <text:p>12.08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mercredi" calcext:value-type="string">
            <text:p>mercredi</text:p>
          </table:table-cell>
          <table:table-cell table:style-name="ce127" table:formula="of:=[.B20]+1" office:value-type="date" office:date-value="2025-08-13" calcext:value-type="date">
            <text:p>13.08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jeudi" calcext:value-type="string">
            <text:p>jeudi</text:p>
          </table:table-cell>
          <table:table-cell table:style-name="ce127" table:formula="of:=[.B21]+1" office:value-type="date" office:date-value="2025-08-14" calcext:value-type="date">
            <text:p>14.08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vendredi" calcext:value-type="string">
            <text:p>vendredi</text:p>
          </table:table-cell>
          <table:table-cell table:style-name="ce127" table:formula="of:=[.B22]+1" office:value-type="date" office:date-value="2025-08-15" calcext:value-type="date">
            <text:p>15.08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samedi" calcext:value-type="string">
            <text:p>samedi</text:p>
          </table:table-cell>
          <table:table-cell table:style-name="ce127" table:formula="of:=[.B23]+1" office:value-type="date" office:date-value="2025-08-16" calcext:value-type="date">
            <text:p>16.08.2025</text:p>
          </table:table-cell>
          <table:table-cell table:style-name="ce91" table:formula="of:=IF(OR(WEEKDAY([.B24])=1;WEEKDAY([.B24])=7);0;[.$A$1])" office:value-type="time" office:time-value="PT00H00M00S" calcext:value-type="time">
            <text:p>00:00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dimanche" calcext:value-type="string">
            <text:p>dimanche</text:p>
          </table:table-cell>
          <table:table-cell table:style-name="ce127" table:formula="of:=[.B24]+1" office:value-type="date" office:date-value="2025-08-17" calcext:value-type="date">
            <text:p>17.08.2025</text:p>
          </table:table-cell>
          <table:table-cell table:style-name="ce91" table:formula="of:=IF(OR(WEEKDAY([.B25])=1;WEEKDAY([.B25])=7);0;[.$A$1])" office:value-type="time" office:time-value="PT00H00M00S" calcext:value-type="time">
            <text:p>00:00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lundi" calcext:value-type="string">
            <text:p>lundi</text:p>
          </table:table-cell>
          <table:table-cell table:style-name="ce127" table:formula="of:=[.B25]+1" office:value-type="date" office:date-value="2025-08-18" calcext:value-type="date">
            <text:p>18.08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mardi" calcext:value-type="string">
            <text:p>mardi</text:p>
          </table:table-cell>
          <table:table-cell table:style-name="ce127" table:formula="of:=[.B26]+1" office:value-type="date" office:date-value="2025-08-19" calcext:value-type="date">
            <text:p>19.08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mercredi" calcext:value-type="string">
            <text:p>mercredi</text:p>
          </table:table-cell>
          <table:table-cell table:style-name="ce127" table:formula="of:=[.B27]+1" office:value-type="date" office:date-value="2025-08-20" calcext:value-type="date">
            <text:p>20.08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jeudi" calcext:value-type="string">
            <text:p>jeudi</text:p>
          </table:table-cell>
          <table:table-cell table:style-name="ce127" table:formula="of:=[.B28]+1" office:value-type="date" office:date-value="2025-08-21" calcext:value-type="date">
            <text:p>21.08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vendredi" calcext:value-type="string">
            <text:p>vendredi</text:p>
          </table:table-cell>
          <table:table-cell table:style-name="ce127" table:formula="of:=[.B29]+1" office:value-type="date" office:date-value="2025-08-22" calcext:value-type="date">
            <text:p>22.08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samedi" calcext:value-type="string">
            <text:p>samedi</text:p>
          </table:table-cell>
          <table:table-cell table:style-name="ce127" table:formula="of:=[.B30]+1" office:value-type="date" office:date-value="2025-08-23" calcext:value-type="date">
            <text:p>23.08.2025</text:p>
          </table:table-cell>
          <table:table-cell table:style-name="ce91" table:formula="of:=IF(OR(WEEKDAY([.B31])=1;WEEKDAY([.B31])=7);0;[.$A$1])" office:value-type="time" office:time-value="PT00H00M00S" calcext:value-type="time">
            <text:p>00:00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dimanche" calcext:value-type="string">
            <text:p>dimanche</text:p>
          </table:table-cell>
          <table:table-cell table:style-name="ce127" table:formula="of:=[.B31]+1" office:value-type="date" office:date-value="2025-08-24" calcext:value-type="date">
            <text:p>24.08.2025</text:p>
          </table:table-cell>
          <table:table-cell table:style-name="ce91" table:formula="of:=IF(OR(WEEKDAY([.B32])=1;WEEKDAY([.B32])=7);0;[.$A$1])" office:value-type="time" office:time-value="PT00H00M00S" calcext:value-type="time">
            <text:p>00:00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lundi" calcext:value-type="string">
            <text:p>lundi</text:p>
          </table:table-cell>
          <table:table-cell table:style-name="ce127" table:formula="of:=[.B32]+1" office:value-type="date" office:date-value="2025-08-25" calcext:value-type="date">
            <text:p>25.08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mardi" calcext:value-type="string">
            <text:p>mardi</text:p>
          </table:table-cell>
          <table:table-cell table:style-name="ce127" table:formula="of:=[.B33]+1" office:value-type="date" office:date-value="2025-08-26" calcext:value-type="date">
            <text:p>26.08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mercredi" calcext:value-type="string">
            <text:p>mercredi</text:p>
          </table:table-cell>
          <table:table-cell table:style-name="ce127" table:formula="of:=[.B34]+1" office:value-type="date" office:date-value="2025-08-27" calcext:value-type="date">
            <text:p>27.08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jeudi" calcext:value-type="string">
            <text:p>jeudi</text:p>
          </table:table-cell>
          <table:table-cell table:style-name="ce127" table:formula="of:=[.B35]+1" office:value-type="date" office:date-value="2025-08-28" calcext:value-type="date">
            <text:p>28.08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vendredi" calcext:value-type="string">
            <text:p>vendredi</text:p>
          </table:table-cell>
          <table:table-cell table:style-name="ce127" table:formula="of:=[.B36]+1" office:value-type="date" office:date-value="2025-08-29" calcext:value-type="date">
            <text:p>29.08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samedi" calcext:value-type="string">
            <text:p>samedi</text:p>
          </table:table-cell>
          <table:table-cell table:style-name="ce127" table:formula="of:=[.B37]+1" office:value-type="date" office:date-value="2025-08-30" calcext:value-type="date">
            <text:p>30.08.2025</text:p>
          </table:table-cell>
          <table:table-cell table:style-name="ce91" table:formula="of:=IF(OR(WEEKDAY([.B38])=1;WEEKDAY([.B38])=7);0;[.$A$1])" office:value-type="time" office:time-value="PT00H00M00S" calcext:value-type="time">
            <text:p>00:00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dimanche" calcext:value-type="string">
            <text:p>dimanche</text:p>
          </table:table-cell>
          <table:table-cell table:style-name="ce127" table:formula="of:=[.B38]+1" office:value-type="date" office:date-value="2025-08-31" calcext:value-type="date">
            <text:p>31.08.2025</text:p>
          </table:table-cell>
          <table:table-cell table:style-name="ce91" table:formula="of:=IF(OR(WEEKDAY([.B39])=1;WEEKDAY([.B39])=7);0;[.$A$1])" office:value-type="time" office:time-value="PT00H00M00S" calcext:value-type="time">
            <text:p>00:00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tembre" table:style-name="ta1" table:print-ranges="septembre.A1:septembre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18" table:number-columns-repeated="8" table:default-cell-style-name="ce92"/>
        <table:table-column table:style-name="co24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août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août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août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lundi" calcext:value-type="string">
            <text:p>lundi</text:p>
          </table:table-cell>
          <table:table-cell table:style-name="ce127" table:formula="of:=EDATE([août.B9];1)" office:value-type="date" office:date-value="2025-09-01" calcext:value-type="date">
            <text:p>01.09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mardi" calcext:value-type="string">
            <text:p>mardi</text:p>
          </table:table-cell>
          <table:table-cell table:style-name="ce127" table:formula="of:=[.B9]+1" office:value-type="date" office:date-value="2025-09-02" calcext:value-type="date">
            <text:p>02.09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mercredi" calcext:value-type="string">
            <text:p>mercredi</text:p>
          </table:table-cell>
          <table:table-cell table:style-name="ce127" table:formula="of:=[.B10]+1" office:value-type="date" office:date-value="2025-09-03" calcext:value-type="date">
            <text:p>03.09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jeudi" calcext:value-type="string">
            <text:p>jeudi</text:p>
          </table:table-cell>
          <table:table-cell table:style-name="ce127" table:formula="of:=[.B11]+1" office:value-type="date" office:date-value="2025-09-04" calcext:value-type="date">
            <text:p>04.09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vendredi" calcext:value-type="string">
            <text:p>vendredi</text:p>
          </table:table-cell>
          <table:table-cell table:style-name="ce127" table:formula="of:=[.B12]+1" office:value-type="date" office:date-value="2025-09-05" calcext:value-type="date">
            <text:p>05.09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samedi" calcext:value-type="string">
            <text:p>samedi</text:p>
          </table:table-cell>
          <table:table-cell table:style-name="ce127" table:formula="of:=[.B13]+1" office:value-type="date" office:date-value="2025-09-06" calcext:value-type="date">
            <text:p>06.09.2025</text:p>
          </table:table-cell>
          <table:table-cell table:style-name="ce91" table:formula="of:=IF(OR(WEEKDAY([.B14])=1;WEEKDAY([.B14])=7);0;[.$A$1])" office:value-type="time" office:time-value="PT00H00M00S" calcext:value-type="time">
            <text:p>00:00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dimanche" calcext:value-type="string">
            <text:p>dimanche</text:p>
          </table:table-cell>
          <table:table-cell table:style-name="ce127" table:formula="of:=[.B14]+1" office:value-type="date" office:date-value="2025-09-07" calcext:value-type="date">
            <text:p>07.09.2025</text:p>
          </table:table-cell>
          <table:table-cell table:style-name="ce91" table:formula="of:=IF(OR(WEEKDAY([.B15])=1;WEEKDAY([.B15])=7);0;[.$A$1])" office:value-type="time" office:time-value="PT00H00M00S" calcext:value-type="time">
            <text:p>00:00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lundi" calcext:value-type="string">
            <text:p>lundi</text:p>
          </table:table-cell>
          <table:table-cell table:style-name="ce127" table:formula="of:=[.B15]+1" office:value-type="date" office:date-value="2025-09-08" calcext:value-type="date">
            <text:p>08.09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mardi" calcext:value-type="string">
            <text:p>mardi</text:p>
          </table:table-cell>
          <table:table-cell table:style-name="ce127" table:formula="of:=[.B16]+1" office:value-type="date" office:date-value="2025-09-09" calcext:value-type="date">
            <text:p>09.09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mercredi" calcext:value-type="string">
            <text:p>mercredi</text:p>
          </table:table-cell>
          <table:table-cell table:style-name="ce127" table:formula="of:=[.B17]+1" office:value-type="date" office:date-value="2025-09-10" calcext:value-type="date">
            <text:p>10.09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jeudi" calcext:value-type="string">
            <text:p>jeudi</text:p>
          </table:table-cell>
          <table:table-cell table:style-name="ce127" table:formula="of:=[.B18]+1" office:value-type="date" office:date-value="2025-09-11" calcext:value-type="date">
            <text:p>11.09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vendredi" calcext:value-type="string">
            <text:p>vendredi</text:p>
          </table:table-cell>
          <table:table-cell table:style-name="ce127" table:formula="of:=[.B19]+1" office:value-type="date" office:date-value="2025-09-12" calcext:value-type="date">
            <text:p>12.09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samedi" calcext:value-type="string">
            <text:p>samedi</text:p>
          </table:table-cell>
          <table:table-cell table:style-name="ce127" table:formula="of:=[.B20]+1" office:value-type="date" office:date-value="2025-09-13" calcext:value-type="date">
            <text:p>13.09.2025</text:p>
          </table:table-cell>
          <table:table-cell table:style-name="ce91" table:formula="of:=IF(OR(WEEKDAY([.B21])=1;WEEKDAY([.B21])=7);0;[.$A$1])" office:value-type="time" office:time-value="PT00H00M00S" calcext:value-type="time">
            <text:p>00:00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dimanche" calcext:value-type="string">
            <text:p>dimanche</text:p>
          </table:table-cell>
          <table:table-cell table:style-name="ce127" table:formula="of:=[.B21]+1" office:value-type="date" office:date-value="2025-09-14" calcext:value-type="date">
            <text:p>14.09.2025</text:p>
          </table:table-cell>
          <table:table-cell table:style-name="ce91" table:formula="of:=IF(OR(WEEKDAY([.B22])=1;WEEKDAY([.B22])=7);0;[.$A$1])" office:value-type="time" office:time-value="PT00H00M00S" calcext:value-type="time">
            <text:p>00:00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lundi" calcext:value-type="string">
            <text:p>lundi</text:p>
          </table:table-cell>
          <table:table-cell table:style-name="ce127" table:formula="of:=[.B22]+1" office:value-type="date" office:date-value="2025-09-15" calcext:value-type="date">
            <text:p>15.09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mardi" calcext:value-type="string">
            <text:p>mardi</text:p>
          </table:table-cell>
          <table:table-cell table:style-name="ce127" table:formula="of:=[.B23]+1" office:value-type="date" office:date-value="2025-09-16" calcext:value-type="date">
            <text:p>16.09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mercredi" calcext:value-type="string">
            <text:p>mercredi</text:p>
          </table:table-cell>
          <table:table-cell table:style-name="ce127" table:formula="of:=[.B24]+1" office:value-type="date" office:date-value="2025-09-17" calcext:value-type="date">
            <text:p>17.09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jeudi" calcext:value-type="string">
            <text:p>jeudi</text:p>
          </table:table-cell>
          <table:table-cell table:style-name="ce127" table:formula="of:=[.B25]+1" office:value-type="date" office:date-value="2025-09-18" calcext:value-type="date">
            <text:p>18.09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vendredi" calcext:value-type="string">
            <text:p>vendredi</text:p>
          </table:table-cell>
          <table:table-cell table:style-name="ce127" table:formula="of:=[.B26]+1" office:value-type="date" office:date-value="2025-09-19" calcext:value-type="date">
            <text:p>19.09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samedi" calcext:value-type="string">
            <text:p>samedi</text:p>
          </table:table-cell>
          <table:table-cell table:style-name="ce127" table:formula="of:=[.B27]+1" office:value-type="date" office:date-value="2025-09-20" calcext:value-type="date">
            <text:p>20.09.2025</text:p>
          </table:table-cell>
          <table:table-cell table:style-name="ce91" table:formula="of:=IF(OR(WEEKDAY([.B28])=1;WEEKDAY([.B28])=7);0;[.$A$1])" office:value-type="time" office:time-value="PT00H00M00S" calcext:value-type="time">
            <text:p>00:00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dimanche" calcext:value-type="string">
            <text:p>dimanche</text:p>
          </table:table-cell>
          <table:table-cell table:style-name="ce127" table:formula="of:=[.B28]+1" office:value-type="date" office:date-value="2025-09-21" calcext:value-type="date">
            <text:p>21.09.2025</text:p>
          </table:table-cell>
          <table:table-cell table:style-name="ce91" table:formula="of:=IF(OR(WEEKDAY([.B29])=1;WEEKDAY([.B29])=7);0;[.$A$1])" office:value-type="time" office:time-value="PT00H00M00S" calcext:value-type="time">
            <text:p>00:00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lundi" calcext:value-type="string">
            <text:p>lundi</text:p>
          </table:table-cell>
          <table:table-cell table:style-name="ce127" table:formula="of:=[.B29]+1" office:value-type="date" office:date-value="2025-09-22" calcext:value-type="date">
            <text:p>22.09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mardi" calcext:value-type="string">
            <text:p>mardi</text:p>
          </table:table-cell>
          <table:table-cell table:style-name="ce127" table:formula="of:=[.B30]+1" office:value-type="date" office:date-value="2025-09-23" calcext:value-type="date">
            <text:p>23.09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mercredi" calcext:value-type="string">
            <text:p>mercredi</text:p>
          </table:table-cell>
          <table:table-cell table:style-name="ce127" table:formula="of:=[.B31]+1" office:value-type="date" office:date-value="2025-09-24" calcext:value-type="date">
            <text:p>24.09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jeudi" calcext:value-type="string">
            <text:p>jeudi</text:p>
          </table:table-cell>
          <table:table-cell table:style-name="ce127" table:formula="of:=[.B32]+1" office:value-type="date" office:date-value="2025-09-25" calcext:value-type="date">
            <text:p>25.09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vendredi" calcext:value-type="string">
            <text:p>vendredi</text:p>
          </table:table-cell>
          <table:table-cell table:style-name="ce127" table:formula="of:=[.B33]+1" office:value-type="date" office:date-value="2025-09-26" calcext:value-type="date">
            <text:p>26.09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samedi" calcext:value-type="string">
            <text:p>samedi</text:p>
          </table:table-cell>
          <table:table-cell table:style-name="ce127" table:formula="of:=[.B34]+1" office:value-type="date" office:date-value="2025-09-27" calcext:value-type="date">
            <text:p>27.09.2025</text:p>
          </table:table-cell>
          <table:table-cell table:style-name="ce91" table:formula="of:=IF(OR(WEEKDAY([.B35])=1;WEEKDAY([.B35])=7);0;[.$A$1])" office:value-type="time" office:time-value="PT00H00M00S" calcext:value-type="time">
            <text:p>00:00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dimanche" calcext:value-type="string">
            <text:p>dimanche</text:p>
          </table:table-cell>
          <table:table-cell table:style-name="ce127" table:formula="of:=[.B35]+1" office:value-type="date" office:date-value="2025-09-28" calcext:value-type="date">
            <text:p>28.09.2025</text:p>
          </table:table-cell>
          <table:table-cell table:style-name="ce91" table:formula="of:=IF(OR(WEEKDAY([.B36])=1;WEEKDAY([.B36])=7);0;[.$A$1])" office:value-type="time" office:time-value="PT00H00M00S" calcext:value-type="time">
            <text:p>00:00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lundi" calcext:value-type="string">
            <text:p>lundi</text:p>
          </table:table-cell>
          <table:table-cell table:style-name="ce127" table:formula="of:=[.B36]+1" office:value-type="date" office:date-value="2025-09-29" calcext:value-type="date">
            <text:p>29.09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mardi" calcext:value-type="string">
            <text:p>mardi</text:p>
          </table:table-cell>
          <table:table-cell table:style-name="ce127" table:formula="of:=[.B37]+1" office:value-type="date" office:date-value="2025-09-30" calcext:value-type="date">
            <text:p>30.09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obre" table:style-name="ta1" table:print-ranges="octobre.A1:octobre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23" table:number-columns-repeated="8" table:default-cell-style-name="ce92"/>
        <table:table-column table:style-name="co25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septem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septem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septembre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mercredi" calcext:value-type="string">
            <text:p>mercredi</text:p>
          </table:table-cell>
          <table:table-cell table:style-name="ce127" table:formula="of:=EDATE([septembre.B9];1)" office:value-type="date" office:date-value="2025-10-01" calcext:value-type="date">
            <text:p>01.10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jeudi" calcext:value-type="string">
            <text:p>jeudi</text:p>
          </table:table-cell>
          <table:table-cell table:style-name="ce127" table:formula="of:=[.B9]+1" office:value-type="date" office:date-value="2025-10-02" calcext:value-type="date">
            <text:p>02.10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vendredi" calcext:value-type="string">
            <text:p>vendredi</text:p>
          </table:table-cell>
          <table:table-cell table:style-name="ce127" table:formula="of:=[.B10]+1" office:value-type="date" office:date-value="2025-10-03" calcext:value-type="date">
            <text:p>03.10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samedi" calcext:value-type="string">
            <text:p>samedi</text:p>
          </table:table-cell>
          <table:table-cell table:style-name="ce127" table:formula="of:=[.B11]+1" office:value-type="date" office:date-value="2025-10-04" calcext:value-type="date">
            <text:p>04.10.2025</text:p>
          </table:table-cell>
          <table:table-cell table:style-name="ce91" table:formula="of:=IF(OR(WEEKDAY([.B12])=1;WEEKDAY([.B12])=7);0;[.$A$1])" office:value-type="time" office:time-value="PT00H00M00S" calcext:value-type="time">
            <text:p>00:00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dimanche" calcext:value-type="string">
            <text:p>dimanche</text:p>
          </table:table-cell>
          <table:table-cell table:style-name="ce127" table:formula="of:=[.B12]+1" office:value-type="date" office:date-value="2025-10-05" calcext:value-type="date">
            <text:p>05.10.2025</text:p>
          </table:table-cell>
          <table:table-cell table:style-name="ce91" table:formula="of:=IF(OR(WEEKDAY([.B13])=1;WEEKDAY([.B13])=7);0;[.$A$1])" office:value-type="time" office:time-value="PT00H00M00S" calcext:value-type="time">
            <text:p>00:00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lundi" calcext:value-type="string">
            <text:p>lundi</text:p>
          </table:table-cell>
          <table:table-cell table:style-name="ce127" table:formula="of:=[.B13]+1" office:value-type="date" office:date-value="2025-10-06" calcext:value-type="date">
            <text:p>06.10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mardi" calcext:value-type="string">
            <text:p>mardi</text:p>
          </table:table-cell>
          <table:table-cell table:style-name="ce127" table:formula="of:=[.B14]+1" office:value-type="date" office:date-value="2025-10-07" calcext:value-type="date">
            <text:p>07.10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mercredi" calcext:value-type="string">
            <text:p>mercredi</text:p>
          </table:table-cell>
          <table:table-cell table:style-name="ce127" table:formula="of:=[.B15]+1" office:value-type="date" office:date-value="2025-10-08" calcext:value-type="date">
            <text:p>08.10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jeudi" calcext:value-type="string">
            <text:p>jeudi</text:p>
          </table:table-cell>
          <table:table-cell table:style-name="ce127" table:formula="of:=[.B16]+1" office:value-type="date" office:date-value="2025-10-09" calcext:value-type="date">
            <text:p>09.10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vendredi" calcext:value-type="string">
            <text:p>vendredi</text:p>
          </table:table-cell>
          <table:table-cell table:style-name="ce127" table:formula="of:=[.B17]+1" office:value-type="date" office:date-value="2025-10-10" calcext:value-type="date">
            <text:p>10.10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samedi" calcext:value-type="string">
            <text:p>samedi</text:p>
          </table:table-cell>
          <table:table-cell table:style-name="ce127" table:formula="of:=[.B18]+1" office:value-type="date" office:date-value="2025-10-11" calcext:value-type="date">
            <text:p>11.10.2025</text:p>
          </table:table-cell>
          <table:table-cell table:style-name="ce91" table:formula="of:=IF(OR(WEEKDAY([.B19])=1;WEEKDAY([.B19])=7);0;[.$A$1])" office:value-type="time" office:time-value="PT00H00M00S" calcext:value-type="time">
            <text:p>00:00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dimanche" calcext:value-type="string">
            <text:p>dimanche</text:p>
          </table:table-cell>
          <table:table-cell table:style-name="ce127" table:formula="of:=[.B19]+1" office:value-type="date" office:date-value="2025-10-12" calcext:value-type="date">
            <text:p>12.10.2025</text:p>
          </table:table-cell>
          <table:table-cell table:style-name="ce91" table:formula="of:=IF(OR(WEEKDAY([.B20])=1;WEEKDAY([.B20])=7);0;[.$A$1])" office:value-type="time" office:time-value="PT00H00M00S" calcext:value-type="time">
            <text:p>00:00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lundi" calcext:value-type="string">
            <text:p>lundi</text:p>
          </table:table-cell>
          <table:table-cell table:style-name="ce127" table:formula="of:=[.B20]+1" office:value-type="date" office:date-value="2025-10-13" calcext:value-type="date">
            <text:p>13.10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mardi" calcext:value-type="string">
            <text:p>mardi</text:p>
          </table:table-cell>
          <table:table-cell table:style-name="ce127" table:formula="of:=[.B21]+1" office:value-type="date" office:date-value="2025-10-14" calcext:value-type="date">
            <text:p>14.10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mercredi" calcext:value-type="string">
            <text:p>mercredi</text:p>
          </table:table-cell>
          <table:table-cell table:style-name="ce127" table:formula="of:=[.B22]+1" office:value-type="date" office:date-value="2025-10-15" calcext:value-type="date">
            <text:p>15.10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jeudi" calcext:value-type="string">
            <text:p>jeudi</text:p>
          </table:table-cell>
          <table:table-cell table:style-name="ce127" table:formula="of:=[.B23]+1" office:value-type="date" office:date-value="2025-10-16" calcext:value-type="date">
            <text:p>16.10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vendredi" calcext:value-type="string">
            <text:p>vendredi</text:p>
          </table:table-cell>
          <table:table-cell table:style-name="ce127" table:formula="of:=[.B24]+1" office:value-type="date" office:date-value="2025-10-17" calcext:value-type="date">
            <text:p>17.10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samedi" calcext:value-type="string">
            <text:p>samedi</text:p>
          </table:table-cell>
          <table:table-cell table:style-name="ce127" table:formula="of:=[.B25]+1" office:value-type="date" office:date-value="2025-10-18" calcext:value-type="date">
            <text:p>18.10.2025</text:p>
          </table:table-cell>
          <table:table-cell table:style-name="ce91" table:formula="of:=IF(OR(WEEKDAY([.B26])=1;WEEKDAY([.B26])=7);0;[.$A$1])" office:value-type="time" office:time-value="PT00H00M00S" calcext:value-type="time">
            <text:p>00:00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dimanche" calcext:value-type="string">
            <text:p>dimanche</text:p>
          </table:table-cell>
          <table:table-cell table:style-name="ce127" table:formula="of:=[.B26]+1" office:value-type="date" office:date-value="2025-10-19" calcext:value-type="date">
            <text:p>19.10.2025</text:p>
          </table:table-cell>
          <table:table-cell table:style-name="ce91" table:formula="of:=IF(OR(WEEKDAY([.B27])=1;WEEKDAY([.B27])=7);0;[.$A$1])" office:value-type="time" office:time-value="PT00H00M00S" calcext:value-type="time">
            <text:p>00:00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lundi" calcext:value-type="string">
            <text:p>lundi</text:p>
          </table:table-cell>
          <table:table-cell table:style-name="ce127" table:formula="of:=[.B27]+1" office:value-type="date" office:date-value="2025-10-20" calcext:value-type="date">
            <text:p>20.10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mardi" calcext:value-type="string">
            <text:p>mardi</text:p>
          </table:table-cell>
          <table:table-cell table:style-name="ce127" table:formula="of:=[.B28]+1" office:value-type="date" office:date-value="2025-10-21" calcext:value-type="date">
            <text:p>21.10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mercredi" calcext:value-type="string">
            <text:p>mercredi</text:p>
          </table:table-cell>
          <table:table-cell table:style-name="ce127" table:formula="of:=[.B29]+1" office:value-type="date" office:date-value="2025-10-22" calcext:value-type="date">
            <text:p>22.10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jeudi" calcext:value-type="string">
            <text:p>jeudi</text:p>
          </table:table-cell>
          <table:table-cell table:style-name="ce127" table:formula="of:=[.B30]+1" office:value-type="date" office:date-value="2025-10-23" calcext:value-type="date">
            <text:p>23.10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vendredi" calcext:value-type="string">
            <text:p>vendredi</text:p>
          </table:table-cell>
          <table:table-cell table:style-name="ce127" table:formula="of:=[.B31]+1" office:value-type="date" office:date-value="2025-10-24" calcext:value-type="date">
            <text:p>24.10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samedi" calcext:value-type="string">
            <text:p>samedi</text:p>
          </table:table-cell>
          <table:table-cell table:style-name="ce127" table:formula="of:=[.B32]+1" office:value-type="date" office:date-value="2025-10-25" calcext:value-type="date">
            <text:p>25.10.2025</text:p>
          </table:table-cell>
          <table:table-cell table:style-name="ce91" table:formula="of:=IF(OR(WEEKDAY([.B33])=1;WEEKDAY([.B33])=7);0;[.$A$1])" office:value-type="time" office:time-value="PT00H00M00S" calcext:value-type="time">
            <text:p>00:00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dimanche" calcext:value-type="string">
            <text:p>dimanche</text:p>
          </table:table-cell>
          <table:table-cell table:style-name="ce127" table:formula="of:=[.B33]+1" office:value-type="date" office:date-value="2025-10-26" calcext:value-type="date">
            <text:p>26.10.2025</text:p>
          </table:table-cell>
          <table:table-cell table:style-name="ce91" table:formula="of:=IF(OR(WEEKDAY([.B34])=1;WEEKDAY([.B34])=7);0;[.$A$1])" office:value-type="time" office:time-value="PT00H00M00S" calcext:value-type="time">
            <text:p>00:00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lundi" calcext:value-type="string">
            <text:p>lundi</text:p>
          </table:table-cell>
          <table:table-cell table:style-name="ce127" table:formula="of:=[.B34]+1" office:value-type="date" office:date-value="2025-10-27" calcext:value-type="date">
            <text:p>27.10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mardi" calcext:value-type="string">
            <text:p>mardi</text:p>
          </table:table-cell>
          <table:table-cell table:style-name="ce127" table:formula="of:=[.B35]+1" office:value-type="date" office:date-value="2025-10-28" calcext:value-type="date">
            <text:p>28.10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mercredi" calcext:value-type="string">
            <text:p>mercredi</text:p>
          </table:table-cell>
          <table:table-cell table:style-name="ce127" table:formula="of:=[.B36]+1" office:value-type="date" office:date-value="2025-10-29" calcext:value-type="date">
            <text:p>29.10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jeudi" calcext:value-type="string">
            <text:p>jeudi</text:p>
          </table:table-cell>
          <table:table-cell table:style-name="ce127" table:formula="of:=[.B37]+1" office:value-type="date" office:date-value="2025-10-30" calcext:value-type="date">
            <text:p>30.10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vendredi" calcext:value-type="string">
            <text:p>vendredi</text:p>
          </table:table-cell>
          <table:table-cell table:style-name="ce127" table:formula="of:=[.B38]+1" office:value-type="date" office:date-value="2025-10-31" calcext:value-type="date">
            <text:p>31.10.2025</text:p>
          </table:table-cell>
          <table:table-cell table:style-name="ce91" table:formula="of:=IF(OR(WEEKDAY([.B39])=1;WEEKDAY([.B39])=7);0;[.$A$1])" office:value-type="time" office:time-value="PT08H17M00S" calcext:value-type="time">
            <text:p>08:17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embre" table:style-name="ta1" table:print-ranges="novembre.A1:novembre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26" table:number-columns-repeated="8" table:default-cell-style-name="ce92"/>
        <table:table-column table:style-name="co27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octo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octo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octobre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samedi" calcext:value-type="string">
            <text:p>samedi</text:p>
          </table:table-cell>
          <table:table-cell table:style-name="ce127" table:formula="of:=EDATE([octobre.B9];1)" office:value-type="date" office:date-value="2025-11-01" calcext:value-type="date">
            <text:p>01.11.2025</text:p>
          </table:table-cell>
          <table:table-cell table:style-name="ce91" table:formula="of:=IF(OR(WEEKDAY([.B9])=1;WEEKDAY([.B9])=7);0;[.$A$1])" office:value-type="time" office:time-value="PT00H00M00S" calcext:value-type="time">
            <text:p>00:00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dimanche" calcext:value-type="string">
            <text:p>dimanche</text:p>
          </table:table-cell>
          <table:table-cell table:style-name="ce127" table:formula="of:=[.B9]+1" office:value-type="date" office:date-value="2025-11-02" calcext:value-type="date">
            <text:p>02.11.2025</text:p>
          </table:table-cell>
          <table:table-cell table:style-name="ce91" table:formula="of:=IF(OR(WEEKDAY([.B10])=1;WEEKDAY([.B10])=7);0;[.$A$1])" office:value-type="time" office:time-value="PT00H00M00S" calcext:value-type="time">
            <text:p>00:00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lundi" calcext:value-type="string">
            <text:p>lundi</text:p>
          </table:table-cell>
          <table:table-cell table:style-name="ce127" table:formula="of:=[.B10]+1" office:value-type="date" office:date-value="2025-11-03" calcext:value-type="date">
            <text:p>03.11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mardi" calcext:value-type="string">
            <text:p>mardi</text:p>
          </table:table-cell>
          <table:table-cell table:style-name="ce127" table:formula="of:=[.B11]+1" office:value-type="date" office:date-value="2025-11-04" calcext:value-type="date">
            <text:p>04.11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mercredi" calcext:value-type="string">
            <text:p>mercredi</text:p>
          </table:table-cell>
          <table:table-cell table:style-name="ce127" table:formula="of:=[.B12]+1" office:value-type="date" office:date-value="2025-11-05" calcext:value-type="date">
            <text:p>05.11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jeudi" calcext:value-type="string">
            <text:p>jeudi</text:p>
          </table:table-cell>
          <table:table-cell table:style-name="ce127" table:formula="of:=[.B13]+1" office:value-type="date" office:date-value="2025-11-06" calcext:value-type="date">
            <text:p>06.11.2025</text:p>
          </table:table-cell>
          <table:table-cell table:style-name="ce91" table:formula="of:=IF(OR(WEEKDAY([.B14])=1;WEEKDAY([.B14])=7);0;[.$A$1])" office:value-type="time" office:time-value="PT08H17M00S" calcext:value-type="time">
            <text:p>08:17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vendredi" calcext:value-type="string">
            <text:p>vendredi</text:p>
          </table:table-cell>
          <table:table-cell table:style-name="ce127" table:formula="of:=[.B14]+1" office:value-type="date" office:date-value="2025-11-07" calcext:value-type="date">
            <text:p>07.11.2025</text:p>
          </table:table-cell>
          <table:table-cell table:style-name="ce91" table:formula="of:=IF(OR(WEEKDAY([.B15])=1;WEEKDAY([.B15])=7);0;[.$A$1])" office:value-type="time" office:time-value="PT08H17M00S" calcext:value-type="time">
            <text:p>08:17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samedi" calcext:value-type="string">
            <text:p>samedi</text:p>
          </table:table-cell>
          <table:table-cell table:style-name="ce127" table:formula="of:=[.B15]+1" office:value-type="date" office:date-value="2025-11-08" calcext:value-type="date">
            <text:p>08.11.2025</text:p>
          </table:table-cell>
          <table:table-cell table:style-name="ce91" table:formula="of:=IF(OR(WEEKDAY([.B16])=1;WEEKDAY([.B16])=7);0;[.$A$1])" office:value-type="time" office:time-value="PT00H00M00S" calcext:value-type="time">
            <text:p>00:00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dimanche" calcext:value-type="string">
            <text:p>dimanche</text:p>
          </table:table-cell>
          <table:table-cell table:style-name="ce127" table:formula="of:=[.B16]+1" office:value-type="date" office:date-value="2025-11-09" calcext:value-type="date">
            <text:p>09.11.2025</text:p>
          </table:table-cell>
          <table:table-cell table:style-name="ce91" table:formula="of:=IF(OR(WEEKDAY([.B17])=1;WEEKDAY([.B17])=7);0;[.$A$1])" office:value-type="time" office:time-value="PT00H00M00S" calcext:value-type="time">
            <text:p>00:00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lundi" calcext:value-type="string">
            <text:p>lundi</text:p>
          </table:table-cell>
          <table:table-cell table:style-name="ce127" table:formula="of:=[.B17]+1" office:value-type="date" office:date-value="2025-11-10" calcext:value-type="date">
            <text:p>10.11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mardi" calcext:value-type="string">
            <text:p>mardi</text:p>
          </table:table-cell>
          <table:table-cell table:style-name="ce127" table:formula="of:=[.B18]+1" office:value-type="date" office:date-value="2025-11-11" calcext:value-type="date">
            <text:p>11.11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mercredi" calcext:value-type="string">
            <text:p>mercredi</text:p>
          </table:table-cell>
          <table:table-cell table:style-name="ce127" table:formula="of:=[.B19]+1" office:value-type="date" office:date-value="2025-11-12" calcext:value-type="date">
            <text:p>12.11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jeudi" calcext:value-type="string">
            <text:p>jeudi</text:p>
          </table:table-cell>
          <table:table-cell table:style-name="ce127" table:formula="of:=[.B20]+1" office:value-type="date" office:date-value="2025-11-13" calcext:value-type="date">
            <text:p>13.11.2025</text:p>
          </table:table-cell>
          <table:table-cell table:style-name="ce91" table:formula="of:=IF(OR(WEEKDAY([.B21])=1;WEEKDAY([.B21])=7);0;[.$A$1])" office:value-type="time" office:time-value="PT08H17M00S" calcext:value-type="time">
            <text:p>08:17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vendredi" calcext:value-type="string">
            <text:p>vendredi</text:p>
          </table:table-cell>
          <table:table-cell table:style-name="ce127" table:formula="of:=[.B21]+1" office:value-type="date" office:date-value="2025-11-14" calcext:value-type="date">
            <text:p>14.11.2025</text:p>
          </table:table-cell>
          <table:table-cell table:style-name="ce91" table:formula="of:=IF(OR(WEEKDAY([.B22])=1;WEEKDAY([.B22])=7);0;[.$A$1])" office:value-type="time" office:time-value="PT08H17M00S" calcext:value-type="time">
            <text:p>08:17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samedi" calcext:value-type="string">
            <text:p>samedi</text:p>
          </table:table-cell>
          <table:table-cell table:style-name="ce127" table:formula="of:=[.B22]+1" office:value-type="date" office:date-value="2025-11-15" calcext:value-type="date">
            <text:p>15.11.2025</text:p>
          </table:table-cell>
          <table:table-cell table:style-name="ce91" table:formula="of:=IF(OR(WEEKDAY([.B23])=1;WEEKDAY([.B23])=7);0;[.$A$1])" office:value-type="time" office:time-value="PT00H00M00S" calcext:value-type="time">
            <text:p>00:00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dimanche" calcext:value-type="string">
            <text:p>dimanche</text:p>
          </table:table-cell>
          <table:table-cell table:style-name="ce127" table:formula="of:=[.B23]+1" office:value-type="date" office:date-value="2025-11-16" calcext:value-type="date">
            <text:p>16.11.2025</text:p>
          </table:table-cell>
          <table:table-cell table:style-name="ce91" table:formula="of:=IF(OR(WEEKDAY([.B24])=1;WEEKDAY([.B24])=7);0;[.$A$1])" office:value-type="time" office:time-value="PT00H00M00S" calcext:value-type="time">
            <text:p>00:00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lundi" calcext:value-type="string">
            <text:p>lundi</text:p>
          </table:table-cell>
          <table:table-cell table:style-name="ce127" table:formula="of:=[.B24]+1" office:value-type="date" office:date-value="2025-11-17" calcext:value-type="date">
            <text:p>17.11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mardi" calcext:value-type="string">
            <text:p>mardi</text:p>
          </table:table-cell>
          <table:table-cell table:style-name="ce127" table:formula="of:=[.B25]+1" office:value-type="date" office:date-value="2025-11-18" calcext:value-type="date">
            <text:p>18.11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mercredi" calcext:value-type="string">
            <text:p>mercredi</text:p>
          </table:table-cell>
          <table:table-cell table:style-name="ce127" table:formula="of:=[.B26]+1" office:value-type="date" office:date-value="2025-11-19" calcext:value-type="date">
            <text:p>19.11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jeudi" calcext:value-type="string">
            <text:p>jeudi</text:p>
          </table:table-cell>
          <table:table-cell table:style-name="ce127" table:formula="of:=[.B27]+1" office:value-type="date" office:date-value="2025-11-20" calcext:value-type="date">
            <text:p>20.11.2025</text:p>
          </table:table-cell>
          <table:table-cell table:style-name="ce91" table:formula="of:=IF(OR(WEEKDAY([.B28])=1;WEEKDAY([.B28])=7);0;[.$A$1])" office:value-type="time" office:time-value="PT08H17M00S" calcext:value-type="time">
            <text:p>08:17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vendredi" calcext:value-type="string">
            <text:p>vendredi</text:p>
          </table:table-cell>
          <table:table-cell table:style-name="ce127" table:formula="of:=[.B28]+1" office:value-type="date" office:date-value="2025-11-21" calcext:value-type="date">
            <text:p>21.11.2025</text:p>
          </table:table-cell>
          <table:table-cell table:style-name="ce91" table:formula="of:=IF(OR(WEEKDAY([.B29])=1;WEEKDAY([.B29])=7);0;[.$A$1])" office:value-type="time" office:time-value="PT08H17M00S" calcext:value-type="time">
            <text:p>08:17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samedi" calcext:value-type="string">
            <text:p>samedi</text:p>
          </table:table-cell>
          <table:table-cell table:style-name="ce127" table:formula="of:=[.B29]+1" office:value-type="date" office:date-value="2025-11-22" calcext:value-type="date">
            <text:p>22.11.2025</text:p>
          </table:table-cell>
          <table:table-cell table:style-name="ce91" table:formula="of:=IF(OR(WEEKDAY([.B30])=1;WEEKDAY([.B30])=7);0;[.$A$1])" office:value-type="time" office:time-value="PT00H00M00S" calcext:value-type="time">
            <text:p>00:00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dimanche" calcext:value-type="string">
            <text:p>dimanche</text:p>
          </table:table-cell>
          <table:table-cell table:style-name="ce127" table:formula="of:=[.B30]+1" office:value-type="date" office:date-value="2025-11-23" calcext:value-type="date">
            <text:p>23.11.2025</text:p>
          </table:table-cell>
          <table:table-cell table:style-name="ce91" table:formula="of:=IF(OR(WEEKDAY([.B31])=1;WEEKDAY([.B31])=7);0;[.$A$1])" office:value-type="time" office:time-value="PT00H00M00S" calcext:value-type="time">
            <text:p>00:00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lundi" calcext:value-type="string">
            <text:p>lundi</text:p>
          </table:table-cell>
          <table:table-cell table:style-name="ce127" table:formula="of:=[.B31]+1" office:value-type="date" office:date-value="2025-11-24" calcext:value-type="date">
            <text:p>24.11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mardi" calcext:value-type="string">
            <text:p>mardi</text:p>
          </table:table-cell>
          <table:table-cell table:style-name="ce127" table:formula="of:=[.B32]+1" office:value-type="date" office:date-value="2025-11-25" calcext:value-type="date">
            <text:p>25.11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mercredi" calcext:value-type="string">
            <text:p>mercredi</text:p>
          </table:table-cell>
          <table:table-cell table:style-name="ce127" table:formula="of:=[.B33]+1" office:value-type="date" office:date-value="2025-11-26" calcext:value-type="date">
            <text:p>26.11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jeudi" calcext:value-type="string">
            <text:p>jeudi</text:p>
          </table:table-cell>
          <table:table-cell table:style-name="ce127" table:formula="of:=[.B34]+1" office:value-type="date" office:date-value="2025-11-27" calcext:value-type="date">
            <text:p>27.11.2025</text:p>
          </table:table-cell>
          <table:table-cell table:style-name="ce91" table:formula="of:=IF(OR(WEEKDAY([.B35])=1;WEEKDAY([.B35])=7);0;[.$A$1])" office:value-type="time" office:time-value="PT08H17M00S" calcext:value-type="time">
            <text:p>08:17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vendredi" calcext:value-type="string">
            <text:p>vendredi</text:p>
          </table:table-cell>
          <table:table-cell table:style-name="ce127" table:formula="of:=[.B35]+1" office:value-type="date" office:date-value="2025-11-28" calcext:value-type="date">
            <text:p>28.11.2025</text:p>
          </table:table-cell>
          <table:table-cell table:style-name="ce91" table:formula="of:=IF(OR(WEEKDAY([.B36])=1;WEEKDAY([.B36])=7);0;[.$A$1])" office:value-type="time" office:time-value="PT08H17M00S" calcext:value-type="time">
            <text:p>08:17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samedi" calcext:value-type="string">
            <text:p>samedi</text:p>
          </table:table-cell>
          <table:table-cell table:style-name="ce127" table:formula="of:=[.B36]+1" office:value-type="date" office:date-value="2025-11-29" calcext:value-type="date">
            <text:p>29.11.2025</text:p>
          </table:table-cell>
          <table:table-cell table:style-name="ce91" table:formula="of:=IF(OR(WEEKDAY([.B37])=1;WEEKDAY([.B37])=7);0;[.$A$1])" office:value-type="time" office:time-value="PT00H00M00S" calcext:value-type="time">
            <text:p>00:00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dimanche" calcext:value-type="string">
            <text:p>dimanche</text:p>
          </table:table-cell>
          <table:table-cell table:style-name="ce127" table:formula="of:=[.B37]+1" office:value-type="date" office:date-value="2025-11-30" calcext:value-type="date">
            <text:p>30.11.2025</text:p>
          </table:table-cell>
          <table:table-cell table:style-name="ce91" table:formula="of:=IF(OR(WEEKDAY([.B38])=1;WEEKDAY([.B38])=7);0;[.$A$1])" office:value-type="time" office:time-value="PT00H00M00S" calcext:value-type="time">
            <text:p>00:00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cembre" table:style-name="ta1" table:print-ranges="décembre.A1:décembre.O39">
        <office:forms form:automatic-focus="false" form:apply-design-mode="false"/>
        <table:table-column table:style-name="co7" table:default-cell-style-name="ce92"/>
        <table:table-column table:style-name="co2" table:default-cell-style-name="ce92"/>
        <table:table-column table:style-name="co3" table:default-cell-style-name="ce92"/>
        <table:table-column table:style-name="co2" table:default-cell-style-name="ce92"/>
        <table:table-column table:style-name="co5" table:default-cell-style-name="ce92"/>
        <table:table-column table:style-name="co28" table:number-columns-repeated="8" table:default-cell-style-name="ce92"/>
        <table:table-column table:style-name="co27" table:number-columns-repeated="2" table:default-cell-style-name="ce92"/>
        <table:table-column table:style-name="co11" table:default-cell-style-name="ce91"/>
        <table:table-column table:style-name="co12" table:number-columns-repeated="10" table:default-cell-style-name="ce91"/>
        <table:table-column table:style-name="co12" table:default-cell-style-name="ce92"/>
        <table:table-column table:style-name="co2" table:number-columns-repeated="229" table:default-cell-style-name="ce92"/>
        <table:table-column table:style-name="co6" table:number-columns-repeated="768" table:default-cell-style-name="ce92"/>
        <table:table-row table:style-name="ro1">
          <table:table-cell table:style-name="ce91" table:formula="of:=[novembre.A1]" office:value-type="time" office:time-value="PT08H17M00S" calcext:value-type="time">
            <text:p>08:17</text:p>
          </table:table-cell>
          <table:table-cell office:value-type="string" calcext:value-type="string">
            <text:p>horaire journalier</text:p>
          </table:table-cell>
          <table:table-cell table:style-name="ce91"/>
          <table:table-cell/>
          <table:table-cell table:style-name="ce101" table:number-columns-repeated="9"/>
          <table:table-cell table:number-columns-repeated="2"/>
          <table:table-cell table:style-name="ce134"/>
          <table:table-cell table:style-name="ce104" table:number-columns-repeated="11"/>
          <table:table-cell table:number-columns-repeated="997"/>
        </table:table-row>
        <table:table-row table:style-name="ro1">
          <table:table-cell table:style-name="ce124" table:formula="of:=[novembre.A2]-[.N8]" office:value-type="float" office:value="25" calcext:value-type="float">
            <text:p>25.0</text:p>
          </table:table-cell>
          <table:table-cell office:value-type="string" calcext:value-type="string">
            <text:p>solde vacanc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office:value-type="time" office:time-value="PT00H00M00S" calcext:value-type="time">
            <text:p>00:00</text:p>
          </table:table-cell>
          <table:table-cell table:style-name="ce102" office:value-type="string" calcext:value-type="string">
            <text:p>nb heures payées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style-name="ce109" table:formula="of:=[novembre.A4]-[.A3]+[.D8]" office:value-type="time" office:time-value="PT25H07M00S" calcext:value-type="time">
            <text:p>25:07</text:p>
          </table:table-cell>
          <table:table-cell table:style-name="ce102" office:value-type="string" calcext:value-type="string">
            <text:p>solde balance</text:p>
          </table:table-cell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1"/>
          <table:table-cell/>
          <table:table-cell table:style-name="ce101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91" office:value-type="string" calcext:value-type="string">
            <text:p>Temps théorique</text:p>
          </table:table-cell>
          <table:table-cell office:value-type="string" calcext:value-type="string">
            <text:p>Balance</text:p>
          </table:table-cell>
          <table:table-cell table:style-name="ce101" office:value-type="string" calcext:value-type="string">
            <text:p>Sold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16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101" office:value-type="string" calcext:value-type="string">
            <text:p>Entrée</text:p>
          </table:table-cell>
          <table:table-cell table:style-name="ce101" office:value-type="string" calcext:value-type="string">
            <text:p>Sortie</text:p>
          </table:table-cell>
          <table:table-cell table:style-name="ce93" office:value-type="string" calcext:value-type="string">
            <text:p>Vacances</text:p>
          </table:table-cell>
          <table:table-cell table:style-name="ce133" office:value-type="string" calcext:value-type="string">
            <text:p>Remarque</text:p>
          </table:table-cell>
          <table:table-cell table:number-columns-repeated="2"/>
          <table:table-cell table:style-name="ce129"/>
          <table:table-cell table:number-columns-repeated="1006"/>
        </table:table-row>
        <table:table-row table:style-name="ro1">
          <table:table-cell table:style-name="ce125" office:value-type="string" calcext:value-type="string">
            <text:p>total</text:p>
          </table:table-cell>
          <table:table-cell table:style-name="ce126"/>
          <table:table-cell table:style-name="ce128"/>
          <table:table-cell table:style-name="ce129" table:formula="of:=SUM([.D9:.D39])" office:value-type="time" office:time-value="PT00H00M00S" calcext:value-type="time">
            <text:p>00:00</text:p>
          </table:table-cell>
          <table:table-cell table:style-name="ce131" table:number-columns-repeated="9"/>
          <table:table-cell table:style-name="ce124" table:formula="of:=SUM([.N9:.N39])" office:value-type="float" office:value="0" calcext:value-type="float">
            <text:p>0.0</text:p>
          </table:table-cell>
          <table:table-cell table:style-name="ce126"/>
          <table:table-cell/>
          <table:table-cell table:style-name="ce129" table:number-columns-repeated="10"/>
          <table:table-cell table:style-name="ce126" table:number-columns-repeated="230"/>
          <table:table-cell table:number-columns-repeated="768"/>
        </table:table-row>
        <table:table-row table:style-name="ro1">
          <table:table-cell table:style-name="ce110" table:formula="of:=TEXT([.B9];&quot;jjjj&quot;)" office:value-type="string" office:string-value="lundi" calcext:value-type="string">
            <text:p>lundi</text:p>
          </table:table-cell>
          <table:table-cell table:style-name="ce127" table:formula="of:=EDATE([novembre.B9];1)" office:value-type="date" office:date-value="2025-12-01" calcext:value-type="date">
            <text:p>01.12.2025</text:p>
          </table:table-cell>
          <table:table-cell table:style-name="ce91" table:formula="of:=IF(OR(WEEKDAY([.B9])=1;WEEKDAY([.B9])=7);0;[.$A$1])" office:value-type="time" office:time-value="PT08H17M00S" calcext:value-type="time">
            <text:p>08:17</text:p>
          </table:table-cell>
          <table:table-cell table:style-name="ce130" table:formula="of:=IF(NOW()&lt;[.B9];0;[.E9]-[.C9])" office:value-type="time" office:time-value="PT00H00M00S" calcext:value-type="time">
            <text:p>00:00</text:p>
          </table:table-cell>
          <table:table-cell table:style-name="ce91" table:formula="of:=[.G9]-[.F9]+[.I9]-[.H9]+[.K9]-[.J9]+[.M9]-[.L9]+[.N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0];&quot;jjjj&quot;)" office:value-type="string" office:string-value="mardi" calcext:value-type="string">
            <text:p>mardi</text:p>
          </table:table-cell>
          <table:table-cell table:style-name="ce127" table:formula="of:=[.B9]+1" office:value-type="date" office:date-value="2025-12-02" calcext:value-type="date">
            <text:p>02.12.2025</text:p>
          </table:table-cell>
          <table:table-cell table:style-name="ce91" table:formula="of:=IF(OR(WEEKDAY([.B10])=1;WEEKDAY([.B10])=7);0;[.$A$1])" office:value-type="time" office:time-value="PT08H17M00S" calcext:value-type="time">
            <text:p>08:17</text:p>
          </table:table-cell>
          <table:table-cell table:style-name="ce130" table:formula="of:=IF(NOW()&lt;[.B10];0;[.E10]-[.C10])" office:value-type="time" office:time-value="PT00H00M00S" calcext:value-type="time">
            <text:p>00:00</text:p>
          </table:table-cell>
          <table:table-cell table:style-name="ce91" table:formula="of:=[.G10]-[.F10]+[.I10]-[.H10]+[.K10]-[.J10]+[.M10]-[.L10]+[.N1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1];&quot;jjjj&quot;)" office:value-type="string" office:string-value="mercredi" calcext:value-type="string">
            <text:p>mercredi</text:p>
          </table:table-cell>
          <table:table-cell table:style-name="ce127" table:formula="of:=[.B10]+1" office:value-type="date" office:date-value="2025-12-03" calcext:value-type="date">
            <text:p>03.12.2025</text:p>
          </table:table-cell>
          <table:table-cell table:style-name="ce91" table:formula="of:=IF(OR(WEEKDAY([.B11])=1;WEEKDAY([.B11])=7);0;[.$A$1])" office:value-type="time" office:time-value="PT08H17M00S" calcext:value-type="time">
            <text:p>08:17</text:p>
          </table:table-cell>
          <table:table-cell table:style-name="ce130" table:formula="of:=IF(NOW()&lt;[.B11];0;[.E11]-[.C11])" office:value-type="time" office:time-value="PT00H00M00S" calcext:value-type="time">
            <text:p>00:00</text:p>
          </table:table-cell>
          <table:table-cell table:style-name="ce91" table:formula="of:=[.G11]-[.F11]+[.I11]-[.H11]+[.K11]-[.J11]+[.M11]-[.L11]+[.N1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2];&quot;jjjj&quot;)" office:value-type="string" office:string-value="jeudi" calcext:value-type="string">
            <text:p>jeudi</text:p>
          </table:table-cell>
          <table:table-cell table:style-name="ce127" table:formula="of:=[.B11]+1" office:value-type="date" office:date-value="2025-12-04" calcext:value-type="date">
            <text:p>04.12.2025</text:p>
          </table:table-cell>
          <table:table-cell table:style-name="ce91" table:formula="of:=IF(OR(WEEKDAY([.B12])=1;WEEKDAY([.B12])=7);0;[.$A$1])" office:value-type="time" office:time-value="PT08H17M00S" calcext:value-type="time">
            <text:p>08:17</text:p>
          </table:table-cell>
          <table:table-cell table:style-name="ce130" table:formula="of:=IF(NOW()&lt;[.B12];0;[.E12]-[.C12])" office:value-type="time" office:time-value="PT00H00M00S" calcext:value-type="time">
            <text:p>00:00</text:p>
          </table:table-cell>
          <table:table-cell table:style-name="ce91" table:formula="of:=[.G12]-[.F12]+[.I12]-[.H12]+[.K12]-[.J12]+[.M12]-[.L12]+[.N1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3];&quot;jjjj&quot;)" office:value-type="string" office:string-value="vendredi" calcext:value-type="string">
            <text:p>vendredi</text:p>
          </table:table-cell>
          <table:table-cell table:style-name="ce127" table:formula="of:=[.B12]+1" office:value-type="date" office:date-value="2025-12-05" calcext:value-type="date">
            <text:p>05.12.2025</text:p>
          </table:table-cell>
          <table:table-cell table:style-name="ce91" table:formula="of:=IF(OR(WEEKDAY([.B13])=1;WEEKDAY([.B13])=7);0;[.$A$1])" office:value-type="time" office:time-value="PT08H17M00S" calcext:value-type="time">
            <text:p>08:17</text:p>
          </table:table-cell>
          <table:table-cell table:style-name="ce130" table:formula="of:=IF(NOW()&lt;[.B13];0;[.E13]-[.C13])" office:value-type="time" office:time-value="PT00H00M00S" calcext:value-type="time">
            <text:p>00:00</text:p>
          </table:table-cell>
          <table:table-cell table:style-name="ce91" table:formula="of:=[.G13]-[.F13]+[.I13]-[.H13]+[.K13]-[.J13]+[.M13]-[.L13]+[.N1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4];&quot;jjjj&quot;)" office:value-type="string" office:string-value="samedi" calcext:value-type="string">
            <text:p>samedi</text:p>
          </table:table-cell>
          <table:table-cell table:style-name="ce127" table:formula="of:=[.B13]+1" office:value-type="date" office:date-value="2025-12-06" calcext:value-type="date">
            <text:p>06.12.2025</text:p>
          </table:table-cell>
          <table:table-cell table:style-name="ce91" table:formula="of:=IF(OR(WEEKDAY([.B14])=1;WEEKDAY([.B14])=7);0;[.$A$1])" office:value-type="time" office:time-value="PT00H00M00S" calcext:value-type="time">
            <text:p>00:00</text:p>
          </table:table-cell>
          <table:table-cell table:style-name="ce130" table:formula="of:=IF(NOW()&lt;[.B14];0;[.E14]-[.C14])" office:value-type="time" office:time-value="PT00H00M00S" calcext:value-type="time">
            <text:p>00:00</text:p>
          </table:table-cell>
          <table:table-cell table:style-name="ce91" table:formula="of:=[.G14]-[.F14]+[.I14]-[.H14]+[.K14]-[.J14]+[.M14]-[.L14]+[.N1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2"/>
          <table:table-cell table:style-name="ce135"/>
          <table:table-cell table:number-columns-repeated="997"/>
        </table:table-row>
        <table:table-row table:style-name="ro1">
          <table:table-cell table:style-name="ce110" table:formula="of:=TEXT([.B15];&quot;jjjj&quot;)" office:value-type="string" office:string-value="dimanche" calcext:value-type="string">
            <text:p>dimanche</text:p>
          </table:table-cell>
          <table:table-cell table:style-name="ce127" table:formula="of:=[.B14]+1" office:value-type="date" office:date-value="2025-12-07" calcext:value-type="date">
            <text:p>07.12.2025</text:p>
          </table:table-cell>
          <table:table-cell table:style-name="ce91" table:formula="of:=IF(OR(WEEKDAY([.B15])=1;WEEKDAY([.B15])=7);0;[.$A$1])" office:value-type="time" office:time-value="PT00H00M00S" calcext:value-type="time">
            <text:p>00:00</text:p>
          </table:table-cell>
          <table:table-cell table:style-name="ce130" table:formula="of:=IF(NOW()&lt;[.B15];0;[.E15]-[.C15])" office:value-type="time" office:time-value="PT00H00M00S" calcext:value-type="time">
            <text:p>00:00</text:p>
          </table:table-cell>
          <table:table-cell table:style-name="ce91" table:formula="of:=[.G15]-[.F15]+[.I15]-[.H15]+[.K15]-[.J15]+[.M15]-[.L15]+[.N1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6];&quot;jjjj&quot;)" office:value-type="string" office:string-value="lundi" calcext:value-type="string">
            <text:p>lundi</text:p>
          </table:table-cell>
          <table:table-cell table:style-name="ce127" table:formula="of:=[.B15]+1" office:value-type="date" office:date-value="2025-12-08" calcext:value-type="date">
            <text:p>08.12.2025</text:p>
          </table:table-cell>
          <table:table-cell table:style-name="ce91" table:formula="of:=IF(OR(WEEKDAY([.B16])=1;WEEKDAY([.B16])=7);0;[.$A$1])" office:value-type="time" office:time-value="PT08H17M00S" calcext:value-type="time">
            <text:p>08:17</text:p>
          </table:table-cell>
          <table:table-cell table:style-name="ce130" table:formula="of:=IF(NOW()&lt;[.B16];0;[.E16]-[.C16])" office:value-type="time" office:time-value="PT00H00M00S" calcext:value-type="time">
            <text:p>00:00</text:p>
          </table:table-cell>
          <table:table-cell table:style-name="ce91" table:formula="of:=[.G16]-[.F16]+[.I16]-[.H16]+[.K16]-[.J16]+[.M16]-[.L16]+[.N1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7];&quot;jjjj&quot;)" office:value-type="string" office:string-value="mardi" calcext:value-type="string">
            <text:p>mardi</text:p>
          </table:table-cell>
          <table:table-cell table:style-name="ce127" table:formula="of:=[.B16]+1" office:value-type="date" office:date-value="2025-12-09" calcext:value-type="date">
            <text:p>09.12.2025</text:p>
          </table:table-cell>
          <table:table-cell table:style-name="ce91" table:formula="of:=IF(OR(WEEKDAY([.B17])=1;WEEKDAY([.B17])=7);0;[.$A$1])" office:value-type="time" office:time-value="PT08H17M00S" calcext:value-type="time">
            <text:p>08:17</text:p>
          </table:table-cell>
          <table:table-cell table:style-name="ce130" table:formula="of:=IF(NOW()&lt;[.B17];0;[.E17]-[.C17])" office:value-type="time" office:time-value="PT00H00M00S" calcext:value-type="time">
            <text:p>00:00</text:p>
          </table:table-cell>
          <table:table-cell table:style-name="ce91" table:formula="of:=[.G17]-[.F17]+[.I17]-[.H17]+[.K17]-[.J17]+[.M17]-[.L17]+[.N1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8];&quot;jjjj&quot;)" office:value-type="string" office:string-value="mercredi" calcext:value-type="string">
            <text:p>mercredi</text:p>
          </table:table-cell>
          <table:table-cell table:style-name="ce127" table:formula="of:=[.B17]+1" office:value-type="date" office:date-value="2025-12-10" calcext:value-type="date">
            <text:p>10.12.2025</text:p>
          </table:table-cell>
          <table:table-cell table:style-name="ce91" table:formula="of:=IF(OR(WEEKDAY([.B18])=1;WEEKDAY([.B18])=7);0;[.$A$1])" office:value-type="time" office:time-value="PT08H17M00S" calcext:value-type="time">
            <text:p>08:17</text:p>
          </table:table-cell>
          <table:table-cell table:style-name="ce130" table:formula="of:=IF(NOW()&lt;[.B18];0;[.E18]-[.C18])" office:value-type="time" office:time-value="PT00H00M00S" calcext:value-type="time">
            <text:p>00:00</text:p>
          </table:table-cell>
          <table:table-cell table:style-name="ce91" table:formula="of:=[.G18]-[.F18]+[.I18]-[.H18]+[.K18]-[.J18]+[.M18]-[.L18]+[.N1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19];&quot;jjjj&quot;)" office:value-type="string" office:string-value="jeudi" calcext:value-type="string">
            <text:p>jeudi</text:p>
          </table:table-cell>
          <table:table-cell table:style-name="ce127" table:formula="of:=[.B18]+1" office:value-type="date" office:date-value="2025-12-11" calcext:value-type="date">
            <text:p>11.12.2025</text:p>
          </table:table-cell>
          <table:table-cell table:style-name="ce91" table:formula="of:=IF(OR(WEEKDAY([.B19])=1;WEEKDAY([.B19])=7);0;[.$A$1])" office:value-type="time" office:time-value="PT08H17M00S" calcext:value-type="time">
            <text:p>08:17</text:p>
          </table:table-cell>
          <table:table-cell table:style-name="ce130" table:formula="of:=IF(NOW()&lt;[.B19];0;[.E19]-[.C19])" office:value-type="time" office:time-value="PT00H00M00S" calcext:value-type="time">
            <text:p>00:00</text:p>
          </table:table-cell>
          <table:table-cell table:style-name="ce91" table:formula="of:=[.G19]-[.F19]+[.I19]-[.H19]+[.K19]-[.J19]+[.M19]-[.L19]+[.N1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0];&quot;jjjj&quot;)" office:value-type="string" office:string-value="vendredi" calcext:value-type="string">
            <text:p>vendredi</text:p>
          </table:table-cell>
          <table:table-cell table:style-name="ce127" table:formula="of:=[.B19]+1" office:value-type="date" office:date-value="2025-12-12" calcext:value-type="date">
            <text:p>12.12.2025</text:p>
          </table:table-cell>
          <table:table-cell table:style-name="ce91" table:formula="of:=IF(OR(WEEKDAY([.B20])=1;WEEKDAY([.B20])=7);0;[.$A$1])" office:value-type="time" office:time-value="PT08H17M00S" calcext:value-type="time">
            <text:p>08:17</text:p>
          </table:table-cell>
          <table:table-cell table:style-name="ce130" table:formula="of:=IF(NOW()&lt;[.B20];0;[.E20]-[.C20])" office:value-type="time" office:time-value="PT00H00M00S" calcext:value-type="time">
            <text:p>00:00</text:p>
          </table:table-cell>
          <table:table-cell table:style-name="ce91" table:formula="of:=[.G20]-[.F20]+[.I20]-[.H20]+[.K20]-[.J20]+[.M20]-[.L20]+[.N2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1];&quot;jjjj&quot;)" office:value-type="string" office:string-value="samedi" calcext:value-type="string">
            <text:p>samedi</text:p>
          </table:table-cell>
          <table:table-cell table:style-name="ce127" table:formula="of:=[.B20]+1" office:value-type="date" office:date-value="2025-12-13" calcext:value-type="date">
            <text:p>13.12.2025</text:p>
          </table:table-cell>
          <table:table-cell table:style-name="ce91" table:formula="of:=IF(OR(WEEKDAY([.B21])=1;WEEKDAY([.B21])=7);0;[.$A$1])" office:value-type="time" office:time-value="PT00H00M00S" calcext:value-type="time">
            <text:p>00:00</text:p>
          </table:table-cell>
          <table:table-cell table:style-name="ce130" table:formula="of:=IF(NOW()&lt;[.B21];0;[.E21]-[.C21])" office:value-type="time" office:time-value="PT00H00M00S" calcext:value-type="time">
            <text:p>00:00</text:p>
          </table:table-cell>
          <table:table-cell table:style-name="ce91" table:formula="of:=[.G21]-[.F21]+[.I21]-[.H21]+[.K21]-[.J21]+[.M21]-[.L21]+[.N2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2];&quot;jjjj&quot;)" office:value-type="string" office:string-value="dimanche" calcext:value-type="string">
            <text:p>dimanche</text:p>
          </table:table-cell>
          <table:table-cell table:style-name="ce127" table:formula="of:=[.B21]+1" office:value-type="date" office:date-value="2025-12-14" calcext:value-type="date">
            <text:p>14.12.2025</text:p>
          </table:table-cell>
          <table:table-cell table:style-name="ce91" table:formula="of:=IF(OR(WEEKDAY([.B22])=1;WEEKDAY([.B22])=7);0;[.$A$1])" office:value-type="time" office:time-value="PT00H00M00S" calcext:value-type="time">
            <text:p>00:00</text:p>
          </table:table-cell>
          <table:table-cell table:style-name="ce130" table:formula="of:=IF(NOW()&lt;[.B22];0;[.E22]-[.C22])" office:value-type="time" office:time-value="PT00H00M00S" calcext:value-type="time">
            <text:p>00:00</text:p>
          </table:table-cell>
          <table:table-cell table:style-name="ce91" table:formula="of:=[.G22]-[.F22]+[.I22]-[.H22]+[.K22]-[.J22]+[.M22]-[.L22]+[.N2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3];&quot;jjjj&quot;)" office:value-type="string" office:string-value="lundi" calcext:value-type="string">
            <text:p>lundi</text:p>
          </table:table-cell>
          <table:table-cell table:style-name="ce127" table:formula="of:=[.B22]+1" office:value-type="date" office:date-value="2025-12-15" calcext:value-type="date">
            <text:p>15.12.2025</text:p>
          </table:table-cell>
          <table:table-cell table:style-name="ce91" table:formula="of:=IF(OR(WEEKDAY([.B23])=1;WEEKDAY([.B23])=7);0;[.$A$1])" office:value-type="time" office:time-value="PT08H17M00S" calcext:value-type="time">
            <text:p>08:17</text:p>
          </table:table-cell>
          <table:table-cell table:style-name="ce130" table:formula="of:=IF(NOW()&lt;[.B23];0;[.E23]-[.C23])" office:value-type="time" office:time-value="PT00H00M00S" calcext:value-type="time">
            <text:p>00:00</text:p>
          </table:table-cell>
          <table:table-cell table:style-name="ce91" table:formula="of:=[.G23]-[.F23]+[.I23]-[.H23]+[.K23]-[.J23]+[.M23]-[.L23]+[.N2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4];&quot;jjjj&quot;)" office:value-type="string" office:string-value="mardi" calcext:value-type="string">
            <text:p>mardi</text:p>
          </table:table-cell>
          <table:table-cell table:style-name="ce127" table:formula="of:=[.B23]+1" office:value-type="date" office:date-value="2025-12-16" calcext:value-type="date">
            <text:p>16.12.2025</text:p>
          </table:table-cell>
          <table:table-cell table:style-name="ce91" table:formula="of:=IF(OR(WEEKDAY([.B24])=1;WEEKDAY([.B24])=7);0;[.$A$1])" office:value-type="time" office:time-value="PT08H17M00S" calcext:value-type="time">
            <text:p>08:17</text:p>
          </table:table-cell>
          <table:table-cell table:style-name="ce130" table:formula="of:=IF(NOW()&lt;[.B24];0;[.E24]-[.C24])" office:value-type="time" office:time-value="PT00H00M00S" calcext:value-type="time">
            <text:p>00:00</text:p>
          </table:table-cell>
          <table:table-cell table:style-name="ce91" table:formula="of:=[.G24]-[.F24]+[.I24]-[.H24]+[.K24]-[.J24]+[.M24]-[.L24]+[.N2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5];&quot;jjjj&quot;)" office:value-type="string" office:string-value="mercredi" calcext:value-type="string">
            <text:p>mercredi</text:p>
          </table:table-cell>
          <table:table-cell table:style-name="ce127" table:formula="of:=[.B24]+1" office:value-type="date" office:date-value="2025-12-17" calcext:value-type="date">
            <text:p>17.12.2025</text:p>
          </table:table-cell>
          <table:table-cell table:style-name="ce91" table:formula="of:=IF(OR(WEEKDAY([.B25])=1;WEEKDAY([.B25])=7);0;[.$A$1])" office:value-type="time" office:time-value="PT08H17M00S" calcext:value-type="time">
            <text:p>08:17</text:p>
          </table:table-cell>
          <table:table-cell table:style-name="ce130" table:formula="of:=IF(NOW()&lt;[.B25];0;[.E25]-[.C25])" office:value-type="time" office:time-value="PT00H00M00S" calcext:value-type="time">
            <text:p>00:00</text:p>
          </table:table-cell>
          <table:table-cell table:style-name="ce91" table:formula="of:=[.G25]-[.F25]+[.I25]-[.H25]+[.K25]-[.J25]+[.M25]-[.L25]+[.N2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6];&quot;jjjj&quot;)" office:value-type="string" office:string-value="jeudi" calcext:value-type="string">
            <text:p>jeudi</text:p>
          </table:table-cell>
          <table:table-cell table:style-name="ce127" table:formula="of:=[.B25]+1" office:value-type="date" office:date-value="2025-12-18" calcext:value-type="date">
            <text:p>18.12.2025</text:p>
          </table:table-cell>
          <table:table-cell table:style-name="ce91" table:formula="of:=IF(OR(WEEKDAY([.B26])=1;WEEKDAY([.B26])=7);0;[.$A$1])" office:value-type="time" office:time-value="PT08H17M00S" calcext:value-type="time">
            <text:p>08:17</text:p>
          </table:table-cell>
          <table:table-cell table:style-name="ce130" table:formula="of:=IF(NOW()&lt;[.B26];0;[.E26]-[.C26])" office:value-type="time" office:time-value="PT00H00M00S" calcext:value-type="time">
            <text:p>00:00</text:p>
          </table:table-cell>
          <table:table-cell table:style-name="ce91" table:formula="of:=[.G26]-[.F26]+[.I26]-[.H26]+[.K26]-[.J26]+[.M26]-[.L26]+[.N2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7];&quot;jjjj&quot;)" office:value-type="string" office:string-value="vendredi" calcext:value-type="string">
            <text:p>vendredi</text:p>
          </table:table-cell>
          <table:table-cell table:style-name="ce127" table:formula="of:=[.B26]+1" office:value-type="date" office:date-value="2025-12-19" calcext:value-type="date">
            <text:p>19.12.2025</text:p>
          </table:table-cell>
          <table:table-cell table:style-name="ce91" table:formula="of:=IF(OR(WEEKDAY([.B27])=1;WEEKDAY([.B27])=7);0;[.$A$1])" office:value-type="time" office:time-value="PT08H17M00S" calcext:value-type="time">
            <text:p>08:17</text:p>
          </table:table-cell>
          <table:table-cell table:style-name="ce130" table:formula="of:=IF(NOW()&lt;[.B27];0;[.E27]-[.C27])" office:value-type="time" office:time-value="PT00H00M00S" calcext:value-type="time">
            <text:p>00:00</text:p>
          </table:table-cell>
          <table:table-cell table:style-name="ce91" table:formula="of:=[.G27]-[.F27]+[.I27]-[.H27]+[.K27]-[.J27]+[.M27]-[.L27]+[.N2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8];&quot;jjjj&quot;)" office:value-type="string" office:string-value="samedi" calcext:value-type="string">
            <text:p>samedi</text:p>
          </table:table-cell>
          <table:table-cell table:style-name="ce127" table:formula="of:=[.B27]+1" office:value-type="date" office:date-value="2025-12-20" calcext:value-type="date">
            <text:p>20.12.2025</text:p>
          </table:table-cell>
          <table:table-cell table:style-name="ce91" table:formula="of:=IF(OR(WEEKDAY([.B28])=1;WEEKDAY([.B28])=7);0;[.$A$1])" office:value-type="time" office:time-value="PT00H00M00S" calcext:value-type="time">
            <text:p>00:00</text:p>
          </table:table-cell>
          <table:table-cell table:style-name="ce130" table:formula="of:=IF(NOW()&lt;[.B28];0;[.E28]-[.C28])" office:value-type="time" office:time-value="PT00H00M00S" calcext:value-type="time">
            <text:p>00:00</text:p>
          </table:table-cell>
          <table:table-cell table:style-name="ce91" table:formula="of:=[.G28]-[.F28]+[.I28]-[.H28]+[.K28]-[.J28]+[.M28]-[.L28]+[.N2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29];&quot;jjjj&quot;)" office:value-type="string" office:string-value="dimanche" calcext:value-type="string">
            <text:p>dimanche</text:p>
          </table:table-cell>
          <table:table-cell table:style-name="ce127" table:formula="of:=[.B28]+1" office:value-type="date" office:date-value="2025-12-21" calcext:value-type="date">
            <text:p>21.12.2025</text:p>
          </table:table-cell>
          <table:table-cell table:style-name="ce91" table:formula="of:=IF(OR(WEEKDAY([.B29])=1;WEEKDAY([.B29])=7);0;[.$A$1])" office:value-type="time" office:time-value="PT00H00M00S" calcext:value-type="time">
            <text:p>00:00</text:p>
          </table:table-cell>
          <table:table-cell table:style-name="ce130" table:formula="of:=IF(NOW()&lt;[.B29];0;[.E29]-[.C29])" office:value-type="time" office:time-value="PT00H00M00S" calcext:value-type="time">
            <text:p>00:00</text:p>
          </table:table-cell>
          <table:table-cell table:style-name="ce91" table:formula="of:=[.G29]-[.F29]+[.I29]-[.H29]+[.K29]-[.J29]+[.M29]-[.L29]+[.N2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0];&quot;jjjj&quot;)" office:value-type="string" office:string-value="lundi" calcext:value-type="string">
            <text:p>lundi</text:p>
          </table:table-cell>
          <table:table-cell table:style-name="ce127" table:formula="of:=[.B29]+1" office:value-type="date" office:date-value="2025-12-22" calcext:value-type="date">
            <text:p>22.12.2025</text:p>
          </table:table-cell>
          <table:table-cell table:style-name="ce91" table:formula="of:=IF(OR(WEEKDAY([.B30])=1;WEEKDAY([.B30])=7);0;[.$A$1])" office:value-type="time" office:time-value="PT08H17M00S" calcext:value-type="time">
            <text:p>08:17</text:p>
          </table:table-cell>
          <table:table-cell table:style-name="ce130" table:formula="of:=IF(NOW()&lt;[.B30];0;[.E30]-[.C30])" office:value-type="time" office:time-value="PT00H00M00S" calcext:value-type="time">
            <text:p>00:00</text:p>
          </table:table-cell>
          <table:table-cell table:style-name="ce91" table:formula="of:=[.G30]-[.F30]+[.I30]-[.H30]+[.K30]-[.J30]+[.M30]-[.L30]+[.N30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1];&quot;jjjj&quot;)" office:value-type="string" office:string-value="mardi" calcext:value-type="string">
            <text:p>mardi</text:p>
          </table:table-cell>
          <table:table-cell table:style-name="ce127" table:formula="of:=[.B30]+1" office:value-type="date" office:date-value="2025-12-23" calcext:value-type="date">
            <text:p>23.12.2025</text:p>
          </table:table-cell>
          <table:table-cell table:style-name="ce91" table:formula="of:=IF(OR(WEEKDAY([.B31])=1;WEEKDAY([.B31])=7);0;[.$A$1])" office:value-type="time" office:time-value="PT08H17M00S" calcext:value-type="time">
            <text:p>08:17</text:p>
          </table:table-cell>
          <table:table-cell table:style-name="ce130" table:formula="of:=IF(NOW()&lt;[.B31];0;[.E31]-[.C31])" office:value-type="time" office:time-value="PT00H00M00S" calcext:value-type="time">
            <text:p>00:00</text:p>
          </table:table-cell>
          <table:table-cell table:style-name="ce91" table:formula="of:=[.G31]-[.F31]+[.I31]-[.H31]+[.K31]-[.J31]+[.M31]-[.L31]+[.N31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2];&quot;jjjj&quot;)" office:value-type="string" office:string-value="mercredi" calcext:value-type="string">
            <text:p>mercredi</text:p>
          </table:table-cell>
          <table:table-cell table:style-name="ce127" table:formula="of:=[.B31]+1" office:value-type="date" office:date-value="2025-12-24" calcext:value-type="date">
            <text:p>24.12.2025</text:p>
          </table:table-cell>
          <table:table-cell table:style-name="ce91" table:formula="of:=IF(OR(WEEKDAY([.B32])=1;WEEKDAY([.B32])=7);0;[.$A$1])" office:value-type="time" office:time-value="PT08H17M00S" calcext:value-type="time">
            <text:p>08:17</text:p>
          </table:table-cell>
          <table:table-cell table:style-name="ce130" table:formula="of:=IF(NOW()&lt;[.B32];0;[.E32]-[.C32])" office:value-type="time" office:time-value="PT00H00M00S" calcext:value-type="time">
            <text:p>00:00</text:p>
          </table:table-cell>
          <table:table-cell table:style-name="ce91" table:formula="of:=[.G32]-[.F32]+[.I32]-[.H32]+[.K32]-[.J32]+[.M32]-[.L32]+[.N32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3];&quot;jjjj&quot;)" office:value-type="string" office:string-value="jeudi" calcext:value-type="string">
            <text:p>jeudi</text:p>
          </table:table-cell>
          <table:table-cell table:style-name="ce127" table:formula="of:=[.B32]+1" office:value-type="date" office:date-value="2025-12-25" calcext:value-type="date">
            <text:p>25.12.2025</text:p>
          </table:table-cell>
          <table:table-cell table:style-name="ce91" table:formula="of:=IF(OR(WEEKDAY([.B33])=1;WEEKDAY([.B33])=7);0;[.$A$1])" office:value-type="time" office:time-value="PT08H17M00S" calcext:value-type="time">
            <text:p>08:17</text:p>
          </table:table-cell>
          <table:table-cell table:style-name="ce130" table:formula="of:=IF(NOW()&lt;[.B33];0;[.E33]-[.C33])" office:value-type="time" office:time-value="PT00H00M00S" calcext:value-type="time">
            <text:p>00:00</text:p>
          </table:table-cell>
          <table:table-cell table:style-name="ce91" table:formula="of:=[.G33]-[.F33]+[.I33]-[.H33]+[.K33]-[.J33]+[.M33]-[.L33]+[.N33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4];&quot;jjjj&quot;)" office:value-type="string" office:string-value="vendredi" calcext:value-type="string">
            <text:p>vendredi</text:p>
          </table:table-cell>
          <table:table-cell table:style-name="ce127" table:formula="of:=[.B33]+1" office:value-type="date" office:date-value="2025-12-26" calcext:value-type="date">
            <text:p>26.12.2025</text:p>
          </table:table-cell>
          <table:table-cell table:style-name="ce91" table:formula="of:=IF(OR(WEEKDAY([.B34])=1;WEEKDAY([.B34])=7);0;[.$A$1])" office:value-type="time" office:time-value="PT08H17M00S" calcext:value-type="time">
            <text:p>08:17</text:p>
          </table:table-cell>
          <table:table-cell table:style-name="ce130" table:formula="of:=IF(NOW()&lt;[.B34];0;[.E34]-[.C34])" office:value-type="time" office:time-value="PT00H00M00S" calcext:value-type="time">
            <text:p>00:00</text:p>
          </table:table-cell>
          <table:table-cell table:style-name="ce91" table:formula="of:=[.G34]-[.F34]+[.I34]-[.H34]+[.K34]-[.J34]+[.M34]-[.L34]+[.N34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5];&quot;jjjj&quot;)" office:value-type="string" office:string-value="samedi" calcext:value-type="string">
            <text:p>samedi</text:p>
          </table:table-cell>
          <table:table-cell table:style-name="ce127" table:formula="of:=[.B34]+1" office:value-type="date" office:date-value="2025-12-27" calcext:value-type="date">
            <text:p>27.12.2025</text:p>
          </table:table-cell>
          <table:table-cell table:style-name="ce91" table:formula="of:=IF(OR(WEEKDAY([.B35])=1;WEEKDAY([.B35])=7);0;[.$A$1])" office:value-type="time" office:time-value="PT00H00M00S" calcext:value-type="time">
            <text:p>00:00</text:p>
          </table:table-cell>
          <table:table-cell table:style-name="ce130" table:formula="of:=IF(NOW()&lt;[.B35];0;[.E35]-[.C35])" office:value-type="time" office:time-value="PT00H00M00S" calcext:value-type="time">
            <text:p>00:00</text:p>
          </table:table-cell>
          <table:table-cell table:style-name="ce91" table:formula="of:=[.G35]-[.F35]+[.I35]-[.H35]+[.K35]-[.J35]+[.M35]-[.L35]+[.N35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6];&quot;jjjj&quot;)" office:value-type="string" office:string-value="dimanche" calcext:value-type="string">
            <text:p>dimanche</text:p>
          </table:table-cell>
          <table:table-cell table:style-name="ce127" table:formula="of:=[.B35]+1" office:value-type="date" office:date-value="2025-12-28" calcext:value-type="date">
            <text:p>28.12.2025</text:p>
          </table:table-cell>
          <table:table-cell table:style-name="ce91" table:formula="of:=IF(OR(WEEKDAY([.B36])=1;WEEKDAY([.B36])=7);0;[.$A$1])" office:value-type="time" office:time-value="PT00H00M00S" calcext:value-type="time">
            <text:p>00:00</text:p>
          </table:table-cell>
          <table:table-cell table:style-name="ce130" table:formula="of:=IF(NOW()&lt;[.B36];0;[.E36]-[.C36])" office:value-type="time" office:time-value="PT00H00M00S" calcext:value-type="time">
            <text:p>00:00</text:p>
          </table:table-cell>
          <table:table-cell table:style-name="ce91" table:formula="of:=[.G36]-[.F36]+[.I36]-[.H36]+[.K36]-[.J36]+[.M36]-[.L36]+[.N36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7];&quot;jjjj&quot;)" office:value-type="string" office:string-value="lundi" calcext:value-type="string">
            <text:p>lundi</text:p>
          </table:table-cell>
          <table:table-cell table:style-name="ce127" table:formula="of:=[.B36]+1" office:value-type="date" office:date-value="2025-12-29" calcext:value-type="date">
            <text:p>29.12.2025</text:p>
          </table:table-cell>
          <table:table-cell table:style-name="ce91" table:formula="of:=IF(OR(WEEKDAY([.B37])=1;WEEKDAY([.B37])=7);0;[.$A$1])" office:value-type="time" office:time-value="PT08H17M00S" calcext:value-type="time">
            <text:p>08:17</text:p>
          </table:table-cell>
          <table:table-cell table:style-name="ce130" table:formula="of:=IF(NOW()&lt;[.B37];0;[.E37]-[.C37])" office:value-type="time" office:time-value="PT00H00M00S" calcext:value-type="time">
            <text:p>00:00</text:p>
          </table:table-cell>
          <table:table-cell table:style-name="ce91" table:formula="of:=[.G37]-[.F37]+[.I37]-[.H37]+[.K37]-[.J37]+[.M37]-[.L37]+[.N37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8];&quot;jjjj&quot;)" office:value-type="string" office:string-value="mardi" calcext:value-type="string">
            <text:p>mardi</text:p>
          </table:table-cell>
          <table:table-cell table:style-name="ce127" table:formula="of:=[.B37]+1" office:value-type="date" office:date-value="2025-12-30" calcext:value-type="date">
            <text:p>30.12.2025</text:p>
          </table:table-cell>
          <table:table-cell table:style-name="ce91" table:formula="of:=IF(OR(WEEKDAY([.B38])=1;WEEKDAY([.B38])=7);0;[.$A$1])" office:value-type="time" office:time-value="PT08H17M00S" calcext:value-type="time">
            <text:p>08:17</text:p>
          </table:table-cell>
          <table:table-cell table:style-name="ce130" table:formula="of:=IF(NOW()&lt;[.B38];0;[.E38]-[.C38])" office:value-type="time" office:time-value="PT00H00M00S" calcext:value-type="time">
            <text:p>00:00</text:p>
          </table:table-cell>
          <table:table-cell table:style-name="ce91" table:formula="of:=[.G38]-[.F38]+[.I38]-[.H38]+[.K38]-[.J38]+[.M38]-[.L38]+[.N38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110" table:formula="of:=TEXT([.B39];&quot;jjjj&quot;)" office:value-type="string" office:string-value="mercredi" calcext:value-type="string">
            <text:p>mercredi</text:p>
          </table:table-cell>
          <table:table-cell table:style-name="ce127" table:formula="of:=[.B38]+1" office:value-type="date" office:date-value="2025-12-31" calcext:value-type="date">
            <text:p>31.12.2025</text:p>
          </table:table-cell>
          <table:table-cell table:style-name="ce91" table:formula="of:=IF(OR(WEEKDAY([.B39])=1;WEEKDAY([.B39])=7);0;[.$A$1])" office:value-type="time" office:time-value="PT08H17M00S" calcext:value-type="time">
            <text:p>08:17</text:p>
          </table:table-cell>
          <table:table-cell table:style-name="ce130" table:formula="of:=IF(NOW()&lt;[.B39];0;[.E39]-[.C39])" office:value-type="time" office:time-value="PT00H00M00S" calcext:value-type="time">
            <text:p>00:00</text:p>
          </table:table-cell>
          <table:table-cell table:style-name="ce91" table:formula="of:=[.G39]-[.F39]+[.I39]-[.H39]+[.K39]-[.J39]+[.M39]-[.L39]+[.N39]*[.$A$1]" office:value-type="time" office:time-value="PT00H00M00S" calcext:value-type="time">
            <text:p>00:00</text:p>
          </table:table-cell>
          <table:table-cell table:style-name="ce91" table:number-columns-repeated="8"/>
          <table:table-cell table:style-name="ce132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1"/>
          <table:table-cell table:style-name="ce105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5492">
          <table:table-cell table:number-columns-repeated="2"/>
          <table:table-cell table:style-name="ce91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SFr.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SFr. 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7P0" style:volatile="true">
      <number:text>Vrai</number:text>
    </number:number-style>
    <number:number-style style:name="N147P1" style:volatile="true">
      <number:text>Vrai</number:text>
    </number:number-style>
    <number:number-style style:name="N147">
      <number:text>Faux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f</number:text>
    </number:number-style>
    <number:number-style style:name="N149P1" style:volatile="true">
      <number:text>Actif</number:text>
    </number:number-style>
    <number:number-style style:name="N149">
      <number:text>Inactif</number:text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 number:style="long"/>
      <number:text>:</number:text>
      <number:minutes number:style="long"/>
    </number:time-style>
    <number:number-style style:name="N151">
      <number:number number:decimal-places="1" number:min-decimal-places="1" number:min-integer-digits="1"/>
    </number:number-style>
    <number:number-style style:name="N152">
      <number:number number:decimal-places="3" number:min-decimal-places="3" number:min-integer-digits="1"/>
    </number:number-style>
    <number:number-style style:name="N154P0" style:volatile="true">
      <number:number number:decimal-places="0" number:min-decimal-places="0" number:min-integer-digits="1" number:grouping="true"/>
      <number:text> F</number:text>
    </number:number-style>
    <number:number-style style:name="N154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F</number:text>
    </number:number-style>
    <number:number-style style:name="N15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8P0"/>
    </number:number-style>
    <number:number-style style:name="N162P0" style:volatile="true">
      <number:number number:decimal-places="0" number:min-decimal-places="0" number:min-integer-digits="1" number:grouping="true"/>
      <number:text> F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62P2" style:volatile="true">
      <number:text> - F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0P2" style:volatile="true">
      <number:text>-</number:text>
      <number:number number:decimal-places="0" number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8" number:min-decimal-places="8" number:min-integer-digits="1"/>
    </number:number-style>
    <number:number-style style:name="N176">
      <number:number number:decimal-places="9" number:min-decimal-places="9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7" number:min-decimal-places="7" number:min-integer-digits="1"/>
    </number:number-style>
    <number:number-style style:name="N180">
      <number:number number:decimal-places="6" number:min-decimal-places="6" number:min-integer-digits="1"/>
    </number:number-style>
    <number:number-style style:name="N181">
      <number:number number:decimal-places="5" number:min-decimal-places="5" number:min-integer-digits="1"/>
    </number:number-style>
    <number:number-style style:name="N182">
      <number:number number:decimal-places="4" number:min-decimal-places="4" number:min-integer-digits="1"/>
    </number:number-style>
    <number:time-style style:name="N183">
      <number:hours/>
      <number:text>:</number:text>
      <number:minutes number:style="long"/>
    </number:time-style>
    <number:date-style style:name="N184">
      <number:day number:style="long"/>
      <number:text>.</number:text>
      <number:month number:style="long" number:textual="true"/>
    </number:date-style>
    <number:date-style style:name="N185">
      <number:day number:style="long"/>
      <number:text> </number:text>
      <number:month number:style="long" number:textual="true"/>
    </number:date-style>
    <number:date-style style:name="N186">
      <number:day/>
      <number:text> </number:text>
      <number:month number:style="long" number:textual="true"/>
    </number:date-style>
    <number:time-style style:name="N187">
      <number:minutes number:style="long"/>
      <number:text>:</number:text>
      <number:seconds number:style="long"/>
      <number:text>.</number:text>
    </number:time-style>
    <number:date-style style:name="N10114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5" number:language="fr" number:country="CH">
      <number:month number:textual="true"/>
      <number:text>.</number:text>
      <number:year/>
    </number:date-style>
    <number:time-style style:name="N10116" number:language="fr" number:country="CH">
      <number:hours/>
      <number:text>:</number:text>
      <number:minutes number:style="long"/>
      <number:text> </number:text>
      <number:am-pm/>
    </number:time-style>
    <number:time-style style:name="N10117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cm" fo:margin-left="1.9cm" fo:margin-right="1.9cm" style:first-page-number="continue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 style:data-style-name="N2" text:time-value="16:27:56.4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>
        <text:p><text:title>???</text:title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jc</meta:initial-creator>
    <meta:creation-date>2005-11-02T16:58:42</meta:creation-date>
    <dc:date>2025-02-23T16:28:39.212000000</dc:date>
    <dc:language>fr-FR</dc:language>
    <meta:editing-cycles>876</meta:editing-cycles>
    <meta:editing-duration>P87DT21H40M36S</meta:editing-duration>
    <meta:document-statistic meta:table-count="13" meta:cell-count="2627" meta:object-count="0"/>
    <meta:user-defined meta:name="Info 1"/>
    <meta:user-defined meta:name="Info 2"/>
    <meta:user-defined meta:name="Info 3"/>
    <meta:user-defined meta:name="Info 4"/>
  </office:meta>
</office:document-meta>
</file>